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0.01">
            <text:p>0,01</text:p>
          </table:table-cell>
          <table:table-cell/>
          <table:table-cell table:style-name="ce1"/>
          <table:table-cell table:number-columns-repeated="2"/>
          <table:table-cell table:formula="of:=1/(([.A1]-[.$B$2])*([.A1]-[.$B$2])+[.$B$4])" office:value-type="float" office:value="0.0169663777292539">
            <text:p>0,0169663777</text:p>
          </table:table-cell>
          <table:table-cell table:number-columns-repeated="3"/>
        </table:table-row>
        <table:table-row table:style-name="ro1">
          <table:table-cell office:value-type="float" office:value="0.02">
            <text:p>0,02</text:p>
          </table:table-cell>
          <table:table-cell office:value-type="float" office:value="3">
            <text:p>3</text:p>
          </table:table-cell>
          <table:table-cell table:style-name="ce1"/>
          <table:table-cell table:number-columns-repeated="2"/>
          <table:table-cell table:formula="of:=1/(([.A2]-[.$B$2])*([.A2]-[.$B$2])+[.$B$4])" office:value-type="float" office:value="0.0169835802745905">
            <text:p>0,0169835803</text:p>
          </table:table-cell>
          <table:table-cell table:number-columns-repeated="3"/>
        </table:table-row>
        <table:table-row table:style-name="ro1">
          <table:table-cell office:value-type="float" office:value="0.03">
            <text:p>0,03</text:p>
          </table:table-cell>
          <table:table-cell office:value-type="string">
            <text:p>lambda</text:p>
          </table:table-cell>
          <table:table-cell table:style-name="ce1"/>
          <table:table-cell table:number-columns-repeated="2"/>
          <table:table-cell table:formula="of:=1/(([.A3]-[.$B$2])*([.A3]-[.$B$2])+[.$B$4])" office:value-type="float" office:value="0.017000759933969">
            <text:p>0,0170007599</text:p>
          </table:table-cell>
          <table:table-cell table:number-columns-repeated="3"/>
        </table:table-row>
        <table:table-row table:style-name="ro1">
          <table:table-cell office:value-type="float" office:value="0.04">
            <text:p>0,04</text:p>
          </table:table-cell>
          <table:table-cell office:value-type="float" office:value="50">
            <text:p>50</text:p>
          </table:table-cell>
          <table:table-cell table:number-columns-repeated="3"/>
          <table:table-cell table:formula="of:=1/(([.A4]-[.$B$2])*([.A4]-[.$B$2])+[.$B$4])" office:value-type="float" office:value="0.0170179164624517">
            <text:p>0,0170179165</text:p>
          </table:table-cell>
          <table:table-cell table:number-columns-repeated="2"/>
          <table:table-cell>
            <draw:frame table:end-cell-address="Tabelle1.P24" table:end-x="0.251cm" table:end-y="0.293cm" draw:z-index="0" draw:style-name="gr1" draw:text-style-name="P1" svg:width="15.974cm" svg:height="9.006cm" svg:x="0.083cm" svg:y="0.32cm">
              <draw:object draw:notify-on-update-of-ranges="Tabelle1.F1:Tabelle1.F6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5">
            <text:p>0,05</text:p>
          </table:table-cell>
          <table:table-cell table:number-columns-repeated="4"/>
          <table:table-cell table:formula="of:=1/(([.A5]-[.$B$2])*([.A5]-[.$B$2])+[.$B$4])" office:value-type="float" office:value="0.017035049614582">
            <text:p>0,0170350496</text:p>
          </table:table-cell>
          <table:table-cell table:number-columns-repeated="3"/>
        </table:table-row>
        <table:table-row table:style-name="ro1">
          <table:table-cell office:value-type="float" office:value="0.06">
            <text:p>0,06</text:p>
          </table:table-cell>
          <table:table-cell table:number-columns-repeated="4"/>
          <table:table-cell table:formula="of:=1/(([.A6]-[.$B$2])*([.A6]-[.$B$2])+[.$B$4])" office:value-type="float" office:value="0.0170521591443909">
            <text:p>0,0170521591</text:p>
          </table:table-cell>
          <table:table-cell table:number-columns-repeated="3"/>
        </table:table-row>
        <table:table-row table:style-name="ro1">
          <table:table-cell office:value-type="float" office:value="0.07">
            <text:p>0,07</text:p>
          </table:table-cell>
          <table:table-cell table:number-columns-repeated="4"/>
          <table:table-cell table:formula="of:=1/(([.A7]-[.$B$2])*([.A7]-[.$B$2])+[.$B$4])" office:value-type="float" office:value="0.0170692448054021">
            <text:p>0,0170692448</text:p>
          </table:table-cell>
          <table:table-cell table:number-columns-repeated="3"/>
        </table:table-row>
        <table:table-row table:style-name="ro1">
          <table:table-cell office:value-type="float" office:value="0.08">
            <text:p>0,08</text:p>
          </table:table-cell>
          <table:table-cell table:number-columns-repeated="4"/>
          <table:table-cell table:formula="of:=1/(([.A8]-[.$B$2])*([.A8]-[.$B$2])+[.$B$4])" office:value-type="float" office:value="0.0170863063506383">
            <text:p>0,0170863064</text:p>
          </table:table-cell>
          <table:table-cell table:number-columns-repeated="3"/>
        </table:table-row>
        <table:table-row table:style-name="ro1">
          <table:table-cell office:value-type="float" office:value="0.09">
            <text:p>0,09</text:p>
          </table:table-cell>
          <table:table-cell table:number-columns-repeated="4"/>
          <table:table-cell table:formula="of:=1/(([.A9]-[.$B$2])*([.A9]-[.$B$2])+[.$B$4])" office:value-type="float" office:value="0.0171033435326272">
            <text:p>0,0171033435</text:p>
          </table:table-cell>
          <table:table-cell table:number-columns-repeated="3"/>
        </table:table-row>
        <table:table-row table:style-name="ro1">
          <table:table-cell office:value-type="float" office:value="0.1">
            <text:p>0,1</text:p>
          </table:table-cell>
          <table:table-cell table:number-columns-repeated="4"/>
          <table:table-cell table:formula="of:=1/(([.A10]-[.$B$2])*([.A10]-[.$B$2])+[.$B$4])" office:value-type="float" office:value="0.017120356103407">
            <text:p>0,0171203561</text:p>
          </table:table-cell>
          <table:table-cell table:number-columns-repeated="3"/>
        </table:table-row>
        <table:table-row table:style-name="ro1">
          <table:table-cell office:value-type="float" office:value="0.11">
            <text:p>0,11</text:p>
          </table:table-cell>
          <table:table-cell table:number-columns-repeated="4"/>
          <table:table-cell table:formula="of:=1/(([.A11]-[.$B$2])*([.A11]-[.$B$2])+[.$B$4])" office:value-type="float" office:value="0.0171373438145328">
            <text:p>0,0171373438</text:p>
          </table:table-cell>
          <table:table-cell table:number-columns-repeated="3"/>
        </table:table-row>
        <table:table-row table:style-name="ro1">
          <table:table-cell office:value-type="float" office:value="0.12">
            <text:p>0,12</text:p>
          </table:table-cell>
          <table:table-cell table:number-columns-repeated="4"/>
          <table:table-cell table:formula="of:=1/(([.A12]-[.$B$2])*([.A12]-[.$B$2])+[.$B$4])" office:value-type="float" office:value="0.0171543064170829">
            <text:p>0,0171543064</text:p>
          </table:table-cell>
          <table:table-cell table:number-columns-repeated="3"/>
        </table:table-row>
        <table:table-row table:style-name="ro1">
          <table:table-cell office:value-type="float" office:value="0.13">
            <text:p>0,13</text:p>
          </table:table-cell>
          <table:table-cell table:number-columns-repeated="4"/>
          <table:table-cell table:formula="of:=1/(([.A13]-[.$B$2])*([.A13]-[.$B$2])+[.$B$4])" office:value-type="float" office:value="0.0171712436616647">
            <text:p>0,0171712437</text:p>
          </table:table-cell>
          <table:table-cell table:number-columns-repeated="3"/>
        </table:table-row>
        <table:table-row table:style-name="ro1">
          <table:table-cell office:value-type="float" office:value="0.14">
            <text:p>0,14</text:p>
          </table:table-cell>
          <table:table-cell table:number-columns-repeated="4"/>
          <table:table-cell table:formula="of:=1/(([.A14]-[.$B$2])*([.A14]-[.$B$2])+[.$B$4])" office:value-type="float" office:value="0.0171881552984208">
            <text:p>0,0171881553</text:p>
          </table:table-cell>
          <table:table-cell table:number-columns-repeated="3"/>
        </table:table-row>
        <table:table-row table:style-name="ro1">
          <table:table-cell office:value-type="float" office:value="0.15">
            <text:p>0,15</text:p>
          </table:table-cell>
          <table:table-cell table:number-columns-repeated="4"/>
          <table:table-cell table:formula="of:=1/(([.A15]-[.$B$2])*([.A15]-[.$B$2])+[.$B$4])" office:value-type="float" office:value="0.0172050410770356">
            <text:p>0,0172050411</text:p>
          </table:table-cell>
          <table:table-cell table:number-columns-repeated="3"/>
        </table:table-row>
        <table:table-row table:style-name="ro1">
          <table:table-cell office:value-type="float" office:value="0.16">
            <text:p>0,16</text:p>
          </table:table-cell>
          <table:table-cell table:number-columns-repeated="4"/>
          <table:table-cell table:formula="of:=1/(([.A16]-[.$B$2])*([.A16]-[.$B$2])+[.$B$4])" office:value-type="float" office:value="0.0172219007467416">
            <text:p>0,0172219007</text:p>
          </table:table-cell>
          <table:table-cell table:number-columns-repeated="3"/>
        </table:table-row>
        <table:table-row table:style-name="ro1">
          <table:table-cell office:value-type="float" office:value="0.17">
            <text:p>0,17</text:p>
          </table:table-cell>
          <table:table-cell table:number-columns-repeated="4"/>
          <table:table-cell table:formula="of:=1/(([.A17]-[.$B$2])*([.A17]-[.$B$2])+[.$B$4])" office:value-type="float" office:value="0.0172387340563258">
            <text:p>0,0172387341</text:p>
          </table:table-cell>
          <table:table-cell table:number-columns-repeated="3"/>
        </table:table-row>
        <table:table-row table:style-name="ro1">
          <table:table-cell office:value-type="float" office:value="0.18">
            <text:p>0,18</text:p>
          </table:table-cell>
          <table:table-cell table:number-columns-repeated="4"/>
          <table:table-cell table:formula="of:=1/(([.A18]-[.$B$2])*([.A18]-[.$B$2])+[.$B$4])" office:value-type="float" office:value="0.0172555407541362">
            <text:p>0,0172555408</text:p>
          </table:table-cell>
          <table:table-cell table:number-columns-repeated="3"/>
        </table:table-row>
        <table:table-row table:style-name="ro1">
          <table:table-cell office:value-type="float" office:value="0.19">
            <text:p>0,19</text:p>
          </table:table-cell>
          <table:table-cell table:number-columns-repeated="4"/>
          <table:table-cell table:formula="of:=1/(([.A19]-[.$B$2])*([.A19]-[.$B$2])+[.$B$4])" office:value-type="float" office:value="0.017272320588088">
            <text:p>0,0172723206</text:p>
          </table:table-cell>
          <table:table-cell table:number-columns-repeated="3"/>
        </table:table-row>
        <table:table-row table:style-name="ro1">
          <table:table-cell office:value-type="float" office:value="0.2">
            <text:p>0,2</text:p>
          </table:table-cell>
          <table:table-cell table:number-columns-repeated="4"/>
          <table:table-cell table:formula="of:=1/(([.A20]-[.$B$2])*([.A20]-[.$B$2])+[.$B$4])" office:value-type="float" office:value="0.0172890733056708">
            <text:p>0,0172890733</text:p>
          </table:table-cell>
          <table:table-cell table:number-columns-repeated="3"/>
        </table:table-row>
        <table:table-row table:style-name="ro1">
          <table:table-cell office:value-type="float" office:value="0.21">
            <text:p>0,21</text:p>
          </table:table-cell>
          <table:table-cell table:number-columns-repeated="4"/>
          <table:table-cell table:formula="of:=1/(([.A21]-[.$B$2])*([.A21]-[.$B$2])+[.$B$4])" office:value-type="float" office:value="0.017305798653955">
            <text:p>0,0173057987</text:p>
          </table:table-cell>
          <table:table-cell table:number-columns-repeated="3"/>
        </table:table-row>
        <table:table-row table:style-name="ro1">
          <table:table-cell office:value-type="float" office:value="0.22">
            <text:p>0,22</text:p>
          </table:table-cell>
          <table:table-cell table:number-columns-repeated="4"/>
          <table:table-cell table:formula="of:=1/(([.A22]-[.$B$2])*([.A22]-[.$B$2])+[.$B$4])" office:value-type="float" office:value="0.0173224963795983">
            <text:p>0,0173224964</text:p>
          </table:table-cell>
          <table:table-cell table:number-columns-repeated="3"/>
        </table:table-row>
        <table:table-row table:style-name="ro1">
          <table:table-cell office:value-type="float" office:value="0.23">
            <text:p>0,23</text:p>
          </table:table-cell>
          <table:table-cell table:number-columns-repeated="4"/>
          <table:table-cell table:formula="of:=1/(([.A23]-[.$B$2])*([.A23]-[.$B$2])+[.$B$4])" office:value-type="float" office:value="0.0173391662288527">
            <text:p>0,0173391662</text:p>
          </table:table-cell>
          <table:table-cell table:number-columns-repeated="3"/>
        </table:table-row>
        <table:table-row table:style-name="ro1">
          <table:table-cell office:value-type="float" office:value="0.24">
            <text:p>0,24</text:p>
          </table:table-cell>
          <table:table-cell table:number-columns-repeated="4"/>
          <table:table-cell table:formula="of:=1/(([.A24]-[.$B$2])*([.A24]-[.$B$2])+[.$B$4])" office:value-type="float" office:value="0.0173558079475716">
            <text:p>0,0173558079</text:p>
          </table:table-cell>
          <table:table-cell table:number-columns-repeated="3"/>
        </table:table-row>
        <table:table-row table:style-name="ro1">
          <table:table-cell office:value-type="float" office:value="0.25">
            <text:p>0,25</text:p>
          </table:table-cell>
          <table:table-cell table:number-columns-repeated="4"/>
          <table:table-cell table:formula="of:=1/(([.A25]-[.$B$2])*([.A25]-[.$B$2])+[.$B$4])" office:value-type="float" office:value="0.0173724212812161">
            <text:p>0,0173724213</text:p>
          </table:table-cell>
          <table:table-cell table:number-columns-repeated="3"/>
        </table:table-row>
        <table:table-row table:style-name="ro1">
          <table:table-cell office:value-type="float" office:value="0.26">
            <text:p>0,26</text:p>
          </table:table-cell>
          <table:table-cell table:number-columns-repeated="4"/>
          <table:table-cell table:formula="of:=1/(([.A26]-[.$B$2])*([.A26]-[.$B$2])+[.$B$4])" office:value-type="float" office:value="0.0173890059748625">
            <text:p>0,017389006</text:p>
          </table:table-cell>
          <table:table-cell table:number-columns-repeated="3"/>
        </table:table-row>
        <table:table-row table:style-name="ro1">
          <table:table-cell office:value-type="float" office:value="0.27">
            <text:p>0,27</text:p>
          </table:table-cell>
          <table:table-cell table:number-columns-repeated="4"/>
          <table:table-cell table:formula="of:=1/(([.A27]-[.$B$2])*([.A27]-[.$B$2])+[.$B$4])" office:value-type="float" office:value="0.017405561773209">
            <text:p>0,0174055618</text:p>
          </table:table-cell>
          <table:table-cell table:number-columns-repeated="3"/>
        </table:table-row>
        <table:table-row table:style-name="ro1">
          <table:table-cell office:value-type="float" office:value="0.28">
            <text:p>0,28</text:p>
          </table:table-cell>
          <table:table-cell table:number-columns-repeated="4"/>
          <table:table-cell table:formula="of:=1/(([.A28]-[.$B$2])*([.A28]-[.$B$2])+[.$B$4])" office:value-type="float" office:value="0.0174220884205832">
            <text:p>0,0174220884</text:p>
          </table:table-cell>
          <table:table-cell table:number-columns-repeated="3"/>
        </table:table-row>
        <table:table-row table:style-name="ro1">
          <table:table-cell office:value-type="float" office:value="0.29">
            <text:p>0,29</text:p>
          </table:table-cell>
          <table:table-cell table:number-columns-repeated="4"/>
          <table:table-cell table:formula="of:=1/(([.A29]-[.$B$2])*([.A29]-[.$B$2])+[.$B$4])" office:value-type="float" office:value="0.0174385856609486">
            <text:p>0,0174385857</text:p>
          </table:table-cell>
          <table:table-cell table:number-columns-repeated="3"/>
        </table:table-row>
        <table:table-row table:style-name="ro1">
          <table:table-cell office:value-type="float" office:value="0.3">
            <text:p>0,3</text:p>
          </table:table-cell>
          <table:table-cell table:number-columns-repeated="4"/>
          <table:table-cell table:formula="of:=1/(([.A30]-[.$B$2])*([.A30]-[.$B$2])+[.$B$4])" office:value-type="float" office:value="0.0174550532379124">
            <text:p>0,0174550532</text:p>
          </table:table-cell>
          <table:table-cell table:number-columns-repeated="3"/>
        </table:table-row>
        <table:table-row table:style-name="ro1">
          <table:table-cell office:value-type="float" office:value="0.31">
            <text:p>0,31</text:p>
          </table:table-cell>
          <table:table-cell table:number-columns-repeated="4"/>
          <table:table-cell table:formula="of:=1/(([.A31]-[.$B$2])*([.A31]-[.$B$2])+[.$B$4])" office:value-type="float" office:value="0.0174714908947325">
            <text:p>0,0174714909</text:p>
          </table:table-cell>
          <table:table-cell table:number-columns-repeated="3"/>
        </table:table-row>
        <table:table-row table:style-name="ro1">
          <table:table-cell office:value-type="float" office:value="0.32">
            <text:p>0,32</text:p>
          </table:table-cell>
          <table:table-cell table:number-columns-repeated="4"/>
          <table:table-cell table:formula="of:=1/(([.A32]-[.$B$2])*([.A32]-[.$B$2])+[.$B$4])" office:value-type="float" office:value="0.017487898374325">
            <text:p>0,0174878984</text:p>
          </table:table-cell>
          <table:table-cell table:number-columns-repeated="3"/>
        </table:table-row>
        <table:table-row table:style-name="ro1">
          <table:table-cell office:value-type="float" office:value="0.33">
            <text:p>0,33</text:p>
          </table:table-cell>
          <table:table-cell table:number-columns-repeated="4"/>
          <table:table-cell table:formula="of:=1/(([.A33]-[.$B$2])*([.A33]-[.$B$2])+[.$B$4])" office:value-type="float" office:value="0.0175042754192712">
            <text:p>0,0175042754</text:p>
          </table:table-cell>
          <table:table-cell table:number-columns-repeated="3"/>
        </table:table-row>
        <table:table-row table:style-name="ro1">
          <table:table-cell office:value-type="float" office:value="0.34">
            <text:p>0,34</text:p>
          </table:table-cell>
          <table:table-cell table:number-columns-repeated="4"/>
          <table:table-cell table:formula="of:=1/(([.A34]-[.$B$2])*([.A34]-[.$B$2])+[.$B$4])" office:value-type="float" office:value="0.0175206217718254">
            <text:p>0,0175206218</text:p>
          </table:table-cell>
          <table:table-cell table:number-columns-repeated="3"/>
        </table:table-row>
        <table:table-row table:style-name="ro1">
          <table:table-cell office:value-type="float" office:value="0.35">
            <text:p>0,35</text:p>
          </table:table-cell>
          <table:table-cell table:number-columns-repeated="4"/>
          <table:table-cell table:formula="of:=1/(([.A35]-[.$B$2])*([.A35]-[.$B$2])+[.$B$4])" office:value-type="float" office:value="0.0175369371739226">
            <text:p>0,0175369372</text:p>
          </table:table-cell>
          <table:table-cell table:number-columns-repeated="3"/>
        </table:table-row>
        <table:table-row table:style-name="ro1">
          <table:table-cell office:value-type="float" office:value="0.36">
            <text:p>0,36</text:p>
          </table:table-cell>
          <table:table-cell table:number-columns-repeated="4"/>
          <table:table-cell table:formula="of:=1/(([.A36]-[.$B$2])*([.A36]-[.$B$2])+[.$B$4])" office:value-type="float" office:value="0.0175532213671853">
            <text:p>0,0175532214</text:p>
          </table:table-cell>
          <table:table-cell table:number-columns-repeated="3"/>
        </table:table-row>
        <table:table-row table:style-name="ro1">
          <table:table-cell office:value-type="float" office:value="0.37">
            <text:p>0,37</text:p>
          </table:table-cell>
          <table:table-cell table:number-columns-repeated="4"/>
          <table:table-cell table:formula="of:=1/(([.A37]-[.$B$2])*([.A37]-[.$B$2])+[.$B$4])" office:value-type="float" office:value="0.017569474092932">
            <text:p>0,0175694741</text:p>
          </table:table-cell>
          <table:table-cell table:number-columns-repeated="3"/>
        </table:table-row>
        <table:table-row table:style-name="ro1">
          <table:table-cell office:value-type="float" office:value="0.38">
            <text:p>0,38</text:p>
          </table:table-cell>
          <table:table-cell table:number-columns-repeated="4"/>
          <table:table-cell table:formula="of:=1/(([.A38]-[.$B$2])*([.A38]-[.$B$2])+[.$B$4])" office:value-type="float" office:value="0.0175856950921842">
            <text:p>0,0175856951</text:p>
          </table:table-cell>
          <table:table-cell table:number-columns-repeated="3"/>
        </table:table-row>
        <table:table-row table:style-name="ro1">
          <table:table-cell office:value-type="float" office:value="0.39">
            <text:p>0,39</text:p>
          </table:table-cell>
          <table:table-cell table:number-columns-repeated="4"/>
          <table:table-cell table:formula="of:=1/(([.A39]-[.$B$2])*([.A39]-[.$B$2])+[.$B$4])" office:value-type="float" office:value="0.0176018841056747">
            <text:p>0,0176018841</text:p>
          </table:table-cell>
          <table:table-cell table:number-columns-repeated="3"/>
        </table:table-row>
        <table:table-row table:style-name="ro1">
          <table:table-cell office:value-type="float" office:value="0.4">
            <text:p>0,4</text:p>
          </table:table-cell>
          <table:table-cell table:number-columns-repeated="4"/>
          <table:table-cell table:formula="of:=1/(([.A40]-[.$B$2])*([.A40]-[.$B$2])+[.$B$4])" office:value-type="float" office:value="0.0176180408738548">
            <text:p>0,0176180409</text:p>
          </table:table-cell>
          <table:table-cell table:number-columns-repeated="3"/>
        </table:table-row>
        <table:table-row table:style-name="ro1">
          <table:table-cell office:value-type="float" office:value="0.41">
            <text:p>0,41</text:p>
          </table:table-cell>
          <table:table-cell table:number-columns-repeated="4"/>
          <table:table-cell table:formula="of:=1/(([.A41]-[.$B$2])*([.A41]-[.$B$2])+[.$B$4])" office:value-type="float" office:value="0.0176341651369028">
            <text:p>0,0176341651</text:p>
          </table:table-cell>
          <table:table-cell table:number-columns-repeated="3"/>
        </table:table-row>
        <table:table-row table:style-name="ro1">
          <table:table-cell office:value-type="float" office:value="0.42">
            <text:p>0,42</text:p>
          </table:table-cell>
          <table:table-cell table:number-columns-repeated="4"/>
          <table:table-cell table:formula="of:=1/(([.A42]-[.$B$2])*([.A42]-[.$B$2])+[.$B$4])" office:value-type="float" office:value="0.0176502566347315">
            <text:p>0,0176502566</text:p>
          </table:table-cell>
          <table:table-cell table:number-columns-repeated="3"/>
        </table:table-row>
        <table:table-row table:style-name="ro1">
          <table:table-cell office:value-type="float" office:value="0.43">
            <text:p>0,43</text:p>
          </table:table-cell>
          <table:table-cell table:number-columns-repeated="4"/>
          <table:table-cell table:formula="of:=1/(([.A43]-[.$B$2])*([.A43]-[.$B$2])+[.$B$4])" office:value-type="float" office:value="0.017666315106996">
            <text:p>0,0176663151</text:p>
          </table:table-cell>
          <table:table-cell table:number-columns-repeated="3"/>
        </table:table-row>
        <table:table-row table:style-name="ro1">
          <table:table-cell office:value-type="float" office:value="0.44">
            <text:p>0,44</text:p>
          </table:table-cell>
          <table:table-cell table:number-columns-repeated="4"/>
          <table:table-cell table:formula="of:=1/(([.A44]-[.$B$2])*([.A44]-[.$B$2])+[.$B$4])" office:value-type="float" office:value="0.0176823402931025">
            <text:p>0,0176823403</text:p>
          </table:table-cell>
          <table:table-cell table:number-columns-repeated="3"/>
        </table:table-row>
        <table:table-row table:style-name="ro1">
          <table:table-cell office:value-type="float" office:value="0.45">
            <text:p>0,45</text:p>
          </table:table-cell>
          <table:table-cell table:number-columns-repeated="4"/>
          <table:table-cell table:formula="of:=1/(([.A45]-[.$B$2])*([.A45]-[.$B$2])+[.$B$4])" office:value-type="float" office:value="0.0176983319322154">
            <text:p>0,0176983319</text:p>
          </table:table-cell>
          <table:table-cell table:number-columns-repeated="3"/>
        </table:table-row>
        <table:table-row table:style-name="ro1">
          <table:table-cell office:value-type="float" office:value="0.46">
            <text:p>0,46</text:p>
          </table:table-cell>
          <table:table-cell table:number-columns-repeated="4"/>
          <table:table-cell table:formula="of:=1/(([.A46]-[.$B$2])*([.A46]-[.$B$2])+[.$B$4])" office:value-type="float" office:value="0.0177142897632662">
            <text:p>0,0177142898</text:p>
          </table:table-cell>
          <table:table-cell table:number-columns-repeated="3"/>
        </table:table-row>
        <table:table-row table:style-name="ro1">
          <table:table-cell office:value-type="float" office:value="0.47">
            <text:p>0,47</text:p>
          </table:table-cell>
          <table:table-cell table:number-columns-repeated="4"/>
          <table:table-cell table:formula="of:=1/(([.A47]-[.$B$2])*([.A47]-[.$B$2])+[.$B$4])" office:value-type="float" office:value="0.0177302135249615">
            <text:p>0,0177302135</text:p>
          </table:table-cell>
          <table:table-cell table:number-columns-repeated="3"/>
        </table:table-row>
        <table:table-row table:style-name="ro1">
          <table:table-cell office:value-type="float" office:value="0.48">
            <text:p>0,48</text:p>
          </table:table-cell>
          <table:table-cell table:number-columns-repeated="4"/>
          <table:table-cell table:formula="of:=1/(([.A48]-[.$B$2])*([.A48]-[.$B$2])+[.$B$4])" office:value-type="float" office:value="0.0177461029557909">
            <text:p>0,017746103</text:p>
          </table:table-cell>
          <table:table-cell table:number-columns-repeated="3"/>
        </table:table-row>
        <table:table-row table:style-name="ro1">
          <table:table-cell office:value-type="float" office:value="0.49">
            <text:p>0,49</text:p>
          </table:table-cell>
          <table:table-cell table:number-columns-repeated="4"/>
          <table:table-cell table:formula="of:=1/(([.A49]-[.$B$2])*([.A49]-[.$B$2])+[.$B$4])" office:value-type="float" office:value="0.0177619577940359">
            <text:p>0,0177619578</text:p>
          </table:table-cell>
          <table:table-cell table:number-columns-repeated="3"/>
        </table:table-row>
        <table:table-row table:style-name="ro1">
          <table:table-cell office:value-type="float" office:value="0.5">
            <text:p>0,5</text:p>
          </table:table-cell>
          <table:table-cell table:number-columns-repeated="4"/>
          <table:table-cell table:formula="of:=1/(([.A50]-[.$B$2])*([.A50]-[.$B$2])+[.$B$4])" office:value-type="float" office:value="0.0177777777777778">
            <text:p>0,0177777778</text:p>
          </table:table-cell>
          <table:table-cell table:number-columns-repeated="3"/>
        </table:table-row>
        <table:table-row table:style-name="ro1">
          <table:table-cell office:value-type="float" office:value="0.51">
            <text:p>0,51</text:p>
          </table:table-cell>
          <table:table-cell table:number-columns-repeated="4"/>
          <table:table-cell table:formula="of:=1/(([.A51]-[.$B$2])*([.A51]-[.$B$2])+[.$B$4])" office:value-type="float" office:value="0.0177935626449063">
            <text:p>0,0177935626</text:p>
          </table:table-cell>
          <table:table-cell table:number-columns-repeated="3"/>
        </table:table-row>
        <table:table-row table:style-name="ro1">
          <table:table-cell office:value-type="float" office:value="0.52">
            <text:p>0,52</text:p>
          </table:table-cell>
          <table:table-cell table:number-columns-repeated="4"/>
          <table:table-cell table:formula="of:=1/(([.A52]-[.$B$2])*([.A52]-[.$B$2])+[.$B$4])" office:value-type="float" office:value="0.0178093121331282">
            <text:p>0,0178093121</text:p>
          </table:table-cell>
          <table:table-cell table:number-columns-repeated="3"/>
        </table:table-row>
        <table:table-row table:style-name="ro1">
          <table:table-cell office:value-type="float" office:value="0.53">
            <text:p>0,53</text:p>
          </table:table-cell>
          <table:table-cell table:number-columns-repeated="4"/>
          <table:table-cell table:formula="of:=1/(([.A53]-[.$B$2])*([.A53]-[.$B$2])+[.$B$4])" office:value-type="float" office:value="0.0178250259799754">
            <text:p>0,017825026</text:p>
          </table:table-cell>
          <table:table-cell table:number-columns-repeated="3"/>
        </table:table-row>
        <table:table-row table:style-name="ro1">
          <table:table-cell office:value-type="float" office:value="0.54">
            <text:p>0,54</text:p>
          </table:table-cell>
          <table:table-cell table:number-columns-repeated="4"/>
          <table:table-cell table:formula="of:=1/(([.A54]-[.$B$2])*([.A54]-[.$B$2])+[.$B$4])" office:value-type="float" office:value="0.017840703922814">
            <text:p>0,0178407039</text:p>
          </table:table-cell>
          <table:table-cell table:number-columns-repeated="3"/>
        </table:table-row>
        <table:table-row table:style-name="ro1">
          <table:table-cell office:value-type="float" office:value="0.55">
            <text:p>0,55</text:p>
          </table:table-cell>
          <table:table-cell table:number-columns-repeated="4"/>
          <table:table-cell table:formula="of:=1/(([.A55]-[.$B$2])*([.A55]-[.$B$2])+[.$B$4])" office:value-type="float" office:value="0.0178563456988527">
            <text:p>0,0178563457</text:p>
          </table:table-cell>
          <table:table-cell table:number-columns-repeated="3"/>
        </table:table-row>
        <table:table-row table:style-name="ro1">
          <table:table-cell office:value-type="float" office:value="0.56">
            <text:p>0,56</text:p>
          </table:table-cell>
          <table:table-cell table:number-columns-repeated="4"/>
          <table:table-cell table:formula="of:=1/(([.A56]-[.$B$2])*([.A56]-[.$B$2])+[.$B$4])" office:value-type="float" office:value="0.0178719510451517">
            <text:p>0,017871951</text:p>
          </table:table-cell>
          <table:table-cell table:number-columns-repeated="3"/>
        </table:table-row>
        <table:table-row table:style-name="ro1">
          <table:table-cell office:value-type="float" office:value="0.57">
            <text:p>0,57</text:p>
          </table:table-cell>
          <table:table-cell table:number-columns-repeated="4"/>
          <table:table-cell table:formula="of:=1/(([.A57]-[.$B$2])*([.A57]-[.$B$2])+[.$B$4])" office:value-type="float" office:value="0.0178875196986311">
            <text:p>0,0178875197</text:p>
          </table:table-cell>
          <table:table-cell table:number-columns-repeated="3"/>
        </table:table-row>
        <table:table-row table:style-name="ro1">
          <table:table-cell office:value-type="float" office:value="0.58">
            <text:p>0,58</text:p>
          </table:table-cell>
          <table:table-cell table:number-columns-repeated="4"/>
          <table:table-cell table:formula="of:=1/(([.A58]-[.$B$2])*([.A58]-[.$B$2])+[.$B$4])" office:value-type="float" office:value="0.0179030513960799">
            <text:p>0,0179030514</text:p>
          </table:table-cell>
          <table:table-cell table:number-columns-repeated="3"/>
        </table:table-row>
        <table:table-row table:style-name="ro1">
          <table:table-cell office:value-type="float" office:value="0.59">
            <text:p>0,59</text:p>
          </table:table-cell>
          <table:table-cell table:number-columns-repeated="4"/>
          <table:table-cell table:formula="of:=1/(([.A59]-[.$B$2])*([.A59]-[.$B$2])+[.$B$4])" office:value-type="float" office:value="0.0179185458741652">
            <text:p>0,0179185459</text:p>
          </table:table-cell>
          <table:table-cell table:number-columns-repeated="3"/>
        </table:table-row>
        <table:table-row table:style-name="ro1">
          <table:table-cell office:value-type="float" office:value="0.6">
            <text:p>0,6</text:p>
          </table:table-cell>
          <table:table-cell table:number-columns-repeated="4"/>
          <table:table-cell table:formula="of:=1/(([.A60]-[.$B$2])*([.A60]-[.$B$2])+[.$B$4])" office:value-type="float" office:value="0.0179340028694405">
            <text:p>0,0179340029</text:p>
          </table:table-cell>
          <table:table-cell table:number-columns-repeated="3"/>
        </table:table-row>
        <table:table-row table:style-name="ro1">
          <table:table-cell office:value-type="float" office:value="0.61">
            <text:p>0,61</text:p>
          </table:table-cell>
          <table:table-cell table:number-columns-repeated="4"/>
          <table:table-cell table:formula="of:=1/(([.A61]-[.$B$2])*([.A61]-[.$B$2])+[.$B$4])" office:value-type="float" office:value="0.0179494221183549">
            <text:p>0,0179494221</text:p>
          </table:table-cell>
          <table:table-cell table:number-columns-repeated="3"/>
        </table:table-row>
        <table:table-row table:style-name="ro1">
          <table:table-cell office:value-type="float" office:value="0.62">
            <text:p>0,62</text:p>
          </table:table-cell>
          <table:table-cell table:number-columns-repeated="4"/>
          <table:table-cell table:formula="of:=1/(([.A62]-[.$B$2])*([.A62]-[.$B$2])+[.$B$4])" office:value-type="float" office:value="0.0179648033572625">
            <text:p>0,0179648034</text:p>
          </table:table-cell>
          <table:table-cell table:number-columns-repeated="3"/>
        </table:table-row>
        <table:table-row table:style-name="ro1">
          <table:table-cell office:value-type="float" office:value="0.63">
            <text:p>0,63</text:p>
          </table:table-cell>
          <table:table-cell table:number-columns-repeated="4"/>
          <table:table-cell table:formula="of:=1/(([.A63]-[.$B$2])*([.A63]-[.$B$2])+[.$B$4])" office:value-type="float" office:value="0.0179801463224308">
            <text:p>0,0179801463</text:p>
          </table:table-cell>
          <table:table-cell table:number-columns-repeated="3"/>
        </table:table-row>
        <table:table-row table:style-name="ro1">
          <table:table-cell office:value-type="float" office:value="0.64">
            <text:p>0,64</text:p>
          </table:table-cell>
          <table:table-cell table:number-columns-repeated="4"/>
          <table:table-cell table:formula="of:=1/(([.A64]-[.$B$2])*([.A64]-[.$B$2])+[.$B$4])" office:value-type="float" office:value="0.0179954507500504">
            <text:p>0,0179954508</text:p>
          </table:table-cell>
          <table:table-cell table:number-columns-repeated="3"/>
        </table:table-row>
        <table:table-row table:style-name="ro1">
          <table:table-cell office:value-type="float" office:value="0.65">
            <text:p>0,65</text:p>
          </table:table-cell>
          <table:table-cell table:number-columns-repeated="4"/>
          <table:table-cell table:formula="of:=1/(([.A65]-[.$B$2])*([.A65]-[.$B$2])+[.$B$4])" office:value-type="float" office:value="0.0180107163762439">
            <text:p>0,0180107164</text:p>
          </table:table-cell>
          <table:table-cell table:number-columns-repeated="3"/>
        </table:table-row>
        <table:table-row table:style-name="ro1">
          <table:table-cell office:value-type="float" office:value="0.66">
            <text:p>0,66</text:p>
          </table:table-cell>
          <table:table-cell table:number-columns-repeated="4"/>
          <table:table-cell table:formula="of:=1/(([.A66]-[.$B$2])*([.A66]-[.$B$2])+[.$B$4])" office:value-type="float" office:value="0.018025942937075">
            <text:p>0,0180259429</text:p>
          </table:table-cell>
          <table:table-cell table:number-columns-repeated="3"/>
        </table:table-row>
        <table:table-row table:style-name="ro1">
          <table:table-cell office:value-type="float" office:value="0.67">
            <text:p>0,67</text:p>
          </table:table-cell>
          <table:table-cell table:number-columns-repeated="4"/>
          <table:table-cell table:formula="of:=1/(([.A67]-[.$B$2])*([.A67]-[.$B$2])+[.$B$4])" office:value-type="float" office:value="0.0180411301685583">
            <text:p>0,0180411302</text:p>
          </table:table-cell>
          <table:table-cell table:number-columns-repeated="3"/>
        </table:table-row>
        <table:table-row table:style-name="ro1">
          <table:table-cell office:value-type="float" office:value="0.68">
            <text:p>0,68</text:p>
          </table:table-cell>
          <table:table-cell table:number-columns-repeated="4"/>
          <table:table-cell table:formula="of:=1/(([.A68]-[.$B$2])*([.A68]-[.$B$2])+[.$B$4])" office:value-type="float" office:value="0.0180562778066678">
            <text:p>0,0180562778</text:p>
          </table:table-cell>
          <table:table-cell table:number-columns-repeated="3"/>
        </table:table-row>
        <table:table-row table:style-name="ro1">
          <table:table-cell office:value-type="float" office:value="0.69">
            <text:p>0,69</text:p>
          </table:table-cell>
          <table:table-cell table:number-columns-repeated="4"/>
          <table:table-cell table:formula="of:=1/(([.A69]-[.$B$2])*([.A69]-[.$B$2])+[.$B$4])" office:value-type="float" office:value="0.0180713855873471">
            <text:p>0,0180713856</text:p>
          </table:table-cell>
          <table:table-cell table:number-columns-repeated="3"/>
        </table:table-row>
        <table:table-row table:style-name="ro1">
          <table:table-cell office:value-type="float" office:value="0.7">
            <text:p>0,7</text:p>
          </table:table-cell>
          <table:table-cell table:number-columns-repeated="4"/>
          <table:table-cell table:formula="of:=1/(([.A70]-[.$B$2])*([.A70]-[.$B$2])+[.$B$4])" office:value-type="float" office:value="0.0180864532465184">
            <text:p>0,0180864532</text:p>
          </table:table-cell>
          <table:table-cell table:number-columns-repeated="3"/>
        </table:table-row>
        <table:table-row table:style-name="ro1">
          <table:table-cell office:value-type="float" office:value="0.71">
            <text:p>0,71</text:p>
          </table:table-cell>
          <table:table-cell table:number-columns-repeated="4"/>
          <table:table-cell table:formula="of:=1/(([.A71]-[.$B$2])*([.A71]-[.$B$2])+[.$B$4])" office:value-type="float" office:value="0.0181014805200917">
            <text:p>0,0181014805</text:p>
          </table:table-cell>
          <table:table-cell table:number-columns-repeated="3"/>
        </table:table-row>
        <table:table-row table:style-name="ro1">
          <table:table-cell office:value-type="float" office:value="0.72">
            <text:p>0,72</text:p>
          </table:table-cell>
          <table:table-cell table:number-columns-repeated="4"/>
          <table:table-cell table:formula="of:=1/(([.A72]-[.$B$2])*([.A72]-[.$B$2])+[.$B$4])" office:value-type="float" office:value="0.0181164671439752">
            <text:p>0,0181164671</text:p>
          </table:table-cell>
          <table:table-cell table:number-columns-repeated="3"/>
        </table:table-row>
        <table:table-row table:style-name="ro1">
          <table:table-cell office:value-type="float" office:value="0.73">
            <text:p>0,73</text:p>
          </table:table-cell>
          <table:table-cell table:number-columns-repeated="4"/>
          <table:table-cell table:formula="of:=1/(([.A73]-[.$B$2])*([.A73]-[.$B$2])+[.$B$4])" office:value-type="float" office:value="0.0181314128540838">
            <text:p>0,0181314129</text:p>
          </table:table-cell>
          <table:table-cell table:number-columns-repeated="3"/>
        </table:table-row>
        <table:table-row table:style-name="ro1">
          <table:table-cell office:value-type="float" office:value="0.74">
            <text:p>0,74</text:p>
          </table:table-cell>
          <table:table-cell table:number-columns-repeated="4"/>
          <table:table-cell table:formula="of:=1/(([.A74]-[.$B$2])*([.A74]-[.$B$2])+[.$B$4])" office:value-type="float" office:value="0.0181463173863496">
            <text:p>0,0181463174</text:p>
          </table:table-cell>
          <table:table-cell table:number-columns-repeated="3"/>
        </table:table-row>
        <table:table-row table:style-name="ro1">
          <table:table-cell office:value-type="float" office:value="0.75">
            <text:p>0,75</text:p>
          </table:table-cell>
          <table:table-cell table:number-columns-repeated="4"/>
          <table:table-cell table:formula="of:=1/(([.A75]-[.$B$2])*([.A75]-[.$B$2])+[.$B$4])" office:value-type="float" office:value="0.018161180476731">
            <text:p>0,0181611805</text:p>
          </table:table-cell>
          <table:table-cell table:number-columns-repeated="3"/>
        </table:table-row>
        <table:table-row table:style-name="ro1">
          <table:table-cell office:value-type="float" office:value="0.76">
            <text:p>0,76</text:p>
          </table:table-cell>
          <table:table-cell table:number-columns-repeated="4"/>
          <table:table-cell table:formula="of:=1/(([.A76]-[.$B$2])*([.A76]-[.$B$2])+[.$B$4])" office:value-type="float" office:value="0.0181760018612226">
            <text:p>0,0181760019</text:p>
          </table:table-cell>
          <table:table-cell table:number-columns-repeated="3"/>
        </table:table-row>
        <table:table-row table:style-name="ro1">
          <table:table-cell office:value-type="float" office:value="0.77">
            <text:p>0,77</text:p>
          </table:table-cell>
          <table:table-cell table:number-columns-repeated="4"/>
          <table:table-cell table:formula="of:=1/(([.A77]-[.$B$2])*([.A77]-[.$B$2])+[.$B$4])" office:value-type="float" office:value="0.018190781275865">
            <text:p>0,0181907813</text:p>
          </table:table-cell>
          <table:table-cell table:number-columns-repeated="3"/>
        </table:table-row>
        <table:table-row table:style-name="ro1">
          <table:table-cell office:value-type="float" office:value="0.78">
            <text:p>0,78</text:p>
          </table:table-cell>
          <table:table-cell table:number-columns-repeated="4"/>
          <table:table-cell table:formula="of:=1/(([.A78]-[.$B$2])*([.A78]-[.$B$2])+[.$B$4])" office:value-type="float" office:value="0.0182055184567546">
            <text:p>0,0182055185</text:p>
          </table:table-cell>
          <table:table-cell table:number-columns-repeated="3"/>
        </table:table-row>
        <table:table-row table:style-name="ro1">
          <table:table-cell office:value-type="float" office:value="0.79">
            <text:p>0,79</text:p>
          </table:table-cell>
          <table:table-cell table:number-columns-repeated="4"/>
          <table:table-cell table:formula="of:=1/(([.A79]-[.$B$2])*([.A79]-[.$B$2])+[.$B$4])" office:value-type="float" office:value="0.0182202131400533">
            <text:p>0,0182202131</text:p>
          </table:table-cell>
          <table:table-cell table:number-columns-repeated="3"/>
        </table:table-row>
        <table:table-row table:style-name="ro1">
          <table:table-cell office:value-type="float" office:value="0.8">
            <text:p>0,8</text:p>
          </table:table-cell>
          <table:table-cell table:number-columns-repeated="4"/>
          <table:table-cell table:formula="of:=1/(([.A80]-[.$B$2])*([.A80]-[.$B$2])+[.$B$4])" office:value-type="float" office:value="0.0182348650619985">
            <text:p>0,0182348651</text:p>
          </table:table-cell>
          <table:table-cell table:number-columns-repeated="3"/>
        </table:table-row>
        <table:table-row table:style-name="ro1">
          <table:table-cell office:value-type="float" office:value="0.81">
            <text:p>0,81</text:p>
          </table:table-cell>
          <table:table-cell table:number-columns-repeated="4"/>
          <table:table-cell table:formula="of:=1/(([.A81]-[.$B$2])*([.A81]-[.$B$2])+[.$B$4])" office:value-type="float" office:value="0.0182494739589131">
            <text:p>0,018249474</text:p>
          </table:table-cell>
          <table:table-cell table:number-columns-repeated="3"/>
        </table:table-row>
        <table:table-row table:style-name="ro1">
          <table:table-cell office:value-type="float" office:value="0.82">
            <text:p>0,82</text:p>
          </table:table-cell>
          <table:table-cell table:number-columns-repeated="4"/>
          <table:table-cell table:formula="of:=1/(([.A82]-[.$B$2])*([.A82]-[.$B$2])+[.$B$4])" office:value-type="float" office:value="0.0182640395672153">
            <text:p>0,0182640396</text:p>
          </table:table-cell>
          <table:table-cell table:number-columns-repeated="3"/>
        </table:table-row>
        <table:table-row table:style-name="ro1">
          <table:table-cell office:value-type="float" office:value="0.83">
            <text:p>0,83</text:p>
          </table:table-cell>
          <table:table-cell table:number-columns-repeated="4"/>
          <table:table-cell table:formula="of:=1/(([.A83]-[.$B$2])*([.A83]-[.$B$2])+[.$B$4])" office:value-type="float" office:value="0.0182785616234287">
            <text:p>0,0182785616</text:p>
          </table:table-cell>
          <table:table-cell table:number-columns-repeated="3"/>
        </table:table-row>
        <table:table-row table:style-name="ro1">
          <table:table-cell office:value-type="float" office:value="0.84">
            <text:p>0,84</text:p>
          </table:table-cell>
          <table:table-cell table:number-columns-repeated="4"/>
          <table:table-cell table:formula="of:=1/(([.A84]-[.$B$2])*([.A84]-[.$B$2])+[.$B$4])" office:value-type="float" office:value="0.0182930398641925">
            <text:p>0,0182930399</text:p>
          </table:table-cell>
          <table:table-cell table:number-columns-repeated="3"/>
        </table:table-row>
        <table:table-row table:style-name="ro1">
          <table:table-cell office:value-type="float" office:value="0.85">
            <text:p>0,85</text:p>
          </table:table-cell>
          <table:table-cell table:number-columns-repeated="4"/>
          <table:table-cell table:formula="of:=1/(([.A85]-[.$B$2])*([.A85]-[.$B$2])+[.$B$4])" office:value-type="float" office:value="0.0183074740262712">
            <text:p>0,018307474</text:p>
          </table:table-cell>
          <table:table-cell table:number-columns-repeated="3"/>
        </table:table-row>
        <table:table-row table:style-name="ro1">
          <table:table-cell office:value-type="float" office:value="0.86">
            <text:p>0,86</text:p>
          </table:table-cell>
          <table:table-cell table:number-columns-repeated="4"/>
          <table:table-cell table:formula="of:=1/(([.A86]-[.$B$2])*([.A86]-[.$B$2])+[.$B$4])" office:value-type="float" office:value="0.0183218638465654">
            <text:p>0,0183218638</text:p>
          </table:table-cell>
          <table:table-cell table:number-columns-repeated="3"/>
        </table:table-row>
        <table:table-row table:style-name="ro1">
          <table:table-cell office:value-type="float" office:value="0.87">
            <text:p>0,87</text:p>
          </table:table-cell>
          <table:table-cell table:number-columns-repeated="4"/>
          <table:table-cell table:formula="of:=1/(([.A87]-[.$B$2])*([.A87]-[.$B$2])+[.$B$4])" office:value-type="float" office:value="0.0183362090621212">
            <text:p>0,0183362091</text:p>
          </table:table-cell>
          <table:table-cell table:number-columns-repeated="3"/>
        </table:table-row>
        <table:table-row table:style-name="ro1">
          <table:table-cell office:value-type="float" office:value="0.88">
            <text:p>0,88</text:p>
          </table:table-cell>
          <table:table-cell table:number-columns-repeated="4"/>
          <table:table-cell table:formula="of:=1/(([.A88]-[.$B$2])*([.A88]-[.$B$2])+[.$B$4])" office:value-type="float" office:value="0.0183505094101412">
            <text:p>0,0183505094</text:p>
          </table:table-cell>
          <table:table-cell table:number-columns-repeated="3"/>
        </table:table-row>
        <table:table-row table:style-name="ro1">
          <table:table-cell office:value-type="float" office:value="0.89">
            <text:p>0,89</text:p>
          </table:table-cell>
          <table:table-cell table:number-columns-repeated="4"/>
          <table:table-cell table:formula="of:=1/(([.A89]-[.$B$2])*([.A89]-[.$B$2])+[.$B$4])" office:value-type="float" office:value="0.0183647646279941">
            <text:p>0,0183647646</text:p>
          </table:table-cell>
          <table:table-cell table:number-columns-repeated="3"/>
        </table:table-row>
        <table:table-row table:style-name="ro1">
          <table:table-cell office:value-type="float" office:value="0.9">
            <text:p>0,9</text:p>
          </table:table-cell>
          <table:table-cell table:number-columns-repeated="4"/>
          <table:table-cell table:formula="of:=1/(([.A90]-[.$B$2])*([.A90]-[.$B$2])+[.$B$4])" office:value-type="float" office:value="0.0183789744532255">
            <text:p>0,0183789745</text:p>
          </table:table-cell>
          <table:table-cell table:number-columns-repeated="3"/>
        </table:table-row>
        <table:table-row table:style-name="ro1">
          <table:table-cell office:value-type="float" office:value="0.91">
            <text:p>0,91</text:p>
          </table:table-cell>
          <table:table-cell table:number-columns-repeated="4"/>
          <table:table-cell table:formula="of:=1/(([.A91]-[.$B$2])*([.A91]-[.$B$2])+[.$B$4])" office:value-type="float" office:value="0.0183931386235679">
            <text:p>0,0183931386</text:p>
          </table:table-cell>
          <table:table-cell table:number-columns-repeated="3"/>
        </table:table-row>
        <table:table-row table:style-name="ro1">
          <table:table-cell office:value-type="float" office:value="0.92">
            <text:p>0,92</text:p>
          </table:table-cell>
          <table:table-cell table:number-columns-repeated="4"/>
          <table:table-cell table:formula="of:=1/(([.A92]-[.$B$2])*([.A92]-[.$B$2])+[.$B$4])" office:value-type="float" office:value="0.0184072568769512">
            <text:p>0,0184072569</text:p>
          </table:table-cell>
          <table:table-cell table:number-columns-repeated="3"/>
        </table:table-row>
        <table:table-row table:style-name="ro1">
          <table:table-cell office:value-type="float" office:value="0.93">
            <text:p>0,93</text:p>
          </table:table-cell>
          <table:table-cell table:number-columns-repeated="4"/>
          <table:table-cell table:formula="of:=1/(([.A93]-[.$B$2])*([.A93]-[.$B$2])+[.$B$4])" office:value-type="float" office:value="0.0184213289515132">
            <text:p>0,018421329</text:p>
          </table:table-cell>
          <table:table-cell table:number-columns-repeated="3"/>
        </table:table-row>
        <table:table-row table:style-name="ro1">
          <table:table-cell office:value-type="float" office:value="0.94">
            <text:p>0,94</text:p>
          </table:table-cell>
          <table:table-cell table:number-columns-repeated="4"/>
          <table:table-cell table:formula="of:=1/(([.A94]-[.$B$2])*([.A94]-[.$B$2])+[.$B$4])" office:value-type="float" office:value="0.0184353545856101">
            <text:p>0,0184353546</text:p>
          </table:table-cell>
          <table:table-cell table:number-columns-repeated="3"/>
        </table:table-row>
        <table:table-row table:style-name="ro1">
          <table:table-cell office:value-type="float" office:value="0.95">
            <text:p>0,95</text:p>
          </table:table-cell>
          <table:table-cell table:number-columns-repeated="4"/>
          <table:table-cell table:formula="of:=1/(([.A95]-[.$B$2])*([.A95]-[.$B$2])+[.$B$4])" office:value-type="float" office:value="0.0184493335178267">
            <text:p>0,0184493335</text:p>
          </table:table-cell>
          <table:table-cell table:number-columns-repeated="3"/>
        </table:table-row>
        <table:table-row table:style-name="ro1">
          <table:table-cell office:value-type="float" office:value="0.96">
            <text:p>0,96</text:p>
          </table:table-cell>
          <table:table-cell table:number-columns-repeated="4"/>
          <table:table-cell table:formula="of:=1/(([.A96]-[.$B$2])*([.A96]-[.$B$2])+[.$B$4])" office:value-type="float" office:value="0.0184632654869871">
            <text:p>0,0184632655</text:p>
          </table:table-cell>
          <table:table-cell table:number-columns-repeated="3"/>
        </table:table-row>
        <table:table-row table:style-name="ro1">
          <table:table-cell office:value-type="float" office:value="0.97">
            <text:p>0,97</text:p>
          </table:table-cell>
          <table:table-cell table:number-columns-repeated="4"/>
          <table:table-cell table:formula="of:=1/(([.A97]-[.$B$2])*([.A97]-[.$B$2])+[.$B$4])" office:value-type="float" office:value="0.0184771502321654">
            <text:p>0,0184771502</text:p>
          </table:table-cell>
          <table:table-cell table:number-columns-repeated="3"/>
        </table:table-row>
        <table:table-row table:style-name="ro1">
          <table:table-cell office:value-type="float" office:value="0.98">
            <text:p>0,98</text:p>
          </table:table-cell>
          <table:table-cell table:number-columns-repeated="4"/>
          <table:table-cell table:formula="of:=1/(([.A98]-[.$B$2])*([.A98]-[.$B$2])+[.$B$4])" office:value-type="float" office:value="0.0184909874926961">
            <text:p>0,0184909875</text:p>
          </table:table-cell>
          <table:table-cell table:number-columns-repeated="3"/>
        </table:table-row>
        <table:table-row table:style-name="ro1">
          <table:table-cell office:value-type="float" office:value="0.99">
            <text:p>0,99</text:p>
          </table:table-cell>
          <table:table-cell table:number-columns-repeated="4"/>
          <table:table-cell table:formula="of:=1/(([.A99]-[.$B$2])*([.A99]-[.$B$2])+[.$B$4])" office:value-type="float" office:value="0.0185047770081847">
            <text:p>0,018504777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  <table:table-cell table:formula="of:=1/(([.A100]-[.$B$2])*([.A100]-[.$B$2])+[.$B$4])" office:value-type="float" office:value="0.0185185185185185">
            <text:p>0,0185185185</text:p>
          </table:table-cell>
          <table:table-cell table:number-columns-repeated="3"/>
        </table:table-row>
        <table:table-row table:style-name="ro1">
          <table:table-cell office:value-type="float" office:value="1.01">
            <text:p>1,01</text:p>
          </table:table-cell>
          <table:table-cell table:number-columns-repeated="4"/>
          <table:table-cell table:formula="of:=1/(([.A101]-[.$B$2])*([.A101]-[.$B$2])+[.$B$4])" office:value-type="float" office:value="0.0185322117638774">
            <text:p>0,0185322118</text:p>
          </table:table-cell>
          <table:table-cell table:number-columns-repeated="3"/>
        </table:table-row>
        <table:table-row table:style-name="ro1">
          <table:table-cell office:value-type="float" office:value="1.02">
            <text:p>1,02</text:p>
          </table:table-cell>
          <table:table-cell table:number-columns-repeated="4"/>
          <table:table-cell table:formula="of:=1/(([.A102]-[.$B$2])*([.A102]-[.$B$2])+[.$B$4])" office:value-type="float" office:value="0.0185458564847442">
            <text:p>0,0185458565</text:p>
          </table:table-cell>
          <table:table-cell table:number-columns-repeated="3"/>
        </table:table-row>
        <table:table-row table:style-name="ro1">
          <table:table-cell office:value-type="float" office:value="1.03">
            <text:p>1,03</text:p>
          </table:table-cell>
          <table:table-cell table:number-columns-repeated="4"/>
          <table:table-cell table:formula="of:=1/(([.A103]-[.$B$2])*([.A103]-[.$B$2])+[.$B$4])" office:value-type="float" office:value="0.0185594524219157">
            <text:p>0,0185594524</text:p>
          </table:table-cell>
          <table:table-cell table:number-columns-repeated="3"/>
        </table:table-row>
        <table:table-row table:style-name="ro1">
          <table:table-cell office:value-type="float" office:value="1.04">
            <text:p>1,04</text:p>
          </table:table-cell>
          <table:table-cell table:number-columns-repeated="4"/>
          <table:table-cell table:formula="of:=1/(([.A104]-[.$B$2])*([.A104]-[.$B$2])+[.$B$4])" office:value-type="float" office:value="0.0185729993165136">
            <text:p>0,0185729993</text:p>
          </table:table-cell>
          <table:table-cell table:number-columns-repeated="3"/>
        </table:table-row>
        <table:table-row table:style-name="ro1">
          <table:table-cell office:value-type="float" office:value="1.05">
            <text:p>1,05</text:p>
          </table:table-cell>
          <table:table-cell table:number-columns-repeated="4"/>
          <table:table-cell table:formula="of:=1/(([.A105]-[.$B$2])*([.A105]-[.$B$2])+[.$B$4])" office:value-type="float" office:value="0.0185864969099949">
            <text:p>0,0185864969</text:p>
          </table:table-cell>
          <table:table-cell table:number-columns-repeated="3"/>
        </table:table-row>
        <table:table-row table:style-name="ro1">
          <table:table-cell office:value-type="float" office:value="1.06">
            <text:p>1,06</text:p>
          </table:table-cell>
          <table:table-cell table:number-columns-repeated="4"/>
          <table:table-cell table:formula="of:=1/(([.A106]-[.$B$2])*([.A106]-[.$B$2])+[.$B$4])" office:value-type="float" office:value="0.018599944944163">
            <text:p>0,0185999449</text:p>
          </table:table-cell>
          <table:table-cell table:number-columns-repeated="3"/>
        </table:table-row>
        <table:table-row table:style-name="ro1">
          <table:table-cell office:value-type="float" office:value="1.07">
            <text:p>1,07</text:p>
          </table:table-cell>
          <table:table-cell table:number-columns-repeated="4"/>
          <table:table-cell table:formula="of:=1/(([.A107]-[.$B$2])*([.A107]-[.$B$2])+[.$B$4])" office:value-type="float" office:value="0.0186133431611785">
            <text:p>0,0186133432</text:p>
          </table:table-cell>
          <table:table-cell table:number-columns-repeated="3"/>
        </table:table-row>
        <table:table-row table:style-name="ro1">
          <table:table-cell office:value-type="float" office:value="1.08">
            <text:p>1,08</text:p>
          </table:table-cell>
          <table:table-cell table:number-columns-repeated="4"/>
          <table:table-cell table:formula="of:=1/(([.A108]-[.$B$2])*([.A108]-[.$B$2])+[.$B$4])" office:value-type="float" office:value="0.0186266913035704">
            <text:p>0,0186266913</text:p>
          </table:table-cell>
          <table:table-cell table:number-columns-repeated="3"/>
        </table:table-row>
        <table:table-row table:style-name="ro1">
          <table:table-cell office:value-type="float" office:value="1.09">
            <text:p>1,09</text:p>
          </table:table-cell>
          <table:table-cell table:number-columns-repeated="4"/>
          <table:table-cell table:formula="of:=1/(([.A109]-[.$B$2])*([.A109]-[.$B$2])+[.$B$4])" office:value-type="float" office:value="0.0186399891142464">
            <text:p>0,0186399891</text:p>
          </table:table-cell>
          <table:table-cell table:number-columns-repeated="3"/>
        </table:table-row>
        <table:table-row table:style-name="ro1">
          <table:table-cell office:value-type="float" office:value="1.1">
            <text:p>1,1</text:p>
          </table:table-cell>
          <table:table-cell table:number-columns-repeated="4"/>
          <table:table-cell table:formula="of:=1/(([.A110]-[.$B$2])*([.A110]-[.$B$2])+[.$B$4])" office:value-type="float" office:value="0.0186532363365044">
            <text:p>0,0186532363</text:p>
          </table:table-cell>
          <table:table-cell table:number-columns-repeated="3"/>
        </table:table-row>
        <table:table-row table:style-name="ro1">
          <table:table-cell office:value-type="float" office:value="1.11">
            <text:p>1,11</text:p>
          </table:table-cell>
          <table:table-cell table:number-columns-repeated="4"/>
          <table:table-cell table:formula="of:=1/(([.A111]-[.$B$2])*([.A111]-[.$B$2])+[.$B$4])" office:value-type="float" office:value="0.0186664327140433">
            <text:p>0,0186664327</text:p>
          </table:table-cell>
          <table:table-cell table:number-columns-repeated="3"/>
        </table:table-row>
        <table:table-row table:style-name="ro1">
          <table:table-cell office:value-type="float" office:value="1.12">
            <text:p>1,12</text:p>
          </table:table-cell>
          <table:table-cell table:number-columns-repeated="4"/>
          <table:table-cell table:formula="of:=1/(([.A112]-[.$B$2])*([.A112]-[.$B$2])+[.$B$4])" office:value-type="float" office:value="0.018679577990974">
            <text:p>0,018679578</text:p>
          </table:table-cell>
          <table:table-cell table:number-columns-repeated="3"/>
        </table:table-row>
        <table:table-row table:style-name="ro1">
          <table:table-cell office:value-type="float" office:value="1.13">
            <text:p>1,13</text:p>
          </table:table-cell>
          <table:table-cell table:number-columns-repeated="4"/>
          <table:table-cell table:formula="of:=1/(([.A113]-[.$B$2])*([.A113]-[.$B$2])+[.$B$4])" office:value-type="float" office:value="0.0186926719118304">
            <text:p>0,0186926719</text:p>
          </table:table-cell>
          <table:table-cell table:number-columns-repeated="3"/>
        </table:table-row>
        <table:table-row table:style-name="ro1">
          <table:table-cell office:value-type="float" office:value="1.14">
            <text:p>1,14</text:p>
          </table:table-cell>
          <table:table-cell table:number-columns-repeated="4"/>
          <table:table-cell table:formula="of:=1/(([.A114]-[.$B$2])*([.A114]-[.$B$2])+[.$B$4])" office:value-type="float" office:value="0.0187057142215804">
            <text:p>0,0187057142</text:p>
          </table:table-cell>
          <table:table-cell table:number-columns-repeated="3"/>
        </table:table-row>
        <table:table-row table:style-name="ro1">
          <table:table-cell office:value-type="float" office:value="1.15">
            <text:p>1,15</text:p>
          </table:table-cell>
          <table:table-cell table:number-columns-repeated="4"/>
          <table:table-cell table:formula="of:=1/(([.A115]-[.$B$2])*([.A115]-[.$B$2])+[.$B$4])" office:value-type="float" office:value="0.0187187046656371">
            <text:p>0,0187187047</text:p>
          </table:table-cell>
          <table:table-cell table:number-columns-repeated="3"/>
        </table:table-row>
        <table:table-row table:style-name="ro1">
          <table:table-cell office:value-type="float" office:value="1.16">
            <text:p>1,16</text:p>
          </table:table-cell>
          <table:table-cell table:number-columns-repeated="4"/>
          <table:table-cell table:formula="of:=1/(([.A116]-[.$B$2])*([.A116]-[.$B$2])+[.$B$4])" office:value-type="float" office:value="0.0187316429898699">
            <text:p>0,018731643</text:p>
          </table:table-cell>
          <table:table-cell table:number-columns-repeated="3"/>
        </table:table-row>
        <table:table-row table:style-name="ro1">
          <table:table-cell office:value-type="float" office:value="1.17">
            <text:p>1,17</text:p>
          </table:table-cell>
          <table:table-cell table:number-columns-repeated="4"/>
          <table:table-cell table:formula="of:=1/(([.A117]-[.$B$2])*([.A117]-[.$B$2])+[.$B$4])" office:value-type="float" office:value="0.0187445289406155">
            <text:p>0,0187445289</text:p>
          </table:table-cell>
          <table:table-cell table:number-columns-repeated="3"/>
        </table:table-row>
        <table:table-row table:style-name="ro1">
          <table:table-cell office:value-type="float" office:value="1.18">
            <text:p>1,18</text:p>
          </table:table-cell>
          <table:table-cell table:number-columns-repeated="4"/>
          <table:table-cell table:formula="of:=1/(([.A118]-[.$B$2])*([.A118]-[.$B$2])+[.$B$4])" office:value-type="float" office:value="0.0187573622646889">
            <text:p>0,0187573623</text:p>
          </table:table-cell>
          <table:table-cell table:number-columns-repeated="3"/>
        </table:table-row>
        <table:table-row table:style-name="ro1">
          <table:table-cell office:value-type="float" office:value="1.19">
            <text:p>1,19</text:p>
          </table:table-cell>
          <table:table-cell table:number-columns-repeated="4"/>
          <table:table-cell table:formula="of:=1/(([.A119]-[.$B$2])*([.A119]-[.$B$2])+[.$B$4])" office:value-type="float" office:value="0.018770142709395">
            <text:p>0,0187701427</text:p>
          </table:table-cell>
          <table:table-cell table:number-columns-repeated="3"/>
        </table:table-row>
        <table:table-row table:style-name="ro1">
          <table:table-cell office:value-type="float" office:value="1.2">
            <text:p>1,2</text:p>
          </table:table-cell>
          <table:table-cell table:number-columns-repeated="4"/>
          <table:table-cell table:formula="of:=1/(([.A120]-[.$B$2])*([.A120]-[.$B$2])+[.$B$4])" office:value-type="float" office:value="0.0187828700225394">
            <text:p>0,01878287</text:p>
          </table:table-cell>
          <table:table-cell table:number-columns-repeated="3"/>
        </table:table-row>
        <table:table-row table:style-name="ro1">
          <table:table-cell office:value-type="float" office:value="1.21">
            <text:p>1,21</text:p>
          </table:table-cell>
          <table:table-cell table:number-columns-repeated="4"/>
          <table:table-cell table:formula="of:=1/(([.A121]-[.$B$2])*([.A121]-[.$B$2])+[.$B$4])" office:value-type="float" office:value="0.0187955439524398">
            <text:p>0,018795544</text:p>
          </table:table-cell>
          <table:table-cell table:number-columns-repeated="3"/>
        </table:table-row>
        <table:table-row table:style-name="ro1">
          <table:table-cell office:value-type="float" office:value="1.22">
            <text:p>1,22</text:p>
          </table:table-cell>
          <table:table-cell table:number-columns-repeated="4"/>
          <table:table-cell table:formula="of:=1/(([.A122]-[.$B$2])*([.A122]-[.$B$2])+[.$B$4])" office:value-type="float" office:value="0.0188081642479367">
            <text:p>0,0188081642</text:p>
          </table:table-cell>
          <table:table-cell table:number-columns-repeated="3"/>
        </table:table-row>
        <table:table-row table:style-name="ro1">
          <table:table-cell office:value-type="float" office:value="1.23">
            <text:p>1,23</text:p>
          </table:table-cell>
          <table:table-cell table:number-columns-repeated="4"/>
          <table:table-cell table:formula="of:=1/(([.A123]-[.$B$2])*([.A123]-[.$B$2])+[.$B$4])" office:value-type="float" office:value="0.0188207306584056">
            <text:p>0,0188207307</text:p>
          </table:table-cell>
          <table:table-cell table:number-columns-repeated="3"/>
        </table:table-row>
        <table:table-row table:style-name="ro1">
          <table:table-cell office:value-type="float" office:value="1.24">
            <text:p>1,24</text:p>
          </table:table-cell>
          <table:table-cell table:number-columns-repeated="4"/>
          <table:table-cell table:formula="of:=1/(([.A124]-[.$B$2])*([.A124]-[.$B$2])+[.$B$4])" office:value-type="float" office:value="0.0188332429337673">
            <text:p>0,0188332429</text:p>
          </table:table-cell>
          <table:table-cell table:number-columns-repeated="3"/>
        </table:table-row>
        <table:table-row table:style-name="ro1">
          <table:table-cell office:value-type="float" office:value="1.25">
            <text:p>1,25</text:p>
          </table:table-cell>
          <table:table-cell table:number-columns-repeated="4"/>
          <table:table-cell table:formula="of:=1/(([.A125]-[.$B$2])*([.A125]-[.$B$2])+[.$B$4])" office:value-type="float" office:value="0.0188457008244994">
            <text:p>0,0188457008</text:p>
          </table:table-cell>
          <table:table-cell table:number-columns-repeated="3"/>
        </table:table-row>
        <table:table-row table:style-name="ro1">
          <table:table-cell office:value-type="float" office:value="1.26">
            <text:p>1,26</text:p>
          </table:table-cell>
          <table:table-cell table:number-columns-repeated="4"/>
          <table:table-cell table:formula="of:=1/(([.A126]-[.$B$2])*([.A126]-[.$B$2])+[.$B$4])" office:value-type="float" office:value="0.018858104081648">
            <text:p>0,0188581041</text:p>
          </table:table-cell>
          <table:table-cell table:number-columns-repeated="3"/>
        </table:table-row>
        <table:table-row table:style-name="ro1">
          <table:table-cell office:value-type="float" office:value="1.27">
            <text:p>1,27</text:p>
          </table:table-cell>
          <table:table-cell table:number-columns-repeated="4"/>
          <table:table-cell table:formula="of:=1/(([.A127]-[.$B$2])*([.A127]-[.$B$2])+[.$B$4])" office:value-type="float" office:value="0.0188704524568386">
            <text:p>0,0188704525</text:p>
          </table:table-cell>
          <table:table-cell table:number-columns-repeated="3"/>
        </table:table-row>
        <table:table-row table:style-name="ro1">
          <table:table-cell office:value-type="float" office:value="1.28">
            <text:p>1,28</text:p>
          </table:table-cell>
          <table:table-cell table:number-columns-repeated="4"/>
          <table:table-cell table:formula="of:=1/(([.A128]-[.$B$2])*([.A128]-[.$B$2])+[.$B$4])" office:value-type="float" office:value="0.0188827457022871">
            <text:p>0,0188827457</text:p>
          </table:table-cell>
          <table:table-cell table:number-columns-repeated="3"/>
        </table:table-row>
        <table:table-row table:style-name="ro1">
          <table:table-cell office:value-type="float" office:value="1.29">
            <text:p>1,29</text:p>
          </table:table-cell>
          <table:table-cell table:number-columns-repeated="4"/>
          <table:table-cell table:formula="of:=1/(([.A129]-[.$B$2])*([.A129]-[.$B$2])+[.$B$4])" office:value-type="float" office:value="0.0188949835708118">
            <text:p>0,0188949836</text:p>
          </table:table-cell>
          <table:table-cell table:number-columns-repeated="3"/>
        </table:table-row>
        <table:table-row table:style-name="ro1">
          <table:table-cell office:value-type="float" office:value="1.3">
            <text:p>1,3</text:p>
          </table:table-cell>
          <table:table-cell table:number-columns-repeated="4"/>
          <table:table-cell table:formula="of:=1/(([.A130]-[.$B$2])*([.A130]-[.$B$2])+[.$B$4])" office:value-type="float" office:value="0.0189071658158442">
            <text:p>0,0189071658</text:p>
          </table:table-cell>
          <table:table-cell table:number-columns-repeated="3"/>
        </table:table-row>
        <table:table-row table:style-name="ro1">
          <table:table-cell office:value-type="float" office:value="1.31">
            <text:p>1,31</text:p>
          </table:table-cell>
          <table:table-cell table:number-columns-repeated="4"/>
          <table:table-cell table:formula="of:=1/(([.A131]-[.$B$2])*([.A131]-[.$B$2])+[.$B$4])" office:value-type="float" office:value="0.0189192921914405">
            <text:p>0,0189192922</text:p>
          </table:table-cell>
          <table:table-cell table:number-columns-repeated="3"/>
        </table:table-row>
        <table:table-row table:style-name="ro1">
          <table:table-cell office:value-type="float" office:value="1.32">
            <text:p>1,32</text:p>
          </table:table-cell>
          <table:table-cell table:number-columns-repeated="4"/>
          <table:table-cell table:formula="of:=1/(([.A132]-[.$B$2])*([.A132]-[.$B$2])+[.$B$4])" office:value-type="float" office:value="0.018931362452293">
            <text:p>0,0189313625</text:p>
          </table:table-cell>
          <table:table-cell table:number-columns-repeated="3"/>
        </table:table-row>
        <table:table-row table:style-name="ro1">
          <table:table-cell office:value-type="float" office:value="1.33">
            <text:p>1,33</text:p>
          </table:table-cell>
          <table:table-cell table:number-columns-repeated="4"/>
          <table:table-cell table:formula="of:=1/(([.A133]-[.$B$2])*([.A133]-[.$B$2])+[.$B$4])" office:value-type="float" office:value="0.018943376353741">
            <text:p>0,0189433764</text:p>
          </table:table-cell>
          <table:table-cell table:number-columns-repeated="3"/>
        </table:table-row>
        <table:table-row table:style-name="ro1">
          <table:table-cell office:value-type="float" office:value="1.34">
            <text:p>1,34</text:p>
          </table:table-cell>
          <table:table-cell table:number-columns-repeated="4"/>
          <table:table-cell table:formula="of:=1/(([.A134]-[.$B$2])*([.A134]-[.$B$2])+[.$B$4])" office:value-type="float" office:value="0.0189553336517829">
            <text:p>0,0189553337</text:p>
          </table:table-cell>
          <table:table-cell table:number-columns-repeated="3"/>
        </table:table-row>
        <table:table-row table:style-name="ro1">
          <table:table-cell office:value-type="float" office:value="1.35">
            <text:p>1,35</text:p>
          </table:table-cell>
          <table:table-cell table:number-columns-repeated="4"/>
          <table:table-cell table:formula="of:=1/(([.A135]-[.$B$2])*([.A135]-[.$B$2])+[.$B$4])" office:value-type="float" office:value="0.0189672341030869">
            <text:p>0,0189672341</text:p>
          </table:table-cell>
          <table:table-cell table:number-columns-repeated="3"/>
        </table:table-row>
        <table:table-row table:style-name="ro1">
          <table:table-cell office:value-type="float" office:value="1.36">
            <text:p>1,36</text:p>
          </table:table-cell>
          <table:table-cell table:number-columns-repeated="4"/>
          <table:table-cell table:formula="of:=1/(([.A136]-[.$B$2])*([.A136]-[.$B$2])+[.$B$4])" office:value-type="float" office:value="0.0189790774650026">
            <text:p>0,0189790775</text:p>
          </table:table-cell>
          <table:table-cell table:number-columns-repeated="3"/>
        </table:table-row>
        <table:table-row table:style-name="ro1">
          <table:table-cell office:value-type="float" office:value="1.37">
            <text:p>1,37</text:p>
          </table:table-cell>
          <table:table-cell table:number-columns-repeated="4"/>
          <table:table-cell table:formula="of:=1/(([.A137]-[.$B$2])*([.A137]-[.$B$2])+[.$B$4])" office:value-type="float" office:value="0.0189908634955723">
            <text:p>0,0189908635</text:p>
          </table:table-cell>
          <table:table-cell table:number-columns-repeated="3"/>
        </table:table-row>
        <table:table-row table:style-name="ro1">
          <table:table-cell office:value-type="float" office:value="1.38">
            <text:p>1,38</text:p>
          </table:table-cell>
          <table:table-cell table:number-columns-repeated="4"/>
          <table:table-cell table:formula="of:=1/(([.A138]-[.$B$2])*([.A138]-[.$B$2])+[.$B$4])" office:value-type="float" office:value="0.0190025919535425">
            <text:p>0,019002592</text:p>
          </table:table-cell>
          <table:table-cell table:number-columns-repeated="3"/>
        </table:table-row>
        <table:table-row table:style-name="ro1">
          <table:table-cell office:value-type="float" office:value="1.39">
            <text:p>1,39</text:p>
          </table:table-cell>
          <table:table-cell table:number-columns-repeated="4"/>
          <table:table-cell table:formula="of:=1/(([.A139]-[.$B$2])*([.A139]-[.$B$2])+[.$B$4])" office:value-type="float" office:value="0.019014262598375">
            <text:p>0,0190142626</text:p>
          </table:table-cell>
          <table:table-cell table:number-columns-repeated="3"/>
        </table:table-row>
        <table:table-row table:style-name="ro1">
          <table:table-cell office:value-type="float" office:value="1.4">
            <text:p>1,4</text:p>
          </table:table-cell>
          <table:table-cell table:number-columns-repeated="4"/>
          <table:table-cell table:formula="of:=1/(([.A140]-[.$B$2])*([.A140]-[.$B$2])+[.$B$4])" office:value-type="float" office:value="0.0190258751902588">
            <text:p>0,0190258752</text:p>
          </table:table-cell>
          <table:table-cell table:number-columns-repeated="3"/>
        </table:table-row>
        <table:table-row table:style-name="ro1">
          <table:table-cell office:value-type="float" office:value="1.41">
            <text:p>1,41</text:p>
          </table:table-cell>
          <table:table-cell table:number-columns-repeated="4"/>
          <table:table-cell table:formula="of:=1/(([.A141]-[.$B$2])*([.A141]-[.$B$2])+[.$B$4])" office:value-type="float" office:value="0.0190374294901205">
            <text:p>0,0190374295</text:p>
          </table:table-cell>
          <table:table-cell table:number-columns-repeated="3"/>
        </table:table-row>
        <table:table-row table:style-name="ro1">
          <table:table-cell office:value-type="float" office:value="1.42">
            <text:p>1,42</text:p>
          </table:table-cell>
          <table:table-cell table:number-columns-repeated="4"/>
          <table:table-cell table:formula="of:=1/(([.A142]-[.$B$2])*([.A142]-[.$B$2])+[.$B$4])" office:value-type="float" office:value="0.0190489252596369">
            <text:p>0,0190489253</text:p>
          </table:table-cell>
          <table:table-cell table:number-columns-repeated="3"/>
        </table:table-row>
        <table:table-row table:style-name="ro1">
          <table:table-cell office:value-type="float" office:value="1.43">
            <text:p>1,43</text:p>
          </table:table-cell>
          <table:table-cell table:number-columns-repeated="4"/>
          <table:table-cell table:formula="of:=1/(([.A143]-[.$B$2])*([.A143]-[.$B$2])+[.$B$4])" office:value-type="float" office:value="0.0190603622612451">
            <text:p>0,0190603623</text:p>
          </table:table-cell>
          <table:table-cell table:number-columns-repeated="3"/>
        </table:table-row>
        <table:table-row table:style-name="ro1">
          <table:table-cell office:value-type="float" office:value="1.44">
            <text:p>1,44</text:p>
          </table:table-cell>
          <table:table-cell table:number-columns-repeated="4"/>
          <table:table-cell table:formula="of:=1/(([.A144]-[.$B$2])*([.A144]-[.$B$2])+[.$B$4])" office:value-type="float" office:value="0.0190717402581551">
            <text:p>0,0190717403</text:p>
          </table:table-cell>
          <table:table-cell table:number-columns-repeated="3"/>
        </table:table-row>
        <table:table-row table:style-name="ro1">
          <table:table-cell office:value-type="float" office:value="1.45">
            <text:p>1,45</text:p>
          </table:table-cell>
          <table:table-cell table:number-columns-repeated="4"/>
          <table:table-cell table:formula="of:=1/(([.A145]-[.$B$2])*([.A145]-[.$B$2])+[.$B$4])" office:value-type="float" office:value="0.01908305901436">
            <text:p>0,019083059</text:p>
          </table:table-cell>
          <table:table-cell table:number-columns-repeated="3"/>
        </table:table-row>
        <table:table-row table:style-name="ro1">
          <table:table-cell office:value-type="float" office:value="1.46">
            <text:p>1,46</text:p>
          </table:table-cell>
          <table:table-cell table:number-columns-repeated="4"/>
          <table:table-cell table:formula="of:=1/(([.A146]-[.$B$2])*([.A146]-[.$B$2])+[.$B$4])" office:value-type="float" office:value="0.0190943182946482">
            <text:p>0,0190943183</text:p>
          </table:table-cell>
          <table:table-cell table:number-columns-repeated="3"/>
        </table:table-row>
        <table:table-row table:style-name="ro1">
          <table:table-cell office:value-type="float" office:value="1.47">
            <text:p>1,47</text:p>
          </table:table-cell>
          <table:table-cell table:number-columns-repeated="4"/>
          <table:table-cell table:formula="of:=1/(([.A147]-[.$B$2])*([.A147]-[.$B$2])+[.$B$4])" office:value-type="float" office:value="0.0191055178646145">
            <text:p>0,0191055179</text:p>
          </table:table-cell>
          <table:table-cell table:number-columns-repeated="3"/>
        </table:table-row>
        <table:table-row table:style-name="ro1">
          <table:table-cell office:value-type="float" office:value="1.48">
            <text:p>1,48</text:p>
          </table:table-cell>
          <table:table-cell table:number-columns-repeated="4"/>
          <table:table-cell table:formula="of:=1/(([.A148]-[.$B$2])*([.A148]-[.$B$2])+[.$B$4])" office:value-type="float" office:value="0.0191166574906711">
            <text:p>0,0191166575</text:p>
          </table:table-cell>
          <table:table-cell table:number-columns-repeated="3"/>
        </table:table-row>
        <table:table-row table:style-name="ro1">
          <table:table-cell office:value-type="float" office:value="1.49">
            <text:p>1,49</text:p>
          </table:table-cell>
          <table:table-cell table:number-columns-repeated="4"/>
          <table:table-cell table:formula="of:=1/(([.A149]-[.$B$2])*([.A149]-[.$B$2])+[.$B$4])" office:value-type="float" office:value="0.0191277369400594">
            <text:p>0,0191277369</text:p>
          </table:table-cell>
          <table:table-cell table:number-columns-repeated="3"/>
        </table:table-row>
        <table:table-row table:style-name="ro1">
          <table:table-cell office:value-type="float" office:value="1.5">
            <text:p>1,5</text:p>
          </table:table-cell>
          <table:table-cell table:number-columns-repeated="4"/>
          <table:table-cell table:formula="of:=1/(([.A150]-[.$B$2])*([.A150]-[.$B$2])+[.$B$4])" office:value-type="float" office:value="0.0191387559808612">
            <text:p>0,019138756</text:p>
          </table:table-cell>
          <table:table-cell table:number-columns-repeated="3"/>
        </table:table-row>
        <table:table-row table:style-name="ro1">
          <table:table-cell office:value-type="float" office:value="1.51">
            <text:p>1,51</text:p>
          </table:table-cell>
          <table:table-cell table:number-columns-repeated="4"/>
          <table:table-cell table:formula="of:=1/(([.A151]-[.$B$2])*([.A151]-[.$B$2])+[.$B$4])" office:value-type="float" office:value="0.01914971438201">
            <text:p>0,0191497144</text:p>
          </table:table-cell>
          <table:table-cell table:number-columns-repeated="3"/>
        </table:table-row>
        <table:table-row table:style-name="ro1">
          <table:table-cell office:value-type="float" office:value="1.52">
            <text:p>1,52</text:p>
          </table:table-cell>
          <table:table-cell table:number-columns-repeated="4"/>
          <table:table-cell table:formula="of:=1/(([.A152]-[.$B$2])*([.A152]-[.$B$2])+[.$B$4])" office:value-type="float" office:value="0.0191606119133021">
            <text:p>0,0191606119</text:p>
          </table:table-cell>
          <table:table-cell table:number-columns-repeated="3"/>
        </table:table-row>
        <table:table-row table:style-name="ro1">
          <table:table-cell office:value-type="float" office:value="1.53">
            <text:p>1,53</text:p>
          </table:table-cell>
          <table:table-cell table:number-columns-repeated="4"/>
          <table:table-cell table:formula="of:=1/(([.A153]-[.$B$2])*([.A153]-[.$B$2])+[.$B$4])" office:value-type="float" office:value="0.0191714483454082">
            <text:p>0,0191714483</text:p>
          </table:table-cell>
          <table:table-cell table:number-columns-repeated="3"/>
        </table:table-row>
        <table:table-row table:style-name="ro1">
          <table:table-cell office:value-type="float" office:value="1.54">
            <text:p>1,54</text:p>
          </table:table-cell>
          <table:table-cell table:number-columns-repeated="4"/>
          <table:table-cell table:formula="of:=1/(([.A154]-[.$B$2])*([.A154]-[.$B$2])+[.$B$4])" office:value-type="float" office:value="0.0191822234498845">
            <text:p>0,0191822234</text:p>
          </table:table-cell>
          <table:table-cell table:number-columns-repeated="3"/>
        </table:table-row>
        <table:table-row table:style-name="ro1">
          <table:table-cell office:value-type="float" office:value="1.55">
            <text:p>1,55</text:p>
          </table:table-cell>
          <table:table-cell table:number-columns-repeated="4"/>
          <table:table-cell table:formula="of:=1/(([.A155]-[.$B$2])*([.A155]-[.$B$2])+[.$B$4])" office:value-type="float" office:value="0.0191929369991843">
            <text:p>0,019192937</text:p>
          </table:table-cell>
          <table:table-cell table:number-columns-repeated="3"/>
        </table:table-row>
        <table:table-row table:style-name="ro1">
          <table:table-cell office:value-type="float" office:value="1.56">
            <text:p>1,56</text:p>
          </table:table-cell>
          <table:table-cell table:number-columns-repeated="4"/>
          <table:table-cell table:formula="of:=1/(([.A156]-[.$B$2])*([.A156]-[.$B$2])+[.$B$4])" office:value-type="float" office:value="0.0192035887666687">
            <text:p>0,0192035888</text:p>
          </table:table-cell>
          <table:table-cell table:number-columns-repeated="3"/>
        </table:table-row>
        <table:table-row table:style-name="ro1">
          <table:table-cell office:value-type="float" office:value="1.57">
            <text:p>1,57</text:p>
          </table:table-cell>
          <table:table-cell table:number-columns-repeated="4"/>
          <table:table-cell table:formula="of:=1/(([.A157]-[.$B$2])*([.A157]-[.$B$2])+[.$B$4])" office:value-type="float" office:value="0.0192141785266184">
            <text:p>0,0192141785</text:p>
          </table:table-cell>
          <table:table-cell table:number-columns-repeated="3"/>
        </table:table-row>
        <table:table-row table:style-name="ro1">
          <table:table-cell office:value-type="float" office:value="1.58">
            <text:p>1,58</text:p>
          </table:table-cell>
          <table:table-cell table:number-columns-repeated="4"/>
          <table:table-cell table:formula="of:=1/(([.A158]-[.$B$2])*([.A158]-[.$B$2])+[.$B$4])" office:value-type="float" office:value="0.0192247060542444">
            <text:p>0,0192247061</text:p>
          </table:table-cell>
          <table:table-cell table:number-columns-repeated="3"/>
        </table:table-row>
        <table:table-row table:style-name="ro1">
          <table:table-cell office:value-type="float" office:value="1.59">
            <text:p>1,59</text:p>
          </table:table-cell>
          <table:table-cell table:number-columns-repeated="4"/>
          <table:table-cell table:formula="of:=1/(([.A159]-[.$B$2])*([.A159]-[.$B$2])+[.$B$4])" office:value-type="float" office:value="0.0192351711256999">
            <text:p>0,0192351711</text:p>
          </table:table-cell>
          <table:table-cell table:number-columns-repeated="3"/>
        </table:table-row>
        <table:table-row table:style-name="ro1">
          <table:table-cell office:value-type="float" office:value="1.6">
            <text:p>1,6</text:p>
          </table:table-cell>
          <table:table-cell table:number-columns-repeated="4"/>
          <table:table-cell table:formula="of:=1/(([.A160]-[.$B$2])*([.A160]-[.$B$2])+[.$B$4])" office:value-type="float" office:value="0.0192455735180908">
            <text:p>0,0192455735</text:p>
          </table:table-cell>
          <table:table-cell table:number-columns-repeated="3"/>
        </table:table-row>
        <table:table-row table:style-name="ro1">
          <table:table-cell office:value-type="float" office:value="1.61">
            <text:p>1,61</text:p>
          </table:table-cell>
          <table:table-cell table:number-columns-repeated="4"/>
          <table:table-cell table:formula="of:=1/(([.A161]-[.$B$2])*([.A161]-[.$B$2])+[.$B$4])" office:value-type="float" office:value="0.0192559130094874">
            <text:p>0,019255913</text:p>
          </table:table-cell>
          <table:table-cell table:number-columns-repeated="3"/>
        </table:table-row>
        <table:table-row table:style-name="ro1">
          <table:table-cell office:value-type="float" office:value="1.62">
            <text:p>1,62</text:p>
          </table:table-cell>
          <table:table-cell table:number-columns-repeated="4"/>
          <table:table-cell table:formula="of:=1/(([.A162]-[.$B$2])*([.A162]-[.$B$2])+[.$B$4])" office:value-type="float" office:value="0.0192661893789351">
            <text:p>0,0192661894</text:p>
          </table:table-cell>
          <table:table-cell table:number-columns-repeated="3"/>
        </table:table-row>
        <table:table-row table:style-name="ro1">
          <table:table-cell office:value-type="float" office:value="1.63">
            <text:p>1,63</text:p>
          </table:table-cell>
          <table:table-cell table:number-columns-repeated="4"/>
          <table:table-cell table:formula="of:=1/(([.A163]-[.$B$2])*([.A163]-[.$B$2])+[.$B$4])" office:value-type="float" office:value="0.0192764024064661">
            <text:p>0,0192764024</text:p>
          </table:table-cell>
          <table:table-cell table:number-columns-repeated="3"/>
        </table:table-row>
        <table:table-row table:style-name="ro1">
          <table:table-cell office:value-type="float" office:value="1.64">
            <text:p>1,64</text:p>
          </table:table-cell>
          <table:table-cell table:number-columns-repeated="4"/>
          <table:table-cell table:formula="of:=1/(([.A164]-[.$B$2])*([.A164]-[.$B$2])+[.$B$4])" office:value-type="float" office:value="0.0192865518731099">
            <text:p>0,0192865519</text:p>
          </table:table-cell>
          <table:table-cell table:number-columns-repeated="3"/>
        </table:table-row>
        <table:table-row table:style-name="ro1">
          <table:table-cell office:value-type="float" office:value="1.65">
            <text:p>1,65</text:p>
          </table:table-cell>
          <table:table-cell table:number-columns-repeated="4"/>
          <table:table-cell table:formula="of:=1/(([.A165]-[.$B$2])*([.A165]-[.$B$2])+[.$B$4])" office:value-type="float" office:value="0.019296637560905">
            <text:p>0,0192966376</text:p>
          </table:table-cell>
          <table:table-cell table:number-columns-repeated="3"/>
        </table:table-row>
        <table:table-row table:style-name="ro1">
          <table:table-cell office:value-type="float" office:value="1.66">
            <text:p>1,66</text:p>
          </table:table-cell>
          <table:table-cell table:number-columns-repeated="4"/>
          <table:table-cell table:formula="of:=1/(([.A166]-[.$B$2])*([.A166]-[.$B$2])+[.$B$4])" office:value-type="float" office:value="0.0193066592529095">
            <text:p>0,0193066593</text:p>
          </table:table-cell>
          <table:table-cell table:number-columns-repeated="3"/>
        </table:table-row>
        <table:table-row table:style-name="ro1">
          <table:table-cell office:value-type="float" office:value="1.67">
            <text:p>1,67</text:p>
          </table:table-cell>
          <table:table-cell table:number-columns-repeated="4"/>
          <table:table-cell table:formula="of:=1/(([.A167]-[.$B$2])*([.A167]-[.$B$2])+[.$B$4])" office:value-type="float" office:value="0.0193166167332124">
            <text:p>0,0193166167</text:p>
          </table:table-cell>
          <table:table-cell table:number-columns-repeated="3"/>
        </table:table-row>
        <table:table-row table:style-name="ro1">
          <table:table-cell office:value-type="float" office:value="1.68">
            <text:p>1,68</text:p>
          </table:table-cell>
          <table:table-cell table:number-columns-repeated="4"/>
          <table:table-cell table:formula="of:=1/(([.A168]-[.$B$2])*([.A168]-[.$B$2])+[.$B$4])" office:value-type="float" office:value="0.0193265097869446">
            <text:p>0,0193265098</text:p>
          </table:table-cell>
          <table:table-cell table:number-columns-repeated="3"/>
        </table:table-row>
        <table:table-row table:style-name="ro1">
          <table:table-cell office:value-type="float" office:value="1.69">
            <text:p>1,69</text:p>
          </table:table-cell>
          <table:table-cell table:number-columns-repeated="4"/>
          <table:table-cell table:formula="of:=1/(([.A169]-[.$B$2])*([.A169]-[.$B$2])+[.$B$4])" office:value-type="float" office:value="0.0193363382002897">
            <text:p>0,0193363382</text:p>
          </table:table-cell>
          <table:table-cell table:number-columns-repeated="3"/>
        </table:table-row>
        <table:table-row table:style-name="ro1">
          <table:table-cell office:value-type="float" office:value="1.7">
            <text:p>1,7</text:p>
          </table:table-cell>
          <table:table-cell table:number-columns-repeated="4"/>
          <table:table-cell table:formula="of:=1/(([.A170]-[.$B$2])*([.A170]-[.$B$2])+[.$B$4])" office:value-type="float" office:value="0.0193461017604953">
            <text:p>0,0193461018</text:p>
          </table:table-cell>
          <table:table-cell table:number-columns-repeated="3"/>
        </table:table-row>
        <table:table-row table:style-name="ro1">
          <table:table-cell office:value-type="float" office:value="1.71">
            <text:p>1,71</text:p>
          </table:table-cell>
          <table:table-cell table:number-columns-repeated="4"/>
          <table:table-cell table:formula="of:=1/(([.A171]-[.$B$2])*([.A171]-[.$B$2])+[.$B$4])" office:value-type="float" office:value="0.0193558002558837">
            <text:p>0,0193558003</text:p>
          </table:table-cell>
          <table:table-cell table:number-columns-repeated="3"/>
        </table:table-row>
        <table:table-row table:style-name="ro1">
          <table:table-cell office:value-type="float" office:value="1.72">
            <text:p>1,72</text:p>
          </table:table-cell>
          <table:table-cell table:number-columns-repeated="4"/>
          <table:table-cell table:formula="of:=1/(([.A172]-[.$B$2])*([.A172]-[.$B$2])+[.$B$4])" office:value-type="float" office:value="0.0193654334758629">
            <text:p>0,0193654335</text:p>
          </table:table-cell>
          <table:table-cell table:number-columns-repeated="3"/>
        </table:table-row>
        <table:table-row table:style-name="ro1">
          <table:table-cell office:value-type="float" office:value="1.73">
            <text:p>1,73</text:p>
          </table:table-cell>
          <table:table-cell table:number-columns-repeated="4"/>
          <table:table-cell table:formula="of:=1/(([.A173]-[.$B$2])*([.A173]-[.$B$2])+[.$B$4])" office:value-type="float" office:value="0.0193750012109376">
            <text:p>0,0193750012</text:p>
          </table:table-cell>
          <table:table-cell table:number-columns-repeated="3"/>
        </table:table-row>
        <table:table-row table:style-name="ro1">
          <table:table-cell office:value-type="float" office:value="1.74">
            <text:p>1,74</text:p>
          </table:table-cell>
          <table:table-cell table:number-columns-repeated="4"/>
          <table:table-cell table:formula="of:=1/(([.A174]-[.$B$2])*([.A174]-[.$B$2])+[.$B$4])" office:value-type="float" office:value="0.0193845032527196">
            <text:p>0,0193845033</text:p>
          </table:table-cell>
          <table:table-cell table:number-columns-repeated="3"/>
        </table:table-row>
        <table:table-row table:style-name="ro1">
          <table:table-cell office:value-type="float" office:value="1.75">
            <text:p>1,75</text:p>
          </table:table-cell>
          <table:table-cell table:number-columns-repeated="4"/>
          <table:table-cell table:formula="of:=1/(([.A175]-[.$B$2])*([.A175]-[.$B$2])+[.$B$4])" office:value-type="float" office:value="0.0193939393939394">
            <text:p>0,0193939394</text:p>
          </table:table-cell>
          <table:table-cell table:number-columns-repeated="3"/>
        </table:table-row>
        <table:table-row table:style-name="ro1">
          <table:table-cell office:value-type="float" office:value="1.76">
            <text:p>1,76</text:p>
          </table:table-cell>
          <table:table-cell table:number-columns-repeated="4"/>
          <table:table-cell table:formula="of:=1/(([.A176]-[.$B$2])*([.A176]-[.$B$2])+[.$B$4])" office:value-type="float" office:value="0.0194033094284561">
            <text:p>0,0194033094</text:p>
          </table:table-cell>
          <table:table-cell table:number-columns-repeated="3"/>
        </table:table-row>
        <table:table-row table:style-name="ro1">
          <table:table-cell office:value-type="float" office:value="1.77">
            <text:p>1,77</text:p>
          </table:table-cell>
          <table:table-cell table:number-columns-repeated="4"/>
          <table:table-cell table:formula="of:=1/(([.A177]-[.$B$2])*([.A177]-[.$B$2])+[.$B$4])" office:value-type="float" office:value="0.0194126131512689">
            <text:p>0,0194126132</text:p>
          </table:table-cell>
          <table:table-cell table:number-columns-repeated="3"/>
        </table:table-row>
        <table:table-row table:style-name="ro1">
          <table:table-cell office:value-type="float" office:value="1.78">
            <text:p>1,78</text:p>
          </table:table-cell>
          <table:table-cell table:number-columns-repeated="4"/>
          <table:table-cell table:formula="of:=1/(([.A178]-[.$B$2])*([.A178]-[.$B$2])+[.$B$4])" office:value-type="float" office:value="0.0194218503585274">
            <text:p>0,0194218504</text:p>
          </table:table-cell>
          <table:table-cell table:number-columns-repeated="3"/>
        </table:table-row>
        <table:table-row table:style-name="ro1">
          <table:table-cell office:value-type="float" office:value="1.79">
            <text:p>1,79</text:p>
          </table:table-cell>
          <table:table-cell table:number-columns-repeated="4"/>
          <table:table-cell table:formula="of:=1/(([.A179]-[.$B$2])*([.A179]-[.$B$2])+[.$B$4])" office:value-type="float" office:value="0.0194310208475423">
            <text:p>0,0194310208</text:p>
          </table:table-cell>
          <table:table-cell table:number-columns-repeated="3"/>
        </table:table-row>
        <table:table-row table:style-name="ro1">
          <table:table-cell office:value-type="float" office:value="1.8">
            <text:p>1,8</text:p>
          </table:table-cell>
          <table:table-cell table:number-columns-repeated="4"/>
          <table:table-cell table:formula="of:=1/(([.A180]-[.$B$2])*([.A180]-[.$B$2])+[.$B$4])" office:value-type="float" office:value="0.0194401244167963">
            <text:p>0,0194401244</text:p>
          </table:table-cell>
          <table:table-cell table:number-columns-repeated="3"/>
        </table:table-row>
        <table:table-row table:style-name="ro1">
          <table:table-cell office:value-type="float" office:value="1.81">
            <text:p>1,81</text:p>
          </table:table-cell>
          <table:table-cell table:number-columns-repeated="4"/>
          <table:table-cell table:formula="of:=1/(([.A181]-[.$B$2])*([.A181]-[.$B$2])+[.$B$4])" office:value-type="float" office:value="0.0194491608659544">
            <text:p>0,0194491609</text:p>
          </table:table-cell>
          <table:table-cell table:number-columns-repeated="3"/>
        </table:table-row>
        <table:table-row table:style-name="ro1">
          <table:table-cell office:value-type="float" office:value="1.82">
            <text:p>1,82</text:p>
          </table:table-cell>
          <table:table-cell table:number-columns-repeated="4"/>
          <table:table-cell table:formula="of:=1/(([.A182]-[.$B$2])*([.A182]-[.$B$2])+[.$B$4])" office:value-type="float" office:value="0.0194581299958749">
            <text:p>0,01945813</text:p>
          </table:table-cell>
          <table:table-cell table:number-columns-repeated="3"/>
        </table:table-row>
        <table:table-row table:style-name="ro1">
          <table:table-cell office:value-type="float" office:value="1.83">
            <text:p>1,83</text:p>
          </table:table-cell>
          <table:table-cell table:number-columns-repeated="4"/>
          <table:table-cell table:formula="of:=1/(([.A183]-[.$B$2])*([.A183]-[.$B$2])+[.$B$4])" office:value-type="float" office:value="0.0194670316086192">
            <text:p>0,0194670316</text:p>
          </table:table-cell>
          <table:table-cell table:number-columns-repeated="3"/>
        </table:table-row>
        <table:table-row table:style-name="ro1">
          <table:table-cell office:value-type="float" office:value="1.84">
            <text:p>1,84</text:p>
          </table:table-cell>
          <table:table-cell table:number-columns-repeated="4"/>
          <table:table-cell table:formula="of:=1/(([.A184]-[.$B$2])*([.A184]-[.$B$2])+[.$B$4])" office:value-type="float" office:value="0.0194758655074632">
            <text:p>0,0194758655</text:p>
          </table:table-cell>
          <table:table-cell table:number-columns-repeated="3"/>
        </table:table-row>
        <table:table-row table:style-name="ro1">
          <table:table-cell office:value-type="float" office:value="1.85">
            <text:p>1,85</text:p>
          </table:table-cell>
          <table:table-cell table:number-columns-repeated="4"/>
          <table:table-cell table:formula="of:=1/(([.A185]-[.$B$2])*([.A185]-[.$B$2])+[.$B$4])" office:value-type="float" office:value="0.0194846314969068">
            <text:p>0,0194846315</text:p>
          </table:table-cell>
          <table:table-cell table:number-columns-repeated="3"/>
        </table:table-row>
        <table:table-row table:style-name="ro1">
          <table:table-cell office:value-type="float" office:value="1.86">
            <text:p>1,86</text:p>
          </table:table-cell>
          <table:table-cell table:number-columns-repeated="4"/>
          <table:table-cell table:formula="of:=1/(([.A186]-[.$B$2])*([.A186]-[.$B$2])+[.$B$4])" office:value-type="float" office:value="0.0194933293826852">
            <text:p>0,0194933294</text:p>
          </table:table-cell>
          <table:table-cell table:number-columns-repeated="3"/>
        </table:table-row>
        <table:table-row table:style-name="ro1">
          <table:table-cell office:value-type="float" office:value="1.87">
            <text:p>1,87</text:p>
          </table:table-cell>
          <table:table-cell table:number-columns-repeated="4"/>
          <table:table-cell table:formula="of:=1/(([.A187]-[.$B$2])*([.A187]-[.$B$2])+[.$B$4])" office:value-type="float" office:value="0.0195019589717787">
            <text:p>0,019501959</text:p>
          </table:table-cell>
          <table:table-cell table:number-columns-repeated="3"/>
        </table:table-row>
        <table:table-row table:style-name="ro1">
          <table:table-cell office:value-type="float" office:value="1.88">
            <text:p>1,88</text:p>
          </table:table-cell>
          <table:table-cell table:number-columns-repeated="4"/>
          <table:table-cell table:formula="of:=1/(([.A188]-[.$B$2])*([.A188]-[.$B$2])+[.$B$4])" office:value-type="float" office:value="0.0195105200724231">
            <text:p>0,0195105201</text:p>
          </table:table-cell>
          <table:table-cell table:number-columns-repeated="3"/>
        </table:table-row>
        <table:table-row table:style-name="ro1">
          <table:table-cell office:value-type="float" office:value="1.89">
            <text:p>1,89</text:p>
          </table:table-cell>
          <table:table-cell table:number-columns-repeated="4"/>
          <table:table-cell table:formula="of:=1/(([.A189]-[.$B$2])*([.A189]-[.$B$2])+[.$B$4])" office:value-type="float" office:value="0.0195190124941199">
            <text:p>0,0195190125</text:p>
          </table:table-cell>
          <table:table-cell table:number-columns-repeated="3"/>
        </table:table-row>
        <table:table-row table:style-name="ro1">
          <table:table-cell office:value-type="float" office:value="1.9">
            <text:p>1,9</text:p>
          </table:table-cell>
          <table:table-cell table:number-columns-repeated="4"/>
          <table:table-cell table:formula="of:=1/(([.A190]-[.$B$2])*([.A190]-[.$B$2])+[.$B$4])" office:value-type="float" office:value="0.0195274360476469">
            <text:p>0,019527436</text:p>
          </table:table-cell>
          <table:table-cell table:number-columns-repeated="3"/>
        </table:table-row>
        <table:table-row table:style-name="ro1">
          <table:table-cell office:value-type="float" office:value="1.91">
            <text:p>1,91</text:p>
          </table:table-cell>
          <table:table-cell table:number-columns-repeated="4"/>
          <table:table-cell table:formula="of:=1/(([.A191]-[.$B$2])*([.A191]-[.$B$2])+[.$B$4])" office:value-type="float" office:value="0.0195357905450681">
            <text:p>0,0195357905</text:p>
          </table:table-cell>
          <table:table-cell table:number-columns-repeated="3"/>
        </table:table-row>
        <table:table-row table:style-name="ro1">
          <table:table-cell office:value-type="float" office:value="1.92">
            <text:p>1,92</text:p>
          </table:table-cell>
          <table:table-cell table:number-columns-repeated="4"/>
          <table:table-cell table:formula="of:=1/(([.A192]-[.$B$2])*([.A192]-[.$B$2])+[.$B$4])" office:value-type="float" office:value="0.0195440757997436">
            <text:p>0,0195440758</text:p>
          </table:table-cell>
          <table:table-cell table:number-columns-repeated="3"/>
        </table:table-row>
        <table:table-row table:style-name="ro1">
          <table:table-cell office:value-type="float" office:value="1.93">
            <text:p>1,93</text:p>
          </table:table-cell>
          <table:table-cell table:number-columns-repeated="4"/>
          <table:table-cell table:formula="of:=1/(([.A193]-[.$B$2])*([.A193]-[.$B$2])+[.$B$4])" office:value-type="float" office:value="0.0195522916263401">
            <text:p>0,0195522916</text:p>
          </table:table-cell>
          <table:table-cell table:number-columns-repeated="3"/>
        </table:table-row>
        <table:table-row table:style-name="ro1">
          <table:table-cell office:value-type="float" office:value="1.94">
            <text:p>1,94</text:p>
          </table:table-cell>
          <table:table-cell table:number-columns-repeated="4"/>
          <table:table-cell table:formula="of:=1/(([.A194]-[.$B$2])*([.A194]-[.$B$2])+[.$B$4])" office:value-type="float" office:value="0.0195604378408406">
            <text:p>0,0195604378</text:p>
          </table:table-cell>
          <table:table-cell table:number-columns-repeated="3"/>
        </table:table-row>
        <table:table-row table:style-name="ro1">
          <table:table-cell office:value-type="float" office:value="1.95">
            <text:p>1,95</text:p>
          </table:table-cell>
          <table:table-cell table:number-columns-repeated="4"/>
          <table:table-cell table:formula="of:=1/(([.A195]-[.$B$2])*([.A195]-[.$B$2])+[.$B$4])" office:value-type="float" office:value="0.0195685142605548">
            <text:p>0,0195685143</text:p>
          </table:table-cell>
          <table:table-cell table:number-columns-repeated="3"/>
        </table:table-row>
        <table:table-row table:style-name="ro1">
          <table:table-cell office:value-type="float" office:value="1.96">
            <text:p>1,96</text:p>
          </table:table-cell>
          <table:table-cell table:number-columns-repeated="4"/>
          <table:table-cell table:formula="of:=1/(([.A196]-[.$B$2])*([.A196]-[.$B$2])+[.$B$4])" office:value-type="float" office:value="0.0195765207041283">
            <text:p>0,0195765207</text:p>
          </table:table-cell>
          <table:table-cell table:number-columns-repeated="3"/>
        </table:table-row>
        <table:table-row table:style-name="ro1">
          <table:table-cell office:value-type="float" office:value="1.97">
            <text:p>1,97</text:p>
          </table:table-cell>
          <table:table-cell table:number-columns-repeated="4"/>
          <table:table-cell table:formula="of:=1/(([.A197]-[.$B$2])*([.A197]-[.$B$2])+[.$B$4])" office:value-type="float" office:value="0.0195844569915532">
            <text:p>0,019584457</text:p>
          </table:table-cell>
          <table:table-cell table:number-columns-repeated="3"/>
        </table:table-row>
        <table:table-row table:style-name="ro1">
          <table:table-cell office:value-type="float" office:value="1.98">
            <text:p>1,98</text:p>
          </table:table-cell>
          <table:table-cell table:number-columns-repeated="4"/>
          <table:table-cell table:formula="of:=1/(([.A198]-[.$B$2])*([.A198]-[.$B$2])+[.$B$4])" office:value-type="float" office:value="0.0195923229441776">
            <text:p>0,0195923229</text:p>
          </table:table-cell>
          <table:table-cell table:number-columns-repeated="3"/>
        </table:table-row>
        <table:table-row table:style-name="ro1">
          <table:table-cell office:value-type="float" office:value="1.99">
            <text:p>1,99</text:p>
          </table:table-cell>
          <table:table-cell table:number-columns-repeated="4"/>
          <table:table-cell table:formula="of:=1/(([.A199]-[.$B$2])*([.A199]-[.$B$2])+[.$B$4])" office:value-type="float" office:value="0.019600118384715">
            <text:p>0,0196001184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  <table:table-cell table:formula="of:=1/(([.A200]-[.$B$2])*([.A200]-[.$B$2])+[.$B$4])" office:value-type="float" office:value="0.0196078431372549">
            <text:p>0,0196078431</text:p>
          </table:table-cell>
          <table:table-cell table:number-columns-repeated="3"/>
        </table:table-row>
        <table:table-row table:style-name="ro1">
          <table:table-cell office:value-type="float" office:value="2.01">
            <text:p>2,01</text:p>
          </table:table-cell>
          <table:table-cell table:number-columns-repeated="4"/>
          <table:table-cell table:formula="of:=1/(([.A201]-[.$B$2])*([.A201]-[.$B$2])+[.$B$4])" office:value-type="float" office:value="0.0196154970272714">
            <text:p>0,019615497</text:p>
          </table:table-cell>
          <table:table-cell table:number-columns-repeated="3"/>
        </table:table-row>
        <table:table-row table:style-name="ro1">
          <table:table-cell office:value-type="float" office:value="2.02">
            <text:p>2,02</text:p>
          </table:table-cell>
          <table:table-cell table:number-columns-repeated="4"/>
          <table:table-cell table:formula="of:=1/(([.A202]-[.$B$2])*([.A202]-[.$B$2])+[.$B$4])" office:value-type="float" office:value="0.0196230798816336">
            <text:p>0,0196230799</text:p>
          </table:table-cell>
          <table:table-cell table:number-columns-repeated="3"/>
        </table:table-row>
        <table:table-row table:style-name="ro1">
          <table:table-cell office:value-type="float" office:value="2.03">
            <text:p>2,03</text:p>
          </table:table-cell>
          <table:table-cell table:number-columns-repeated="4"/>
          <table:table-cell table:formula="of:=1/(([.A203]-[.$B$2])*([.A203]-[.$B$2])+[.$B$4])" office:value-type="float" office:value="0.0196305915286145">
            <text:p>0,0196305915</text:p>
          </table:table-cell>
          <table:table-cell table:number-columns-repeated="3"/>
        </table:table-row>
        <table:table-row table:style-name="ro1">
          <table:table-cell office:value-type="float" office:value="2.04">
            <text:p>2,04</text:p>
          </table:table-cell>
          <table:table-cell table:number-columns-repeated="4"/>
          <table:table-cell table:formula="of:=1/(([.A204]-[.$B$2])*([.A204]-[.$B$2])+[.$B$4])" office:value-type="float" office:value="0.0196380317979011">
            <text:p>0,0196380318</text:p>
          </table:table-cell>
          <table:table-cell table:number-columns-repeated="3"/>
        </table:table-row>
        <table:table-row table:style-name="ro1">
          <table:table-cell office:value-type="float" office:value="2.05">
            <text:p>2,05</text:p>
          </table:table-cell>
          <table:table-cell table:number-columns-repeated="4"/>
          <table:table-cell table:formula="of:=1/(([.A205]-[.$B$2])*([.A205]-[.$B$2])+[.$B$4])" office:value-type="float" office:value="0.0196454005206031">
            <text:p>0,0196454005</text:p>
          </table:table-cell>
          <table:table-cell table:number-columns-repeated="3"/>
        </table:table-row>
        <table:table-row table:style-name="ro1">
          <table:table-cell office:value-type="float" office:value="2.06">
            <text:p>2,06</text:p>
          </table:table-cell>
          <table:table-cell table:number-columns-repeated="4"/>
          <table:table-cell table:formula="of:=1/(([.A206]-[.$B$2])*([.A206]-[.$B$2])+[.$B$4])" office:value-type="float" office:value="0.0196526975292629">
            <text:p>0,0196526975</text:p>
          </table:table-cell>
          <table:table-cell table:number-columns-repeated="3"/>
        </table:table-row>
        <table:table-row table:style-name="ro1">
          <table:table-cell office:value-type="float" office:value="2.07">
            <text:p>2,07</text:p>
          </table:table-cell>
          <table:table-cell table:number-columns-repeated="4"/>
          <table:table-cell table:formula="of:=1/(([.A207]-[.$B$2])*([.A207]-[.$B$2])+[.$B$4])" office:value-type="float" office:value="0.0196599226578643">
            <text:p>0,0196599227</text:p>
          </table:table-cell>
          <table:table-cell table:number-columns-repeated="3"/>
        </table:table-row>
        <table:table-row table:style-name="ro1">
          <table:table-cell office:value-type="float" office:value="2.08">
            <text:p>2,08</text:p>
          </table:table-cell>
          <table:table-cell table:number-columns-repeated="4"/>
          <table:table-cell table:formula="of:=1/(([.A208]-[.$B$2])*([.A208]-[.$B$2])+[.$B$4])" office:value-type="float" office:value="0.0196670757418421">
            <text:p>0,0196670757</text:p>
          </table:table-cell>
          <table:table-cell table:number-columns-repeated="3"/>
        </table:table-row>
        <table:table-row table:style-name="ro1">
          <table:table-cell office:value-type="float" office:value="2.09">
            <text:p>2,09</text:p>
          </table:table-cell>
          <table:table-cell table:number-columns-repeated="4"/>
          <table:table-cell table:formula="of:=1/(([.A209]-[.$B$2])*([.A209]-[.$B$2])+[.$B$4])" office:value-type="float" office:value="0.0196741566180912">
            <text:p>0,0196741566</text:p>
          </table:table-cell>
          <table:table-cell table:number-columns-repeated="3"/>
        </table:table-row>
        <table:table-row table:style-name="ro1">
          <table:table-cell office:value-type="float" office:value="2.1">
            <text:p>2,1</text:p>
          </table:table-cell>
          <table:table-cell table:number-columns-repeated="4"/>
          <table:table-cell table:formula="of:=1/(([.A210]-[.$B$2])*([.A210]-[.$B$2])+[.$B$4])" office:value-type="float" office:value="0.0196811651249754">
            <text:p>0,0196811651</text:p>
          </table:table-cell>
          <table:table-cell table:number-columns-repeated="3"/>
        </table:table-row>
        <table:table-row table:style-name="ro1">
          <table:table-cell office:value-type="float" office:value="2.11">
            <text:p>2,11</text:p>
          </table:table-cell>
          <table:table-cell table:number-columns-repeated="4"/>
          <table:table-cell table:formula="of:=1/(([.A211]-[.$B$2])*([.A211]-[.$B$2])+[.$B$4])" office:value-type="float" office:value="0.0196881011023368">
            <text:p>0,0196881011</text:p>
          </table:table-cell>
          <table:table-cell table:number-columns-repeated="3"/>
        </table:table-row>
        <table:table-row table:style-name="ro1">
          <table:table-cell office:value-type="float" office:value="2.12">
            <text:p>2,12</text:p>
          </table:table-cell>
          <table:table-cell table:number-columns-repeated="4"/>
          <table:table-cell table:formula="of:=1/(([.A212]-[.$B$2])*([.A212]-[.$B$2])+[.$B$4])" office:value-type="float" office:value="0.0196949643915044">
            <text:p>0,0196949644</text:p>
          </table:table-cell>
          <table:table-cell table:number-columns-repeated="3"/>
        </table:table-row>
        <table:table-row table:style-name="ro1">
          <table:table-cell office:value-type="float" office:value="2.13">
            <text:p>2,13</text:p>
          </table:table-cell>
          <table:table-cell table:number-columns-repeated="4"/>
          <table:table-cell table:formula="of:=1/(([.A213]-[.$B$2])*([.A213]-[.$B$2])+[.$B$4])" office:value-type="float" office:value="0.0197017548353032">
            <text:p>0,0197017548</text:p>
          </table:table-cell>
          <table:table-cell table:number-columns-repeated="3"/>
        </table:table-row>
        <table:table-row table:style-name="ro1">
          <table:table-cell office:value-type="float" office:value="2.14">
            <text:p>2,14</text:p>
          </table:table-cell>
          <table:table-cell table:number-columns-repeated="4"/>
          <table:table-cell table:formula="of:=1/(([.A214]-[.$B$2])*([.A214]-[.$B$2])+[.$B$4])" office:value-type="float" office:value="0.0197084722780629">
            <text:p>0,0197084723</text:p>
          </table:table-cell>
          <table:table-cell table:number-columns-repeated="3"/>
        </table:table-row>
        <table:table-row table:style-name="ro1">
          <table:table-cell office:value-type="float" office:value="2.15">
            <text:p>2,15</text:p>
          </table:table-cell>
          <table:table-cell table:number-columns-repeated="4"/>
          <table:table-cell table:formula="of:=1/(([.A215]-[.$B$2])*([.A215]-[.$B$2])+[.$B$4])" office:value-type="float" office:value="0.0197151165656267">
            <text:p>0,0197151166</text:p>
          </table:table-cell>
          <table:table-cell table:number-columns-repeated="3"/>
        </table:table-row>
        <table:table-row table:style-name="ro1">
          <table:table-cell office:value-type="float" office:value="2.16">
            <text:p>2,16</text:p>
          </table:table-cell>
          <table:table-cell table:number-columns-repeated="4"/>
          <table:table-cell table:formula="of:=1/(([.A216]-[.$B$2])*([.A216]-[.$B$2])+[.$B$4])" office:value-type="float" office:value="0.0197216875453599">
            <text:p>0,0197216875</text:p>
          </table:table-cell>
          <table:table-cell table:number-columns-repeated="3"/>
        </table:table-row>
        <table:table-row table:style-name="ro1">
          <table:table-cell office:value-type="float" office:value="2.17">
            <text:p>2,17</text:p>
          </table:table-cell>
          <table:table-cell table:number-columns-repeated="4"/>
          <table:table-cell table:formula="of:=1/(([.A217]-[.$B$2])*([.A217]-[.$B$2])+[.$B$4])" office:value-type="float" office:value="0.0197281850661585">
            <text:p>0,0197281851</text:p>
          </table:table-cell>
          <table:table-cell table:number-columns-repeated="3"/>
        </table:table-row>
        <table:table-row table:style-name="ro1">
          <table:table-cell office:value-type="float" office:value="2.18">
            <text:p>2,18</text:p>
          </table:table-cell>
          <table:table-cell table:number-columns-repeated="4"/>
          <table:table-cell table:formula="of:=1/(([.A218]-[.$B$2])*([.A218]-[.$B$2])+[.$B$4])" office:value-type="float" office:value="0.0197346089784577">
            <text:p>0,019734609</text:p>
          </table:table-cell>
          <table:table-cell table:number-columns-repeated="3"/>
        </table:table-row>
        <table:table-row table:style-name="ro1">
          <table:table-cell office:value-type="float" office:value="2.19">
            <text:p>2,19</text:p>
          </table:table-cell>
          <table:table-cell table:number-columns-repeated="4"/>
          <table:table-cell table:formula="of:=1/(([.A219]-[.$B$2])*([.A219]-[.$B$2])+[.$B$4])" office:value-type="float" office:value="0.0197409591342405">
            <text:p>0,0197409591</text:p>
          </table:table-cell>
          <table:table-cell table:number-columns-repeated="3"/>
        </table:table-row>
        <table:table-row table:style-name="ro1">
          <table:table-cell office:value-type="float" office:value="2.2">
            <text:p>2,2</text:p>
          </table:table-cell>
          <table:table-cell table:number-columns-repeated="4"/>
          <table:table-cell table:formula="of:=1/(([.A220]-[.$B$2])*([.A220]-[.$B$2])+[.$B$4])" office:value-type="float" office:value="0.0197472353870458">
            <text:p>0,0197472354</text:p>
          </table:table-cell>
          <table:table-cell table:number-columns-repeated="3"/>
        </table:table-row>
        <table:table-row table:style-name="ro1">
          <table:table-cell office:value-type="float" office:value="2.21">
            <text:p>2,21</text:p>
          </table:table-cell>
          <table:table-cell table:number-columns-repeated="4"/>
          <table:table-cell table:formula="of:=1/(([.A221]-[.$B$2])*([.A221]-[.$B$2])+[.$B$4])" office:value-type="float" office:value="0.0197534375919769">
            <text:p>0,0197534376</text:p>
          </table:table-cell>
          <table:table-cell table:number-columns-repeated="3"/>
        </table:table-row>
        <table:table-row table:style-name="ro1">
          <table:table-cell office:value-type="float" office:value="2.22">
            <text:p>2,22</text:p>
          </table:table-cell>
          <table:table-cell table:number-columns-repeated="4"/>
          <table:table-cell table:formula="of:=1/(([.A222]-[.$B$2])*([.A222]-[.$B$2])+[.$B$4])" office:value-type="float" office:value="0.0197595656057097">
            <text:p>0,0197595656</text:p>
          </table:table-cell>
          <table:table-cell table:number-columns-repeated="3"/>
        </table:table-row>
        <table:table-row table:style-name="ro1">
          <table:table-cell office:value-type="float" office:value="2.23">
            <text:p>2,23</text:p>
          </table:table-cell>
          <table:table-cell table:number-columns-repeated="4"/>
          <table:table-cell table:formula="of:=1/(([.A223]-[.$B$2])*([.A223]-[.$B$2])+[.$B$4])" office:value-type="float" office:value="0.0197656192865007">
            <text:p>0,0197656193</text:p>
          </table:table-cell>
          <table:table-cell table:number-columns-repeated="3"/>
        </table:table-row>
        <table:table-row table:style-name="ro1">
          <table:table-cell office:value-type="float" office:value="2.24">
            <text:p>2,24</text:p>
          </table:table-cell>
          <table:table-cell table:number-columns-repeated="4"/>
          <table:table-cell table:formula="of:=1/(([.A224]-[.$B$2])*([.A224]-[.$B$2])+[.$B$4])" office:value-type="float" office:value="0.0197715984941951">
            <text:p>0,0197715985</text:p>
          </table:table-cell>
          <table:table-cell table:number-columns-repeated="3"/>
        </table:table-row>
        <table:table-row table:style-name="ro1">
          <table:table-cell office:value-type="float" office:value="2.25">
            <text:p>2,25</text:p>
          </table:table-cell>
          <table:table-cell table:number-columns-repeated="4"/>
          <table:table-cell table:formula="of:=1/(([.A225]-[.$B$2])*([.A225]-[.$B$2])+[.$B$4])" office:value-type="float" office:value="0.0197775030902349">
            <text:p>0,0197775031</text:p>
          </table:table-cell>
          <table:table-cell table:number-columns-repeated="3"/>
        </table:table-row>
        <table:table-row table:style-name="ro1">
          <table:table-cell office:value-type="float" office:value="2.26">
            <text:p>2,26</text:p>
          </table:table-cell>
          <table:table-cell table:number-columns-repeated="4"/>
          <table:table-cell table:formula="of:=1/(([.A226]-[.$B$2])*([.A226]-[.$B$2])+[.$B$4])" office:value-type="float" office:value="0.0197833329376667">
            <text:p>0,0197833329</text:p>
          </table:table-cell>
          <table:table-cell table:number-columns-repeated="3"/>
        </table:table-row>
        <table:table-row table:style-name="ro1">
          <table:table-cell office:value-type="float" office:value="2.27">
            <text:p>2,27</text:p>
          </table:table-cell>
          <table:table-cell table:number-columns-repeated="4"/>
          <table:table-cell table:formula="of:=1/(([.A227]-[.$B$2])*([.A227]-[.$B$2])+[.$B$4])" office:value-type="float" office:value="0.0197890879011495">
            <text:p>0,0197890879</text:p>
          </table:table-cell>
          <table:table-cell table:number-columns-repeated="3"/>
        </table:table-row>
        <table:table-row table:style-name="ro1">
          <table:table-cell office:value-type="float" office:value="2.28">
            <text:p>2,28</text:p>
          </table:table-cell>
          <table:table-cell table:number-columns-repeated="4"/>
          <table:table-cell table:formula="of:=1/(([.A228]-[.$B$2])*([.A228]-[.$B$2])+[.$B$4])" office:value-type="float" office:value="0.0197947678469627">
            <text:p>0,0197947678</text:p>
          </table:table-cell>
          <table:table-cell table:number-columns-repeated="3"/>
        </table:table-row>
        <table:table-row table:style-name="ro1">
          <table:table-cell office:value-type="float" office:value="2.29">
            <text:p>2,29</text:p>
          </table:table-cell>
          <table:table-cell table:number-columns-repeated="4"/>
          <table:table-cell table:formula="of:=1/(([.A229]-[.$B$2])*([.A229]-[.$B$2])+[.$B$4])" office:value-type="float" office:value="0.0198003726430131">
            <text:p>0,0198003726</text:p>
          </table:table-cell>
          <table:table-cell table:number-columns-repeated="3"/>
        </table:table-row>
        <table:table-row table:style-name="ro1">
          <table:table-cell office:value-type="float" office:value="2.3">
            <text:p>2,3</text:p>
          </table:table-cell>
          <table:table-cell table:number-columns-repeated="4"/>
          <table:table-cell table:formula="of:=1/(([.A230]-[.$B$2])*([.A230]-[.$B$2])+[.$B$4])" office:value-type="float" office:value="0.0198059021588433">
            <text:p>0,0198059022</text:p>
          </table:table-cell>
          <table:table-cell table:number-columns-repeated="3"/>
        </table:table-row>
        <table:table-row table:style-name="ro1">
          <table:table-cell office:value-type="float" office:value="2.31">
            <text:p>2,31</text:p>
          </table:table-cell>
          <table:table-cell table:number-columns-repeated="4"/>
          <table:table-cell table:formula="of:=1/(([.A231]-[.$B$2])*([.A231]-[.$B$2])+[.$B$4])" office:value-type="float" office:value="0.0198113562656386">
            <text:p>0,0198113563</text:p>
          </table:table-cell>
          <table:table-cell table:number-columns-repeated="3"/>
        </table:table-row>
        <table:table-row table:style-name="ro1">
          <table:table-cell office:value-type="float" office:value="2.32">
            <text:p>2,32</text:p>
          </table:table-cell>
          <table:table-cell table:number-columns-repeated="4"/>
          <table:table-cell table:formula="of:=1/(([.A232]-[.$B$2])*([.A232]-[.$B$2])+[.$B$4])" office:value-type="float" office:value="0.0198167348362345">
            <text:p>0,0198167348</text:p>
          </table:table-cell>
          <table:table-cell table:number-columns-repeated="3"/>
        </table:table-row>
        <table:table-row table:style-name="ro1">
          <table:table-cell office:value-type="float" office:value="2.33">
            <text:p>2,33</text:p>
          </table:table-cell>
          <table:table-cell table:number-columns-repeated="4"/>
          <table:table-cell table:formula="of:=1/(([.A233]-[.$B$2])*([.A233]-[.$B$2])+[.$B$4])" office:value-type="float" office:value="0.0198220377451243">
            <text:p>0,0198220377</text:p>
          </table:table-cell>
          <table:table-cell table:number-columns-repeated="3"/>
        </table:table-row>
        <table:table-row table:style-name="ro1">
          <table:table-cell office:value-type="float" office:value="2.34">
            <text:p>2,34</text:p>
          </table:table-cell>
          <table:table-cell table:number-columns-repeated="4"/>
          <table:table-cell table:formula="of:=1/(([.A234]-[.$B$2])*([.A234]-[.$B$2])+[.$B$4])" office:value-type="float" office:value="0.0198272648684659">
            <text:p>0,0198272649</text:p>
          </table:table-cell>
          <table:table-cell table:number-columns-repeated="3"/>
        </table:table-row>
        <table:table-row table:style-name="ro1">
          <table:table-cell office:value-type="float" office:value="2.35">
            <text:p>2,35</text:p>
          </table:table-cell>
          <table:table-cell table:number-columns-repeated="4"/>
          <table:table-cell table:formula="of:=1/(([.A235]-[.$B$2])*([.A235]-[.$B$2])+[.$B$4])" office:value-type="float" office:value="0.0198324160840894">
            <text:p>0,0198324161</text:p>
          </table:table-cell>
          <table:table-cell table:number-columns-repeated="3"/>
        </table:table-row>
        <table:table-row table:style-name="ro1">
          <table:table-cell office:value-type="float" office:value="2.36">
            <text:p>2,36</text:p>
          </table:table-cell>
          <table:table-cell table:number-columns-repeated="4"/>
          <table:table-cell table:formula="of:=1/(([.A236]-[.$B$2])*([.A236]-[.$B$2])+[.$B$4])" office:value-type="float" office:value="0.0198374912715038">
            <text:p>0,0198374913</text:p>
          </table:table-cell>
          <table:table-cell table:number-columns-repeated="3"/>
        </table:table-row>
        <table:table-row table:style-name="ro1">
          <table:table-cell office:value-type="float" office:value="2.37">
            <text:p>2,37</text:p>
          </table:table-cell>
          <table:table-cell table:number-columns-repeated="4"/>
          <table:table-cell table:formula="of:=1/(([.A237]-[.$B$2])*([.A237]-[.$B$2])+[.$B$4])" office:value-type="float" office:value="0.0198424903119041">
            <text:p>0,0198424903</text:p>
          </table:table-cell>
          <table:table-cell table:number-columns-repeated="3"/>
        </table:table-row>
        <table:table-row table:style-name="ro1">
          <table:table-cell office:value-type="float" office:value="2.38">
            <text:p>2,38</text:p>
          </table:table-cell>
          <table:table-cell table:number-columns-repeated="4"/>
          <table:table-cell table:formula="of:=1/(([.A238]-[.$B$2])*([.A238]-[.$B$2])+[.$B$4])" office:value-type="float" office:value="0.0198474130881781">
            <text:p>0,0198474131</text:p>
          </table:table-cell>
          <table:table-cell table:number-columns-repeated="3"/>
        </table:table-row>
        <table:table-row table:style-name="ro1">
          <table:table-cell office:value-type="float" office:value="2.39">
            <text:p>2,39</text:p>
          </table:table-cell>
          <table:table-cell table:number-columns-repeated="4"/>
          <table:table-cell table:formula="of:=1/(([.A239]-[.$B$2])*([.A239]-[.$B$2])+[.$B$4])" office:value-type="float" office:value="0.0198522594849133">
            <text:p>0,0198522595</text:p>
          </table:table-cell>
          <table:table-cell table:number-columns-repeated="3"/>
        </table:table-row>
        <table:table-row table:style-name="ro1">
          <table:table-cell office:value-type="float" office:value="2.4">
            <text:p>2,4</text:p>
          </table:table-cell>
          <table:table-cell table:number-columns-repeated="4"/>
          <table:table-cell table:formula="of:=1/(([.A240]-[.$B$2])*([.A240]-[.$B$2])+[.$B$4])" office:value-type="float" office:value="0.0198570293884035">
            <text:p>0,0198570294</text:p>
          </table:table-cell>
          <table:table-cell table:number-columns-repeated="3"/>
        </table:table-row>
        <table:table-row table:style-name="ro1">
          <table:table-cell office:value-type="float" office:value="2.41">
            <text:p>2,41</text:p>
          </table:table-cell>
          <table:table-cell table:number-columns-repeated="4"/>
          <table:table-cell table:formula="of:=1/(([.A241]-[.$B$2])*([.A241]-[.$B$2])+[.$B$4])" office:value-type="float" office:value="0.0198617226866555">
            <text:p>0,0198617227</text:p>
          </table:table-cell>
          <table:table-cell table:number-columns-repeated="3"/>
        </table:table-row>
        <table:table-row table:style-name="ro1">
          <table:table-cell office:value-type="float" office:value="2.42">
            <text:p>2,42</text:p>
          </table:table-cell>
          <table:table-cell table:number-columns-repeated="4"/>
          <table:table-cell table:formula="of:=1/(([.A242]-[.$B$2])*([.A242]-[.$B$2])+[.$B$4])" office:value-type="float" office:value="0.0198663392693955">
            <text:p>0,0198663393</text:p>
          </table:table-cell>
          <table:table-cell table:number-columns-repeated="3"/>
        </table:table-row>
        <table:table-row table:style-name="ro1">
          <table:table-cell office:value-type="float" office:value="2.43">
            <text:p>2,43</text:p>
          </table:table-cell>
          <table:table-cell table:number-columns-repeated="4"/>
          <table:table-cell table:formula="of:=1/(([.A243]-[.$B$2])*([.A243]-[.$B$2])+[.$B$4])" office:value-type="float" office:value="0.0198708790280756">
            <text:p>0,019870879</text:p>
          </table:table-cell>
          <table:table-cell table:number-columns-repeated="3"/>
        </table:table-row>
        <table:table-row table:style-name="ro1">
          <table:table-cell office:value-type="float" office:value="2.44">
            <text:p>2,44</text:p>
          </table:table-cell>
          <table:table-cell table:number-columns-repeated="4"/>
          <table:table-cell table:formula="of:=1/(([.A244]-[.$B$2])*([.A244]-[.$B$2])+[.$B$4])" office:value-type="float" office:value="0.0198753418558799">
            <text:p>0,0198753419</text:p>
          </table:table-cell>
          <table:table-cell table:number-columns-repeated="3"/>
        </table:table-row>
        <table:table-row table:style-name="ro1">
          <table:table-cell office:value-type="float" office:value="2.45">
            <text:p>2,45</text:p>
          </table:table-cell>
          <table:table-cell table:number-columns-repeated="4"/>
          <table:table-cell table:formula="of:=1/(([.A245]-[.$B$2])*([.A245]-[.$B$2])+[.$B$4])" office:value-type="float" office:value="0.0198797276477312">
            <text:p>0,0198797276</text:p>
          </table:table-cell>
          <table:table-cell table:number-columns-repeated="3"/>
        </table:table-row>
        <table:table-row table:style-name="ro1">
          <table:table-cell office:value-type="float" office:value="2.46">
            <text:p>2,46</text:p>
          </table:table-cell>
          <table:table-cell table:number-columns-repeated="4"/>
          <table:table-cell table:formula="of:=1/(([.A246]-[.$B$2])*([.A246]-[.$B$2])+[.$B$4])" office:value-type="float" office:value="0.0198840363002967">
            <text:p>0,0198840363</text:p>
          </table:table-cell>
          <table:table-cell table:number-columns-repeated="3"/>
        </table:table-row>
        <table:table-row table:style-name="ro1">
          <table:table-cell office:value-type="float" office:value="2.47">
            <text:p>2,47</text:p>
          </table:table-cell>
          <table:table-cell table:number-columns-repeated="4"/>
          <table:table-cell table:formula="of:=1/(([.A247]-[.$B$2])*([.A247]-[.$B$2])+[.$B$4])" office:value-type="float" office:value="0.019888267711994">
            <text:p>0,0198882677</text:p>
          </table:table-cell>
          <table:table-cell table:number-columns-repeated="3"/>
        </table:table-row>
        <table:table-row table:style-name="ro1">
          <table:table-cell office:value-type="float" office:value="2.48">
            <text:p>2,48</text:p>
          </table:table-cell>
          <table:table-cell table:number-columns-repeated="4"/>
          <table:table-cell table:formula="of:=1/(([.A248]-[.$B$2])*([.A248]-[.$B$2])+[.$B$4])" office:value-type="float" office:value="0.0198924217829975">
            <text:p>0,0198924218</text:p>
          </table:table-cell>
          <table:table-cell table:number-columns-repeated="3"/>
        </table:table-row>
        <table:table-row table:style-name="ro1">
          <table:table-cell office:value-type="float" office:value="2.49">
            <text:p>2,49</text:p>
          </table:table-cell>
          <table:table-cell table:number-columns-repeated="4"/>
          <table:table-cell table:formula="of:=1/(([.A249]-[.$B$2])*([.A249]-[.$B$2])+[.$B$4])" office:value-type="float" office:value="0.0198964984152439">
            <text:p>0,0198964984</text:p>
          </table:table-cell>
          <table:table-cell table:number-columns-repeated="3"/>
        </table:table-row>
        <table:table-row table:style-name="ro1">
          <table:table-cell office:value-type="float" office:value="2.5">
            <text:p>2,5</text:p>
          </table:table-cell>
          <table:table-cell table:number-columns-repeated="4"/>
          <table:table-cell table:formula="of:=1/(([.A250]-[.$B$2])*([.A250]-[.$B$2])+[.$B$4])" office:value-type="float" office:value="0.0199004975124378">
            <text:p>0,0199004975</text:p>
          </table:table-cell>
          <table:table-cell table:number-columns-repeated="3"/>
        </table:table-row>
        <table:table-row table:style-name="ro1">
          <table:table-cell office:value-type="float" office:value="2.51">
            <text:p>2,51</text:p>
          </table:table-cell>
          <table:table-cell table:number-columns-repeated="4"/>
          <table:table-cell table:formula="of:=1/(([.A251]-[.$B$2])*([.A251]-[.$B$2])+[.$B$4])" office:value-type="float" office:value="0.0199044189800578">
            <text:p>0,019904419</text:p>
          </table:table-cell>
          <table:table-cell table:number-columns-repeated="3"/>
        </table:table-row>
        <table:table-row table:style-name="ro1">
          <table:table-cell office:value-type="float" office:value="2.52">
            <text:p>2,52</text:p>
          </table:table-cell>
          <table:table-cell table:number-columns-repeated="4"/>
          <table:table-cell table:formula="of:=1/(([.A252]-[.$B$2])*([.A252]-[.$B$2])+[.$B$4])" office:value-type="float" office:value="0.0199082627253615">
            <text:p>0,0199082627</text:p>
          </table:table-cell>
          <table:table-cell table:number-columns-repeated="3"/>
        </table:table-row>
        <table:table-row table:style-name="ro1">
          <table:table-cell office:value-type="float" office:value="2.53">
            <text:p>2,53</text:p>
          </table:table-cell>
          <table:table-cell table:number-columns-repeated="4"/>
          <table:table-cell table:formula="of:=1/(([.A253]-[.$B$2])*([.A253]-[.$B$2])+[.$B$4])" office:value-type="float" office:value="0.0199120286573916">
            <text:p>0,0199120287</text:p>
          </table:table-cell>
          <table:table-cell table:number-columns-repeated="3"/>
        </table:table-row>
        <table:table-row table:style-name="ro1">
          <table:table-cell office:value-type="float" office:value="2.54">
            <text:p>2,54</text:p>
          </table:table-cell>
          <table:table-cell table:number-columns-repeated="4"/>
          <table:table-cell table:formula="of:=1/(([.A254]-[.$B$2])*([.A254]-[.$B$2])+[.$B$4])" office:value-type="float" office:value="0.0199157166869807">
            <text:p>0,0199157167</text:p>
          </table:table-cell>
          <table:table-cell table:number-columns-repeated="3"/>
        </table:table-row>
        <table:table-row table:style-name="ro1">
          <table:table-cell office:value-type="float" office:value="2.55">
            <text:p>2,55</text:p>
          </table:table-cell>
          <table:table-cell table:number-columns-repeated="4"/>
          <table:table-cell table:formula="of:=1/(([.A255]-[.$B$2])*([.A255]-[.$B$2])+[.$B$4])" office:value-type="float" office:value="0.0199193267267566">
            <text:p>0,0199193267</text:p>
          </table:table-cell>
          <table:table-cell table:number-columns-repeated="3"/>
        </table:table-row>
        <table:table-row table:style-name="ro1">
          <table:table-cell office:value-type="float" office:value="2.56">
            <text:p>2,56</text:p>
          </table:table-cell>
          <table:table-cell table:number-columns-repeated="4"/>
          <table:table-cell table:formula="of:=1/(([.A256]-[.$B$2])*([.A256]-[.$B$2])+[.$B$4])" office:value-type="float" office:value="0.0199228586911479">
            <text:p>0,0199228587</text:p>
          </table:table-cell>
          <table:table-cell table:number-columns-repeated="3"/>
        </table:table-row>
        <table:table-row table:style-name="ro1">
          <table:table-cell office:value-type="float" office:value="2.57">
            <text:p>2,57</text:p>
          </table:table-cell>
          <table:table-cell table:number-columns-repeated="4"/>
          <table:table-cell table:formula="of:=1/(([.A257]-[.$B$2])*([.A257]-[.$B$2])+[.$B$4])" office:value-type="float" office:value="0.0199263124963884">
            <text:p>0,0199263125</text:p>
          </table:table-cell>
          <table:table-cell table:number-columns-repeated="3"/>
        </table:table-row>
        <table:table-row table:style-name="ro1">
          <table:table-cell office:value-type="float" office:value="2.58">
            <text:p>2,58</text:p>
          </table:table-cell>
          <table:table-cell table:number-columns-repeated="4"/>
          <table:table-cell table:formula="of:=1/(([.A258]-[.$B$2])*([.A258]-[.$B$2])+[.$B$4])" office:value-type="float" office:value="0.0199296880605225">
            <text:p>0,0199296881</text:p>
          </table:table-cell>
          <table:table-cell table:number-columns-repeated="3"/>
        </table:table-row>
        <table:table-row table:style-name="ro1">
          <table:table-cell office:value-type="float" office:value="2.59">
            <text:p>2,59</text:p>
          </table:table-cell>
          <table:table-cell table:number-columns-repeated="4"/>
          <table:table-cell table:formula="of:=1/(([.A259]-[.$B$2])*([.A259]-[.$B$2])+[.$B$4])" office:value-type="float" office:value="0.0199329853034099">
            <text:p>0,0199329853</text:p>
          </table:table-cell>
          <table:table-cell table:number-columns-repeated="3"/>
        </table:table-row>
        <table:table-row table:style-name="ro1">
          <table:table-cell office:value-type="float" office:value="2.6">
            <text:p>2,6</text:p>
          </table:table-cell>
          <table:table-cell table:number-columns-repeated="4"/>
          <table:table-cell table:formula="of:=1/(([.A260]-[.$B$2])*([.A260]-[.$B$2])+[.$B$4])" office:value-type="float" office:value="0.0199362041467305">
            <text:p>0,0199362041</text:p>
          </table:table-cell>
          <table:table-cell table:number-columns-repeated="3"/>
        </table:table-row>
        <table:table-row table:style-name="ro1">
          <table:table-cell office:value-type="float" office:value="2.61">
            <text:p>2,61</text:p>
          </table:table-cell>
          <table:table-cell table:number-columns-repeated="4"/>
          <table:table-cell table:formula="of:=1/(([.A261]-[.$B$2])*([.A261]-[.$B$2])+[.$B$4])" office:value-type="float" office:value="0.0199393445139884">
            <text:p>0,0199393445</text:p>
          </table:table-cell>
          <table:table-cell table:number-columns-repeated="3"/>
        </table:table-row>
        <table:table-row table:style-name="ro1">
          <table:table-cell office:value-type="float" office:value="2.62">
            <text:p>2,62</text:p>
          </table:table-cell>
          <table:table-cell table:number-columns-repeated="4"/>
          <table:table-cell table:formula="of:=1/(([.A262]-[.$B$2])*([.A262]-[.$B$2])+[.$B$4])" office:value-type="float" office:value="0.0199424063305175">
            <text:p>0,0199424063</text:p>
          </table:table-cell>
          <table:table-cell table:number-columns-repeated="3"/>
        </table:table-row>
        <table:table-row table:style-name="ro1">
          <table:table-cell office:value-type="float" office:value="2.63">
            <text:p>2,63</text:p>
          </table:table-cell>
          <table:table-cell table:number-columns-repeated="4"/>
          <table:table-cell table:formula="of:=1/(([.A263]-[.$B$2])*([.A263]-[.$B$2])+[.$B$4])" office:value-type="float" office:value="0.0199453895234847">
            <text:p>0,0199453895</text:p>
          </table:table-cell>
          <table:table-cell table:number-columns-repeated="3"/>
        </table:table-row>
        <table:table-row table:style-name="ro1">
          <table:table-cell office:value-type="float" office:value="2.64">
            <text:p>2,64</text:p>
          </table:table-cell>
          <table:table-cell table:number-columns-repeated="4"/>
          <table:table-cell table:formula="of:=1/(([.A264]-[.$B$2])*([.A264]-[.$B$2])+[.$B$4])" office:value-type="float" office:value="0.0199482940218952">
            <text:p>0,019948294</text:p>
          </table:table-cell>
          <table:table-cell table:number-columns-repeated="3"/>
        </table:table-row>
        <table:table-row table:style-name="ro1">
          <table:table-cell office:value-type="float" office:value="2.65">
            <text:p>2,65</text:p>
          </table:table-cell>
          <table:table-cell table:number-columns-repeated="4"/>
          <table:table-cell table:formula="of:=1/(([.A265]-[.$B$2])*([.A265]-[.$B$2])+[.$B$4])" office:value-type="float" office:value="0.0199511197565963">
            <text:p>0,0199511198</text:p>
          </table:table-cell>
          <table:table-cell table:number-columns-repeated="3"/>
        </table:table-row>
        <table:table-row table:style-name="ro1">
          <table:table-cell office:value-type="float" office:value="2.66">
            <text:p>2,66</text:p>
          </table:table-cell>
          <table:table-cell table:number-columns-repeated="4"/>
          <table:table-cell table:formula="of:=1/(([.A266]-[.$B$2])*([.A266]-[.$B$2])+[.$B$4])" office:value-type="float" office:value="0.0199538666602814">
            <text:p>0,0199538667</text:p>
          </table:table-cell>
          <table:table-cell table:number-columns-repeated="3"/>
        </table:table-row>
        <table:table-row table:style-name="ro1">
          <table:table-cell office:value-type="float" office:value="2.67">
            <text:p>2,67</text:p>
          </table:table-cell>
          <table:table-cell table:number-columns-repeated="4"/>
          <table:table-cell table:formula="of:=1/(([.A267]-[.$B$2])*([.A267]-[.$B$2])+[.$B$4])" office:value-type="float" office:value="0.0199565346674942">
            <text:p>0,0199565347</text:p>
          </table:table-cell>
          <table:table-cell table:number-columns-repeated="3"/>
        </table:table-row>
        <table:table-row table:style-name="ro1">
          <table:table-cell office:value-type="float" office:value="2.68">
            <text:p>2,68</text:p>
          </table:table-cell>
          <table:table-cell table:number-columns-repeated="4"/>
          <table:table-cell table:formula="of:=1/(([.A268]-[.$B$2])*([.A268]-[.$B$2])+[.$B$4])" office:value-type="float" office:value="0.0199591237146324">
            <text:p>0,0199591237</text:p>
          </table:table-cell>
          <table:table-cell table:number-columns-repeated="3"/>
        </table:table-row>
        <table:table-row table:style-name="ro1">
          <table:table-cell office:value-type="float" office:value="2.69">
            <text:p>2,69</text:p>
          </table:table-cell>
          <table:table-cell table:number-columns-repeated="4"/>
          <table:table-cell table:formula="of:=1/(([.A269]-[.$B$2])*([.A269]-[.$B$2])+[.$B$4])" office:value-type="float" office:value="0.0199616337399518">
            <text:p>0,0199616337</text:p>
          </table:table-cell>
          <table:table-cell table:number-columns-repeated="3"/>
        </table:table-row>
        <table:table-row table:style-name="ro1">
          <table:table-cell office:value-type="float" office:value="2.7">
            <text:p>2,7</text:p>
          </table:table-cell>
          <table:table-cell table:number-columns-repeated="4"/>
          <table:table-cell table:formula="of:=1/(([.A270]-[.$B$2])*([.A270]-[.$B$2])+[.$B$4])" office:value-type="float" office:value="0.0199640646835696">
            <text:p>0,0199640647</text:p>
          </table:table-cell>
          <table:table-cell table:number-columns-repeated="3"/>
        </table:table-row>
        <table:table-row table:style-name="ro1">
          <table:table-cell office:value-type="float" office:value="2.71">
            <text:p>2,71</text:p>
          </table:table-cell>
          <table:table-cell table:number-columns-repeated="4"/>
          <table:table-cell table:formula="of:=1/(([.A271]-[.$B$2])*([.A271]-[.$B$2])+[.$B$4])" office:value-type="float" office:value="0.0199664164874681">
            <text:p>0,0199664165</text:p>
          </table:table-cell>
          <table:table-cell table:number-columns-repeated="3"/>
        </table:table-row>
        <table:table-row table:style-name="ro1">
          <table:table-cell office:value-type="float" office:value="2.72">
            <text:p>2,72</text:p>
          </table:table-cell>
          <table:table-cell table:number-columns-repeated="4"/>
          <table:table-cell table:formula="of:=1/(([.A272]-[.$B$2])*([.A272]-[.$B$2])+[.$B$4])" office:value-type="float" office:value="0.0199686890954983">
            <text:p>0,0199686891</text:p>
          </table:table-cell>
          <table:table-cell table:number-columns-repeated="3"/>
        </table:table-row>
        <table:table-row table:style-name="ro1">
          <table:table-cell office:value-type="float" office:value="2.73">
            <text:p>2,73</text:p>
          </table:table-cell>
          <table:table-cell table:number-columns-repeated="4"/>
          <table:table-cell table:formula="of:=1/(([.A273]-[.$B$2])*([.A273]-[.$B$2])+[.$B$4])" office:value-type="float" office:value="0.019970882453383">
            <text:p>0,0199708825</text:p>
          </table:table-cell>
          <table:table-cell table:number-columns-repeated="3"/>
        </table:table-row>
        <table:table-row table:style-name="ro1">
          <table:table-cell office:value-type="float" office:value="2.74">
            <text:p>2,74</text:p>
          </table:table-cell>
          <table:table-cell table:number-columns-repeated="4"/>
          <table:table-cell table:formula="of:=1/(([.A274]-[.$B$2])*([.A274]-[.$B$2])+[.$B$4])" office:value-type="float" office:value="0.0199729965087202">
            <text:p>0,0199729965</text:p>
          </table:table-cell>
          <table:table-cell table:number-columns-repeated="3"/>
        </table:table-row>
        <table:table-row table:style-name="ro1">
          <table:table-cell office:value-type="float" office:value="2.75">
            <text:p>2,75</text:p>
          </table:table-cell>
          <table:table-cell table:number-columns-repeated="4"/>
          <table:table-cell table:formula="of:=1/(([.A275]-[.$B$2])*([.A275]-[.$B$2])+[.$B$4])" office:value-type="float" office:value="0.0199750312109863">
            <text:p>0,0199750312</text:p>
          </table:table-cell>
          <table:table-cell table:number-columns-repeated="3"/>
        </table:table-row>
        <table:table-row table:style-name="ro1">
          <table:table-cell office:value-type="float" office:value="2.76">
            <text:p>2,76</text:p>
          </table:table-cell>
          <table:table-cell table:number-columns-repeated="4"/>
          <table:table-cell table:formula="of:=1/(([.A276]-[.$B$2])*([.A276]-[.$B$2])+[.$B$4])" office:value-type="float" office:value="0.0199769865115387">
            <text:p>0,0199769865</text:p>
          </table:table-cell>
          <table:table-cell table:number-columns-repeated="3"/>
        </table:table-row>
        <table:table-row table:style-name="ro1">
          <table:table-cell office:value-type="float" office:value="2.77">
            <text:p>2,77</text:p>
          </table:table-cell>
          <table:table-cell table:number-columns-repeated="4"/>
          <table:table-cell table:formula="of:=1/(([.A277]-[.$B$2])*([.A277]-[.$B$2])+[.$B$4])" office:value-type="float" office:value="0.0199788623636193">
            <text:p>0,0199788624</text:p>
          </table:table-cell>
          <table:table-cell table:number-columns-repeated="3"/>
        </table:table-row>
        <table:table-row table:style-name="ro1">
          <table:table-cell office:value-type="float" office:value="2.78">
            <text:p>2,78</text:p>
          </table:table-cell>
          <table:table-cell table:number-columns-repeated="4"/>
          <table:table-cell table:formula="of:=1/(([.A278]-[.$B$2])*([.A278]-[.$B$2])+[.$B$4])" office:value-type="float" office:value="0.0199806587223568">
            <text:p>0,0199806587</text:p>
          </table:table-cell>
          <table:table-cell table:number-columns-repeated="3"/>
        </table:table-row>
        <table:table-row table:style-name="ro1">
          <table:table-cell office:value-type="float" office:value="2.79">
            <text:p>2,79</text:p>
          </table:table-cell>
          <table:table-cell table:number-columns-repeated="4"/>
          <table:table-cell table:formula="of:=1/(([.A279]-[.$B$2])*([.A279]-[.$B$2])+[.$B$4])" office:value-type="float" office:value="0.0199823755447695">
            <text:p>0,0199823755</text:p>
          </table:table-cell>
          <table:table-cell table:number-columns-repeated="3"/>
        </table:table-row>
        <table:table-row table:style-name="ro1">
          <table:table-cell office:value-type="float" office:value="2.8">
            <text:p>2,8</text:p>
          </table:table-cell>
          <table:table-cell table:number-columns-repeated="4"/>
          <table:table-cell table:formula="of:=1/(([.A280]-[.$B$2])*([.A280]-[.$B$2])+[.$B$4])" office:value-type="float" office:value="0.0199840127897682">
            <text:p>0,0199840128</text:p>
          </table:table-cell>
          <table:table-cell table:number-columns-repeated="3"/>
        </table:table-row>
        <table:table-row table:style-name="ro1">
          <table:table-cell office:value-type="float" office:value="2.81">
            <text:p>2,81</text:p>
          </table:table-cell>
          <table:table-cell table:number-columns-repeated="4"/>
          <table:table-cell table:formula="of:=1/(([.A281]-[.$B$2])*([.A281]-[.$B$2])+[.$B$4])" office:value-type="float" office:value="0.0199855704181581">
            <text:p>0,0199855704</text:p>
          </table:table-cell>
          <table:table-cell table:number-columns-repeated="3"/>
        </table:table-row>
        <table:table-row table:style-name="ro1">
          <table:table-cell office:value-type="float" office:value="2.82">
            <text:p>2,82</text:p>
          </table:table-cell>
          <table:table-cell table:number-columns-repeated="4"/>
          <table:table-cell table:formula="of:=1/(([.A282]-[.$B$2])*([.A282]-[.$B$2])+[.$B$4])" office:value-type="float" office:value="0.0199870483926416">
            <text:p>0,0199870484</text:p>
          </table:table-cell>
          <table:table-cell table:number-columns-repeated="3"/>
        </table:table-row>
        <table:table-row table:style-name="ro1">
          <table:table-cell office:value-type="float" office:value="2.83">
            <text:p>2,83</text:p>
          </table:table-cell>
          <table:table-cell table:number-columns-repeated="4"/>
          <table:table-cell table:formula="of:=1/(([.A283]-[.$B$2])*([.A283]-[.$B$2])+[.$B$4])" office:value-type="float" office:value="0.0199884466778202">
            <text:p>0,0199884467</text:p>
          </table:table-cell>
          <table:table-cell table:number-columns-repeated="3"/>
        </table:table-row>
        <table:table-row table:style-name="ro1">
          <table:table-cell office:value-type="float" office:value="2.84">
            <text:p>2,84</text:p>
          </table:table-cell>
          <table:table-cell table:number-columns-repeated="4"/>
          <table:table-cell table:formula="of:=1/(([.A284]-[.$B$2])*([.A284]-[.$B$2])+[.$B$4])" office:value-type="float" office:value="0.019989765240197">
            <text:p>0,0199897652</text:p>
          </table:table-cell>
          <table:table-cell table:number-columns-repeated="3"/>
        </table:table-row>
        <table:table-row table:style-name="ro1">
          <table:table-cell office:value-type="float" office:value="2.85">
            <text:p>2,85</text:p>
          </table:table-cell>
          <table:table-cell table:number-columns-repeated="4"/>
          <table:table-cell table:formula="of:=1/(([.A285]-[.$B$2])*([.A285]-[.$B$2])+[.$B$4])" office:value-type="float" office:value="0.0199910040481783">
            <text:p>0,019991004</text:p>
          </table:table-cell>
          <table:table-cell table:number-columns-repeated="3"/>
        </table:table-row>
        <table:table-row table:style-name="ro1">
          <table:table-cell office:value-type="float" office:value="2.86">
            <text:p>2,86</text:p>
          </table:table-cell>
          <table:table-cell table:number-columns-repeated="4"/>
          <table:table-cell table:formula="of:=1/(([.A286]-[.$B$2])*([.A286]-[.$B$2])+[.$B$4])" office:value-type="float" office:value="0.0199921630720757">
            <text:p>0,0199921631</text:p>
          </table:table-cell>
          <table:table-cell table:number-columns-repeated="3"/>
        </table:table-row>
        <table:table-row table:style-name="ro1">
          <table:table-cell office:value-type="float" office:value="2.87">
            <text:p>2,87</text:p>
          </table:table-cell>
          <table:table-cell table:number-columns-repeated="4"/>
          <table:table-cell table:formula="of:=1/(([.A287]-[.$B$2])*([.A287]-[.$B$2])+[.$B$4])" office:value-type="float" office:value="0.019993242284108">
            <text:p>0,0199932423</text:p>
          </table:table-cell>
          <table:table-cell table:number-columns-repeated="3"/>
        </table:table-row>
        <table:table-row table:style-name="ro1">
          <table:table-cell office:value-type="float" office:value="2.88">
            <text:p>2,88</text:p>
          </table:table-cell>
          <table:table-cell table:number-columns-repeated="4"/>
          <table:table-cell table:formula="of:=1/(([.A288]-[.$B$2])*([.A288]-[.$B$2])+[.$B$4])" office:value-type="float" office:value="0.0199942416584024">
            <text:p>0,0199942417</text:p>
          </table:table-cell>
          <table:table-cell table:number-columns-repeated="3"/>
        </table:table-row>
        <table:table-row table:style-name="ro1">
          <table:table-cell office:value-type="float" office:value="2.89">
            <text:p>2,89</text:p>
          </table:table-cell>
          <table:table-cell table:number-columns-repeated="4"/>
          <table:table-cell table:formula="of:=1/(([.A289]-[.$B$2])*([.A289]-[.$B$2])+[.$B$4])" office:value-type="float" office:value="0.0199951611709966">
            <text:p>0,0199951612</text:p>
          </table:table-cell>
          <table:table-cell table:number-columns-repeated="3"/>
        </table:table-row>
        <table:table-row table:style-name="ro1">
          <table:table-cell office:value-type="float" office:value="2.9">
            <text:p>2,9</text:p>
          </table:table-cell>
          <table:table-cell table:number-columns-repeated="4"/>
          <table:table-cell table:formula="of:=1/(([.A290]-[.$B$2])*([.A290]-[.$B$2])+[.$B$4])" office:value-type="float" office:value="0.01999600079984">
            <text:p>0,0199960008</text:p>
          </table:table-cell>
          <table:table-cell table:number-columns-repeated="3"/>
        </table:table-row>
        <table:table-row table:style-name="ro1">
          <table:table-cell office:value-type="float" office:value="2.91">
            <text:p>2,91</text:p>
          </table:table-cell>
          <table:table-cell table:number-columns-repeated="4"/>
          <table:table-cell table:formula="of:=1/(([.A291]-[.$B$2])*([.A291]-[.$B$2])+[.$B$4])" office:value-type="float" office:value="0.019996760524795">
            <text:p>0,0199967605</text:p>
          </table:table-cell>
          <table:table-cell table:number-columns-repeated="3"/>
        </table:table-row>
        <table:table-row table:style-name="ro1">
          <table:table-cell office:value-type="float" office:value="2.92">
            <text:p>2,92</text:p>
          </table:table-cell>
          <table:table-cell table:number-columns-repeated="4"/>
          <table:table-cell table:formula="of:=1/(([.A292]-[.$B$2])*([.A292]-[.$B$2])+[.$B$4])" office:value-type="float" office:value="0.0199974403276381">
            <text:p>0,0199974403</text:p>
          </table:table-cell>
          <table:table-cell table:number-columns-repeated="3"/>
        </table:table-row>
        <table:table-row table:style-name="ro1">
          <table:table-cell office:value-type="float" office:value="2.93">
            <text:p>2,93</text:p>
          </table:table-cell>
          <table:table-cell table:number-columns-repeated="4"/>
          <table:table-cell table:formula="of:=1/(([.A293]-[.$B$2])*([.A293]-[.$B$2])+[.$B$4])" office:value-type="float" office:value="0.0199980401920612">
            <text:p>0,0199980402</text:p>
          </table:table-cell>
          <table:table-cell table:number-columns-repeated="3"/>
        </table:table-row>
        <table:table-row table:style-name="ro1">
          <table:table-cell office:value-type="float" office:value="2.94">
            <text:p>2,94</text:p>
          </table:table-cell>
          <table:table-cell table:number-columns-repeated="4"/>
          <table:table-cell table:formula="of:=1/(([.A294]-[.$B$2])*([.A294]-[.$B$2])+[.$B$4])" office:value-type="float" office:value="0.0199985601036725">
            <text:p>0,0199985601</text:p>
          </table:table-cell>
          <table:table-cell table:number-columns-repeated="3"/>
        </table:table-row>
        <table:table-row table:style-name="ro1">
          <table:table-cell office:value-type="float" office:value="2.95">
            <text:p>2,95</text:p>
          </table:table-cell>
          <table:table-cell table:number-columns-repeated="4"/>
          <table:table-cell table:formula="of:=1/(([.A295]-[.$B$2])*([.A295]-[.$B$2])+[.$B$4])" office:value-type="float" office:value="0.0199990000499975">
            <text:p>0,019999</text:p>
          </table:table-cell>
          <table:table-cell table:number-columns-repeated="3"/>
        </table:table-row>
        <table:table-row table:style-name="ro1">
          <table:table-cell office:value-type="float" office:value="2.96">
            <text:p>2,96</text:p>
          </table:table-cell>
          <table:table-cell table:number-columns-repeated="4"/>
          <table:table-cell table:formula="of:=1/(([.A296]-[.$B$2])*([.A296]-[.$B$2])+[.$B$4])" office:value-type="float" office:value="0.0199993600204793">
            <text:p>0,01999936</text:p>
          </table:table-cell>
          <table:table-cell table:number-columns-repeated="3"/>
        </table:table-row>
        <table:table-row table:style-name="ro1">
          <table:table-cell office:value-type="float" office:value="2.97">
            <text:p>2,97</text:p>
          </table:table-cell>
          <table:table-cell table:number-columns-repeated="4"/>
          <table:table-cell table:formula="of:=1/(([.A297]-[.$B$2])*([.A297]-[.$B$2])+[.$B$4])" office:value-type="float" office:value="0.0199996400064799">
            <text:p>0,01999964</text:p>
          </table:table-cell>
          <table:table-cell table:number-columns-repeated="3"/>
        </table:table-row>
        <table:table-row table:style-name="ro1">
          <table:table-cell office:value-type="float" office:value="2.98">
            <text:p>2,98</text:p>
          </table:table-cell>
          <table:table-cell table:number-columns-repeated="4"/>
          <table:table-cell table:formula="of:=1/(([.A298]-[.$B$2])*([.A298]-[.$B$2])+[.$B$4])" office:value-type="float" office:value="0.01999984000128">
            <text:p>0,01999984</text:p>
          </table:table-cell>
          <table:table-cell table:number-columns-repeated="3"/>
        </table:table-row>
        <table:table-row table:style-name="ro1">
          <table:table-cell office:value-type="float" office:value="2.99">
            <text:p>2,99</text:p>
          </table:table-cell>
          <table:table-cell table:number-columns-repeated="4"/>
          <table:table-cell table:formula="of:=1/(([.A299]-[.$B$2])*([.A299]-[.$B$2])+[.$B$4])" office:value-type="float" office:value="0.01999996000008">
            <text:p>0,0199999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  <table:table-cell table:formula="of:=1/(([.A300]-[.$B$2])*([.A300]-[.$B$2])+[.$B$4])" office:value-type="float" office:value="0.02">
            <text:p>0,02</text:p>
          </table:table-cell>
          <table:table-cell table:number-columns-repeated="3"/>
        </table:table-row>
        <table:table-row table:style-name="ro1">
          <table:table-cell office:value-type="float" office:value="3.01">
            <text:p>3,01</text:p>
          </table:table-cell>
          <table:table-cell table:number-columns-repeated="4"/>
          <table:table-cell table:formula="of:=1/(([.A301]-[.$B$2])*([.A301]-[.$B$2])+[.$B$4])" office:value-type="float" office:value="0.01999996000008">
            <text:p>0,01999996</text:p>
          </table:table-cell>
          <table:table-cell table:number-columns-repeated="3"/>
        </table:table-row>
        <table:table-row table:style-name="ro1">
          <table:table-cell office:value-type="float" office:value="3.02">
            <text:p>3,02</text:p>
          </table:table-cell>
          <table:table-cell table:number-columns-repeated="4"/>
          <table:table-cell table:formula="of:=1/(([.A302]-[.$B$2])*([.A302]-[.$B$2])+[.$B$4])" office:value-type="float" office:value="0.01999984000128">
            <text:p>0,01999984</text:p>
          </table:table-cell>
          <table:table-cell table:number-columns-repeated="3"/>
        </table:table-row>
        <table:table-row table:style-name="ro1">
          <table:table-cell office:value-type="float" office:value="3.03">
            <text:p>3,03</text:p>
          </table:table-cell>
          <table:table-cell table:number-columns-repeated="4"/>
          <table:table-cell table:formula="of:=1/(([.A303]-[.$B$2])*([.A303]-[.$B$2])+[.$B$4])" office:value-type="float" office:value="0.0199996400064799">
            <text:p>0,01999964</text:p>
          </table:table-cell>
          <table:table-cell table:number-columns-repeated="3"/>
        </table:table-row>
        <table:table-row table:style-name="ro1">
          <table:table-cell office:value-type="float" office:value="3.04">
            <text:p>3,04</text:p>
          </table:table-cell>
          <table:table-cell table:number-columns-repeated="4"/>
          <table:table-cell table:formula="of:=1/(([.A304]-[.$B$2])*([.A304]-[.$B$2])+[.$B$4])" office:value-type="float" office:value="0.0199993600204793">
            <text:p>0,01999936</text:p>
          </table:table-cell>
          <table:table-cell table:number-columns-repeated="3"/>
        </table:table-row>
        <table:table-row table:style-name="ro1">
          <table:table-cell office:value-type="float" office:value="3.05">
            <text:p>3,05</text:p>
          </table:table-cell>
          <table:table-cell table:number-columns-repeated="4"/>
          <table:table-cell table:formula="of:=1/(([.A305]-[.$B$2])*([.A305]-[.$B$2])+[.$B$4])" office:value-type="float" office:value="0.0199990000499975">
            <text:p>0,019999</text:p>
          </table:table-cell>
          <table:table-cell table:number-columns-repeated="3"/>
        </table:table-row>
        <table:table-row table:style-name="ro1">
          <table:table-cell office:value-type="float" office:value="3.06">
            <text:p>3,06</text:p>
          </table:table-cell>
          <table:table-cell table:number-columns-repeated="4"/>
          <table:table-cell table:formula="of:=1/(([.A306]-[.$B$2])*([.A306]-[.$B$2])+[.$B$4])" office:value-type="float" office:value="0.0199985601036725">
            <text:p>0,0199985601</text:p>
          </table:table-cell>
          <table:table-cell table:number-columns-repeated="3"/>
        </table:table-row>
        <table:table-row table:style-name="ro1">
          <table:table-cell office:value-type="float" office:value="3.07">
            <text:p>3,07</text:p>
          </table:table-cell>
          <table:table-cell table:number-columns-repeated="4"/>
          <table:table-cell table:formula="of:=1/(([.A307]-[.$B$2])*([.A307]-[.$B$2])+[.$B$4])" office:value-type="float" office:value="0.0199980401920612">
            <text:p>0,0199980402</text:p>
          </table:table-cell>
          <table:table-cell table:number-columns-repeated="3"/>
        </table:table-row>
        <table:table-row table:style-name="ro1">
          <table:table-cell office:value-type="float" office:value="3.08">
            <text:p>3,08</text:p>
          </table:table-cell>
          <table:table-cell table:number-columns-repeated="4"/>
          <table:table-cell table:formula="of:=1/(([.A308]-[.$B$2])*([.A308]-[.$B$2])+[.$B$4])" office:value-type="float" office:value="0.0199974403276381">
            <text:p>0,0199974403</text:p>
          </table:table-cell>
          <table:table-cell table:number-columns-repeated="3"/>
        </table:table-row>
        <table:table-row table:style-name="ro1">
          <table:table-cell office:value-type="float" office:value="3.09">
            <text:p>3,09</text:p>
          </table:table-cell>
          <table:table-cell table:number-columns-repeated="4"/>
          <table:table-cell table:formula="of:=1/(([.A309]-[.$B$2])*([.A309]-[.$B$2])+[.$B$4])" office:value-type="float" office:value="0.019996760524795">
            <text:p>0,0199967605</text:p>
          </table:table-cell>
          <table:table-cell table:number-columns-repeated="3"/>
        </table:table-row>
        <table:table-row table:style-name="ro1">
          <table:table-cell office:value-type="float" office:value="3.1">
            <text:p>3,1</text:p>
          </table:table-cell>
          <table:table-cell table:number-columns-repeated="4"/>
          <table:table-cell table:formula="of:=1/(([.A310]-[.$B$2])*([.A310]-[.$B$2])+[.$B$4])" office:value-type="float" office:value="0.01999600079984">
            <text:p>0,0199960008</text:p>
          </table:table-cell>
          <table:table-cell table:number-columns-repeated="3"/>
        </table:table-row>
        <table:table-row table:style-name="ro1">
          <table:table-cell office:value-type="float" office:value="3.11">
            <text:p>3,11</text:p>
          </table:table-cell>
          <table:table-cell table:number-columns-repeated="4"/>
          <table:table-cell table:formula="of:=1/(([.A311]-[.$B$2])*([.A311]-[.$B$2])+[.$B$4])" office:value-type="float" office:value="0.0199951611709966">
            <text:p>0,0199951612</text:p>
          </table:table-cell>
          <table:table-cell table:number-columns-repeated="3"/>
        </table:table-row>
        <table:table-row table:style-name="ro1">
          <table:table-cell office:value-type="float" office:value="3.12">
            <text:p>3,12</text:p>
          </table:table-cell>
          <table:table-cell table:number-columns-repeated="4"/>
          <table:table-cell table:formula="of:=1/(([.A312]-[.$B$2])*([.A312]-[.$B$2])+[.$B$4])" office:value-type="float" office:value="0.0199942416584024">
            <text:p>0,0199942417</text:p>
          </table:table-cell>
          <table:table-cell table:number-columns-repeated="3"/>
        </table:table-row>
        <table:table-row table:style-name="ro1">
          <table:table-cell office:value-type="float" office:value="3.13">
            <text:p>3,13</text:p>
          </table:table-cell>
          <table:table-cell table:number-columns-repeated="4"/>
          <table:table-cell table:formula="of:=1/(([.A313]-[.$B$2])*([.A313]-[.$B$2])+[.$B$4])" office:value-type="float" office:value="0.019993242284108">
            <text:p>0,0199932423</text:p>
          </table:table-cell>
          <table:table-cell table:number-columns-repeated="3"/>
        </table:table-row>
        <table:table-row table:style-name="ro1">
          <table:table-cell office:value-type="float" office:value="3.14">
            <text:p>3,14</text:p>
          </table:table-cell>
          <table:table-cell table:number-columns-repeated="4"/>
          <table:table-cell table:formula="of:=1/(([.A314]-[.$B$2])*([.A314]-[.$B$2])+[.$B$4])" office:value-type="float" office:value="0.0199921630720757">
            <text:p>0,0199921631</text:p>
          </table:table-cell>
          <table:table-cell table:number-columns-repeated="3"/>
        </table:table-row>
        <table:table-row table:style-name="ro1">
          <table:table-cell office:value-type="float" office:value="3.15">
            <text:p>3,15</text:p>
          </table:table-cell>
          <table:table-cell table:number-columns-repeated="4"/>
          <table:table-cell table:formula="of:=1/(([.A315]-[.$B$2])*([.A315]-[.$B$2])+[.$B$4])" office:value-type="float" office:value="0.0199910040481783">
            <text:p>0,019991004</text:p>
          </table:table-cell>
          <table:table-cell table:number-columns-repeated="3"/>
        </table:table-row>
        <table:table-row table:style-name="ro1">
          <table:table-cell office:value-type="float" office:value="3.16">
            <text:p>3,16</text:p>
          </table:table-cell>
          <table:table-cell table:number-columns-repeated="4"/>
          <table:table-cell table:formula="of:=1/(([.A316]-[.$B$2])*([.A316]-[.$B$2])+[.$B$4])" office:value-type="float" office:value="0.019989765240197">
            <text:p>0,0199897652</text:p>
          </table:table-cell>
          <table:table-cell table:number-columns-repeated="3"/>
        </table:table-row>
        <table:table-row table:style-name="ro1">
          <table:table-cell office:value-type="float" office:value="3.17">
            <text:p>3,17</text:p>
          </table:table-cell>
          <table:table-cell table:number-columns-repeated="4"/>
          <table:table-cell table:formula="of:=1/(([.A317]-[.$B$2])*([.A317]-[.$B$2])+[.$B$4])" office:value-type="float" office:value="0.0199884466778202">
            <text:p>0,0199884467</text:p>
          </table:table-cell>
          <table:table-cell table:number-columns-repeated="3"/>
        </table:table-row>
        <table:table-row table:style-name="ro1">
          <table:table-cell office:value-type="float" office:value="3.18">
            <text:p>3,18</text:p>
          </table:table-cell>
          <table:table-cell table:number-columns-repeated="4"/>
          <table:table-cell table:formula="of:=1/(([.A318]-[.$B$2])*([.A318]-[.$B$2])+[.$B$4])" office:value-type="float" office:value="0.0199870483926416">
            <text:p>0,0199870484</text:p>
          </table:table-cell>
          <table:table-cell table:number-columns-repeated="3"/>
        </table:table-row>
        <table:table-row table:style-name="ro1">
          <table:table-cell office:value-type="float" office:value="3.19">
            <text:p>3,19</text:p>
          </table:table-cell>
          <table:table-cell table:number-columns-repeated="4"/>
          <table:table-cell table:formula="of:=1/(([.A319]-[.$B$2])*([.A319]-[.$B$2])+[.$B$4])" office:value-type="float" office:value="0.0199855704181581">
            <text:p>0,0199855704</text:p>
          </table:table-cell>
          <table:table-cell table:number-columns-repeated="3"/>
        </table:table-row>
        <table:table-row table:style-name="ro1">
          <table:table-cell office:value-type="float" office:value="3.2">
            <text:p>3,2</text:p>
          </table:table-cell>
          <table:table-cell table:number-columns-repeated="4"/>
          <table:table-cell table:formula="of:=1/(([.A320]-[.$B$2])*([.A320]-[.$B$2])+[.$B$4])" office:value-type="float" office:value="0.0199840127897682">
            <text:p>0,0199840128</text:p>
          </table:table-cell>
          <table:table-cell table:number-columns-repeated="3"/>
        </table:table-row>
        <table:table-row table:style-name="ro1">
          <table:table-cell office:value-type="float" office:value="3.21">
            <text:p>3,21</text:p>
          </table:table-cell>
          <table:table-cell table:number-columns-repeated="4"/>
          <table:table-cell table:formula="of:=1/(([.A321]-[.$B$2])*([.A321]-[.$B$2])+[.$B$4])" office:value-type="float" office:value="0.0199823755447695">
            <text:p>0,0199823755</text:p>
          </table:table-cell>
          <table:table-cell table:number-columns-repeated="3"/>
        </table:table-row>
        <table:table-row table:style-name="ro1">
          <table:table-cell office:value-type="float" office:value="3.22">
            <text:p>3,22</text:p>
          </table:table-cell>
          <table:table-cell table:number-columns-repeated="4"/>
          <table:table-cell table:formula="of:=1/(([.A322]-[.$B$2])*([.A322]-[.$B$2])+[.$B$4])" office:value-type="float" office:value="0.0199806587223568">
            <text:p>0,0199806587</text:p>
          </table:table-cell>
          <table:table-cell table:number-columns-repeated="3"/>
        </table:table-row>
        <table:table-row table:style-name="ro1">
          <table:table-cell office:value-type="float" office:value="3.23">
            <text:p>3,23</text:p>
          </table:table-cell>
          <table:table-cell table:number-columns-repeated="4"/>
          <table:table-cell table:formula="of:=1/(([.A323]-[.$B$2])*([.A323]-[.$B$2])+[.$B$4])" office:value-type="float" office:value="0.0199788623636193">
            <text:p>0,0199788624</text:p>
          </table:table-cell>
          <table:table-cell table:number-columns-repeated="3"/>
        </table:table-row>
        <table:table-row table:style-name="ro1">
          <table:table-cell office:value-type="float" office:value="3.24">
            <text:p>3,24</text:p>
          </table:table-cell>
          <table:table-cell table:number-columns-repeated="4"/>
          <table:table-cell table:formula="of:=1/(([.A324]-[.$B$2])*([.A324]-[.$B$2])+[.$B$4])" office:value-type="float" office:value="0.0199769865115387">
            <text:p>0,0199769865</text:p>
          </table:table-cell>
          <table:table-cell table:number-columns-repeated="3"/>
        </table:table-row>
        <table:table-row table:style-name="ro1">
          <table:table-cell office:value-type="float" office:value="3.25">
            <text:p>3,25</text:p>
          </table:table-cell>
          <table:table-cell table:number-columns-repeated="4"/>
          <table:table-cell table:formula="of:=1/(([.A325]-[.$B$2])*([.A325]-[.$B$2])+[.$B$4])" office:value-type="float" office:value="0.0199750312109863">
            <text:p>0,0199750312</text:p>
          </table:table-cell>
          <table:table-cell table:number-columns-repeated="3"/>
        </table:table-row>
        <table:table-row table:style-name="ro1">
          <table:table-cell office:value-type="float" office:value="3.26">
            <text:p>3,26</text:p>
          </table:table-cell>
          <table:table-cell table:number-columns-repeated="4"/>
          <table:table-cell table:formula="of:=1/(([.A326]-[.$B$2])*([.A326]-[.$B$2])+[.$B$4])" office:value-type="float" office:value="0.0199729965087202">
            <text:p>0,0199729965</text:p>
          </table:table-cell>
          <table:table-cell table:number-columns-repeated="3"/>
        </table:table-row>
        <table:table-row table:style-name="ro1">
          <table:table-cell office:value-type="float" office:value="3.27">
            <text:p>3,27</text:p>
          </table:table-cell>
          <table:table-cell table:number-columns-repeated="4"/>
          <table:table-cell table:formula="of:=1/(([.A327]-[.$B$2])*([.A327]-[.$B$2])+[.$B$4])" office:value-type="float" office:value="0.019970882453383">
            <text:p>0,0199708825</text:p>
          </table:table-cell>
          <table:table-cell table:number-columns-repeated="3"/>
        </table:table-row>
        <table:table-row table:style-name="ro1">
          <table:table-cell office:value-type="float" office:value="3.28">
            <text:p>3,28</text:p>
          </table:table-cell>
          <table:table-cell table:number-columns-repeated="4"/>
          <table:table-cell table:formula="of:=1/(([.A328]-[.$B$2])*([.A328]-[.$B$2])+[.$B$4])" office:value-type="float" office:value="0.0199686890954983">
            <text:p>0,0199686891</text:p>
          </table:table-cell>
          <table:table-cell table:number-columns-repeated="3"/>
        </table:table-row>
        <table:table-row table:style-name="ro1">
          <table:table-cell office:value-type="float" office:value="3.29">
            <text:p>3,29</text:p>
          </table:table-cell>
          <table:table-cell table:number-columns-repeated="4"/>
          <table:table-cell table:formula="of:=1/(([.A329]-[.$B$2])*([.A329]-[.$B$2])+[.$B$4])" office:value-type="float" office:value="0.0199664164874681">
            <text:p>0,0199664165</text:p>
          </table:table-cell>
          <table:table-cell table:number-columns-repeated="3"/>
        </table:table-row>
        <table:table-row table:style-name="ro1">
          <table:table-cell office:value-type="float" office:value="3.3">
            <text:p>3,3</text:p>
          </table:table-cell>
          <table:table-cell table:number-columns-repeated="4"/>
          <table:table-cell table:formula="of:=1/(([.A330]-[.$B$2])*([.A330]-[.$B$2])+[.$B$4])" office:value-type="float" office:value="0.0199640646835696">
            <text:p>0,0199640647</text:p>
          </table:table-cell>
          <table:table-cell table:number-columns-repeated="3"/>
        </table:table-row>
        <table:table-row table:style-name="ro1">
          <table:table-cell office:value-type="float" office:value="3.31">
            <text:p>3,31</text:p>
          </table:table-cell>
          <table:table-cell table:number-columns-repeated="4"/>
          <table:table-cell table:formula="of:=1/(([.A331]-[.$B$2])*([.A331]-[.$B$2])+[.$B$4])" office:value-type="float" office:value="0.0199616337399518">
            <text:p>0,0199616337</text:p>
          </table:table-cell>
          <table:table-cell table:number-columns-repeated="3"/>
        </table:table-row>
        <table:table-row table:style-name="ro1">
          <table:table-cell office:value-type="float" office:value="3.32">
            <text:p>3,32</text:p>
          </table:table-cell>
          <table:table-cell table:number-columns-repeated="4"/>
          <table:table-cell table:formula="of:=1/(([.A332]-[.$B$2])*([.A332]-[.$B$2])+[.$B$4])" office:value-type="float" office:value="0.0199591237146324">
            <text:p>0,0199591237</text:p>
          </table:table-cell>
          <table:table-cell table:number-columns-repeated="3"/>
        </table:table-row>
        <table:table-row table:style-name="ro1">
          <table:table-cell office:value-type="float" office:value="3.33">
            <text:p>3,33</text:p>
          </table:table-cell>
          <table:table-cell table:number-columns-repeated="4"/>
          <table:table-cell table:formula="of:=1/(([.A333]-[.$B$2])*([.A333]-[.$B$2])+[.$B$4])" office:value-type="float" office:value="0.0199565346674942">
            <text:p>0,0199565347</text:p>
          </table:table-cell>
          <table:table-cell table:number-columns-repeated="3"/>
        </table:table-row>
        <table:table-row table:style-name="ro1">
          <table:table-cell office:value-type="float" office:value="3.34">
            <text:p>3,34</text:p>
          </table:table-cell>
          <table:table-cell table:number-columns-repeated="4"/>
          <table:table-cell table:formula="of:=1/(([.A334]-[.$B$2])*([.A334]-[.$B$2])+[.$B$4])" office:value-type="float" office:value="0.0199538666602814">
            <text:p>0,0199538667</text:p>
          </table:table-cell>
          <table:table-cell table:number-columns-repeated="3"/>
        </table:table-row>
        <table:table-row table:style-name="ro1">
          <table:table-cell office:value-type="float" office:value="3.35">
            <text:p>3,35</text:p>
          </table:table-cell>
          <table:table-cell table:number-columns-repeated="4"/>
          <table:table-cell table:formula="of:=1/(([.A335]-[.$B$2])*([.A335]-[.$B$2])+[.$B$4])" office:value-type="float" office:value="0.0199511197565963">
            <text:p>0,0199511198</text:p>
          </table:table-cell>
          <table:table-cell table:number-columns-repeated="3"/>
        </table:table-row>
        <table:table-row table:style-name="ro1">
          <table:table-cell office:value-type="float" office:value="3.36">
            <text:p>3,36</text:p>
          </table:table-cell>
          <table:table-cell table:number-columns-repeated="4"/>
          <table:table-cell table:formula="of:=1/(([.A336]-[.$B$2])*([.A336]-[.$B$2])+[.$B$4])" office:value-type="float" office:value="0.0199482940218952">
            <text:p>0,019948294</text:p>
          </table:table-cell>
          <table:table-cell table:number-columns-repeated="3"/>
        </table:table-row>
        <table:table-row table:style-name="ro1">
          <table:table-cell office:value-type="float" office:value="3.37">
            <text:p>3,37</text:p>
          </table:table-cell>
          <table:table-cell table:number-columns-repeated="4"/>
          <table:table-cell table:formula="of:=1/(([.A337]-[.$B$2])*([.A337]-[.$B$2])+[.$B$4])" office:value-type="float" office:value="0.0199453895234847">
            <text:p>0,0199453895</text:p>
          </table:table-cell>
          <table:table-cell table:number-columns-repeated="3"/>
        </table:table-row>
        <table:table-row table:style-name="ro1">
          <table:table-cell office:value-type="float" office:value="3.38">
            <text:p>3,38</text:p>
          </table:table-cell>
          <table:table-cell table:number-columns-repeated="4"/>
          <table:table-cell table:formula="of:=1/(([.A338]-[.$B$2])*([.A338]-[.$B$2])+[.$B$4])" office:value-type="float" office:value="0.0199424063305175">
            <text:p>0,0199424063</text:p>
          </table:table-cell>
          <table:table-cell table:number-columns-repeated="3"/>
        </table:table-row>
        <table:table-row table:style-name="ro1">
          <table:table-cell office:value-type="float" office:value="3.39">
            <text:p>3,39</text:p>
          </table:table-cell>
          <table:table-cell table:number-columns-repeated="4"/>
          <table:table-cell table:formula="of:=1/(([.A339]-[.$B$2])*([.A339]-[.$B$2])+[.$B$4])" office:value-type="float" office:value="0.0199393445139884">
            <text:p>0,0199393445</text:p>
          </table:table-cell>
          <table:table-cell table:number-columns-repeated="3"/>
        </table:table-row>
        <table:table-row table:style-name="ro1">
          <table:table-cell office:value-type="float" office:value="3.4">
            <text:p>3,4</text:p>
          </table:table-cell>
          <table:table-cell table:number-columns-repeated="4"/>
          <table:table-cell table:formula="of:=1/(([.A340]-[.$B$2])*([.A340]-[.$B$2])+[.$B$4])" office:value-type="float" office:value="0.0199362041467305">
            <text:p>0,0199362041</text:p>
          </table:table-cell>
          <table:table-cell table:number-columns-repeated="3"/>
        </table:table-row>
        <table:table-row table:style-name="ro1">
          <table:table-cell office:value-type="float" office:value="3.41">
            <text:p>3,41</text:p>
          </table:table-cell>
          <table:table-cell table:number-columns-repeated="4"/>
          <table:table-cell table:formula="of:=1/(([.A341]-[.$B$2])*([.A341]-[.$B$2])+[.$B$4])" office:value-type="float" office:value="0.0199329853034099">
            <text:p>0,0199329853</text:p>
          </table:table-cell>
          <table:table-cell table:number-columns-repeated="3"/>
        </table:table-row>
        <table:table-row table:style-name="ro1">
          <table:table-cell office:value-type="float" office:value="3.42">
            <text:p>3,42</text:p>
          </table:table-cell>
          <table:table-cell table:number-columns-repeated="4"/>
          <table:table-cell table:formula="of:=1/(([.A342]-[.$B$2])*([.A342]-[.$B$2])+[.$B$4])" office:value-type="float" office:value="0.0199296880605225">
            <text:p>0,0199296881</text:p>
          </table:table-cell>
          <table:table-cell table:number-columns-repeated="3"/>
        </table:table-row>
        <table:table-row table:style-name="ro1">
          <table:table-cell office:value-type="float" office:value="3.43">
            <text:p>3,43</text:p>
          </table:table-cell>
          <table:table-cell table:number-columns-repeated="4"/>
          <table:table-cell table:formula="of:=1/(([.A343]-[.$B$2])*([.A343]-[.$B$2])+[.$B$4])" office:value-type="float" office:value="0.0199263124963884">
            <text:p>0,0199263125</text:p>
          </table:table-cell>
          <table:table-cell table:number-columns-repeated="3"/>
        </table:table-row>
        <table:table-row table:style-name="ro1">
          <table:table-cell office:value-type="float" office:value="3.44">
            <text:p>3,44</text:p>
          </table:table-cell>
          <table:table-cell table:number-columns-repeated="4"/>
          <table:table-cell table:formula="of:=1/(([.A344]-[.$B$2])*([.A344]-[.$B$2])+[.$B$4])" office:value-type="float" office:value="0.0199228586911479">
            <text:p>0,0199228587</text:p>
          </table:table-cell>
          <table:table-cell table:number-columns-repeated="3"/>
        </table:table-row>
        <table:table-row table:style-name="ro1">
          <table:table-cell office:value-type="float" office:value="3.45">
            <text:p>3,45</text:p>
          </table:table-cell>
          <table:table-cell table:number-columns-repeated="4"/>
          <table:table-cell table:formula="of:=1/(([.A345]-[.$B$2])*([.A345]-[.$B$2])+[.$B$4])" office:value-type="float" office:value="0.0199193267267566">
            <text:p>0,0199193267</text:p>
          </table:table-cell>
          <table:table-cell table:number-columns-repeated="3"/>
        </table:table-row>
        <table:table-row table:style-name="ro1">
          <table:table-cell office:value-type="float" office:value="3.46">
            <text:p>3,46</text:p>
          </table:table-cell>
          <table:table-cell table:number-columns-repeated="4"/>
          <table:table-cell table:formula="of:=1/(([.A346]-[.$B$2])*([.A346]-[.$B$2])+[.$B$4])" office:value-type="float" office:value="0.0199157166869807">
            <text:p>0,0199157167</text:p>
          </table:table-cell>
          <table:table-cell table:number-columns-repeated="3"/>
        </table:table-row>
        <table:table-row table:style-name="ro1">
          <table:table-cell office:value-type="float" office:value="3.47">
            <text:p>3,47</text:p>
          </table:table-cell>
          <table:table-cell table:number-columns-repeated="4"/>
          <table:table-cell table:formula="of:=1/(([.A347]-[.$B$2])*([.A347]-[.$B$2])+[.$B$4])" office:value-type="float" office:value="0.0199120286573916">
            <text:p>0,0199120287</text:p>
          </table:table-cell>
          <table:table-cell table:number-columns-repeated="3"/>
        </table:table-row>
        <table:table-row table:style-name="ro1">
          <table:table-cell office:value-type="float" office:value="3.48">
            <text:p>3,48</text:p>
          </table:table-cell>
          <table:table-cell table:number-columns-repeated="4"/>
          <table:table-cell table:formula="of:=1/(([.A348]-[.$B$2])*([.A348]-[.$B$2])+[.$B$4])" office:value-type="float" office:value="0.0199082627253615">
            <text:p>0,0199082627</text:p>
          </table:table-cell>
          <table:table-cell table:number-columns-repeated="3"/>
        </table:table-row>
        <table:table-row table:style-name="ro1">
          <table:table-cell office:value-type="float" office:value="3.49">
            <text:p>3,49</text:p>
          </table:table-cell>
          <table:table-cell table:number-columns-repeated="4"/>
          <table:table-cell table:formula="of:=1/(([.A349]-[.$B$2])*([.A349]-[.$B$2])+[.$B$4])" office:value-type="float" office:value="0.0199044189800578">
            <text:p>0,019904419</text:p>
          </table:table-cell>
          <table:table-cell table:number-columns-repeated="3"/>
        </table:table-row>
        <table:table-row table:style-name="ro1">
          <table:table-cell office:value-type="float" office:value="3.5">
            <text:p>3,5</text:p>
          </table:table-cell>
          <table:table-cell table:number-columns-repeated="4"/>
          <table:table-cell table:formula="of:=1/(([.A350]-[.$B$2])*([.A350]-[.$B$2])+[.$B$4])" office:value-type="float" office:value="0.0199004975124378">
            <text:p>0,0199004975</text:p>
          </table:table-cell>
          <table:table-cell table:number-columns-repeated="3"/>
        </table:table-row>
        <table:table-row table:style-name="ro1">
          <table:table-cell office:value-type="float" office:value="3.51">
            <text:p>3,51</text:p>
          </table:table-cell>
          <table:table-cell table:number-columns-repeated="4"/>
          <table:table-cell table:formula="of:=1/(([.A351]-[.$B$2])*([.A351]-[.$B$2])+[.$B$4])" office:value-type="float" office:value="0.0198964984152439">
            <text:p>0,0198964984</text:p>
          </table:table-cell>
          <table:table-cell table:number-columns-repeated="3"/>
        </table:table-row>
        <table:table-row table:style-name="ro1">
          <table:table-cell office:value-type="float" office:value="3.52">
            <text:p>3,52</text:p>
          </table:table-cell>
          <table:table-cell table:number-columns-repeated="4"/>
          <table:table-cell table:formula="of:=1/(([.A352]-[.$B$2])*([.A352]-[.$B$2])+[.$B$4])" office:value-type="float" office:value="0.0198924217829975">
            <text:p>0,0198924218</text:p>
          </table:table-cell>
          <table:table-cell table:number-columns-repeated="3"/>
        </table:table-row>
        <table:table-row table:style-name="ro1">
          <table:table-cell office:value-type="float" office:value="3.53">
            <text:p>3,53</text:p>
          </table:table-cell>
          <table:table-cell table:number-columns-repeated="4"/>
          <table:table-cell table:formula="of:=1/(([.A353]-[.$B$2])*([.A353]-[.$B$2])+[.$B$4])" office:value-type="float" office:value="0.019888267711994">
            <text:p>0,0198882677</text:p>
          </table:table-cell>
          <table:table-cell table:number-columns-repeated="3"/>
        </table:table-row>
        <table:table-row table:style-name="ro1">
          <table:table-cell office:value-type="float" office:value="3.54">
            <text:p>3,54</text:p>
          </table:table-cell>
          <table:table-cell table:number-columns-repeated="4"/>
          <table:table-cell table:formula="of:=1/(([.A354]-[.$B$2])*([.A354]-[.$B$2])+[.$B$4])" office:value-type="float" office:value="0.0198840363002967">
            <text:p>0,0198840363</text:p>
          </table:table-cell>
          <table:table-cell table:number-columns-repeated="3"/>
        </table:table-row>
        <table:table-row table:style-name="ro1">
          <table:table-cell office:value-type="float" office:value="3.55">
            <text:p>3,55</text:p>
          </table:table-cell>
          <table:table-cell table:number-columns-repeated="4"/>
          <table:table-cell table:formula="of:=1/(([.A355]-[.$B$2])*([.A355]-[.$B$2])+[.$B$4])" office:value-type="float" office:value="0.0198797276477312">
            <text:p>0,0198797276</text:p>
          </table:table-cell>
          <table:table-cell table:number-columns-repeated="3"/>
        </table:table-row>
        <table:table-row table:style-name="ro1">
          <table:table-cell office:value-type="float" office:value="3.56">
            <text:p>3,56</text:p>
          </table:table-cell>
          <table:table-cell table:number-columns-repeated="4"/>
          <table:table-cell table:formula="of:=1/(([.A356]-[.$B$2])*([.A356]-[.$B$2])+[.$B$4])" office:value-type="float" office:value="0.0198753418558799">
            <text:p>0,0198753419</text:p>
          </table:table-cell>
          <table:table-cell table:number-columns-repeated="3"/>
        </table:table-row>
        <table:table-row table:style-name="ro1">
          <table:table-cell office:value-type="float" office:value="3.57">
            <text:p>3,57</text:p>
          </table:table-cell>
          <table:table-cell table:number-columns-repeated="4"/>
          <table:table-cell table:formula="of:=1/(([.A357]-[.$B$2])*([.A357]-[.$B$2])+[.$B$4])" office:value-type="float" office:value="0.0198708790280756">
            <text:p>0,019870879</text:p>
          </table:table-cell>
          <table:table-cell table:number-columns-repeated="3"/>
        </table:table-row>
        <table:table-row table:style-name="ro1">
          <table:table-cell office:value-type="float" office:value="3.58">
            <text:p>3,58</text:p>
          </table:table-cell>
          <table:table-cell table:number-columns-repeated="4"/>
          <table:table-cell table:formula="of:=1/(([.A358]-[.$B$2])*([.A358]-[.$B$2])+[.$B$4])" office:value-type="float" office:value="0.0198663392693955">
            <text:p>0,0198663393</text:p>
          </table:table-cell>
          <table:table-cell table:number-columns-repeated="3"/>
        </table:table-row>
        <table:table-row table:style-name="ro1">
          <table:table-cell office:value-type="float" office:value="3.59">
            <text:p>3,59</text:p>
          </table:table-cell>
          <table:table-cell table:number-columns-repeated="4"/>
          <table:table-cell table:formula="of:=1/(([.A359]-[.$B$2])*([.A359]-[.$B$2])+[.$B$4])" office:value-type="float" office:value="0.0198617226866555">
            <text:p>0,0198617227</text:p>
          </table:table-cell>
          <table:table-cell table:number-columns-repeated="3"/>
        </table:table-row>
        <table:table-row table:style-name="ro1">
          <table:table-cell office:value-type="float" office:value="3.6">
            <text:p>3,6</text:p>
          </table:table-cell>
          <table:table-cell table:number-columns-repeated="4"/>
          <table:table-cell table:formula="of:=1/(([.A360]-[.$B$2])*([.A360]-[.$B$2])+[.$B$4])" office:value-type="float" office:value="0.0198570293884035">
            <text:p>0,0198570294</text:p>
          </table:table-cell>
          <table:table-cell table:number-columns-repeated="3"/>
        </table:table-row>
        <table:table-row table:style-name="ro1">
          <table:table-cell office:value-type="float" office:value="3.61">
            <text:p>3,61</text:p>
          </table:table-cell>
          <table:table-cell table:number-columns-repeated="4"/>
          <table:table-cell table:formula="of:=1/(([.A361]-[.$B$2])*([.A361]-[.$B$2])+[.$B$4])" office:value-type="float" office:value="0.0198522594849133">
            <text:p>0,0198522595</text:p>
          </table:table-cell>
          <table:table-cell table:number-columns-repeated="3"/>
        </table:table-row>
        <table:table-row table:style-name="ro1">
          <table:table-cell office:value-type="float" office:value="3.62">
            <text:p>3,62</text:p>
          </table:table-cell>
          <table:table-cell table:number-columns-repeated="4"/>
          <table:table-cell table:formula="of:=1/(([.A362]-[.$B$2])*([.A362]-[.$B$2])+[.$B$4])" office:value-type="float" office:value="0.0198474130881781">
            <text:p>0,0198474131</text:p>
          </table:table-cell>
          <table:table-cell table:number-columns-repeated="3"/>
        </table:table-row>
        <table:table-row table:style-name="ro1">
          <table:table-cell office:value-type="float" office:value="3.63">
            <text:p>3,63</text:p>
          </table:table-cell>
          <table:table-cell table:number-columns-repeated="4"/>
          <table:table-cell table:formula="of:=1/(([.A363]-[.$B$2])*([.A363]-[.$B$2])+[.$B$4])" office:value-type="float" office:value="0.0198424903119041">
            <text:p>0,0198424903</text:p>
          </table:table-cell>
          <table:table-cell table:number-columns-repeated="3"/>
        </table:table-row>
        <table:table-row table:style-name="ro1">
          <table:table-cell office:value-type="float" office:value="3.64">
            <text:p>3,64</text:p>
          </table:table-cell>
          <table:table-cell table:number-columns-repeated="4"/>
          <table:table-cell table:formula="of:=1/(([.A364]-[.$B$2])*([.A364]-[.$B$2])+[.$B$4])" office:value-type="float" office:value="0.0198374912715038">
            <text:p>0,0198374913</text:p>
          </table:table-cell>
          <table:table-cell table:number-columns-repeated="3"/>
        </table:table-row>
        <table:table-row table:style-name="ro1">
          <table:table-cell office:value-type="float" office:value="3.65">
            <text:p>3,65</text:p>
          </table:table-cell>
          <table:table-cell table:number-columns-repeated="4"/>
          <table:table-cell table:formula="of:=1/(([.A365]-[.$B$2])*([.A365]-[.$B$2])+[.$B$4])" office:value-type="float" office:value="0.0198324160840894">
            <text:p>0,0198324161</text:p>
          </table:table-cell>
          <table:table-cell table:number-columns-repeated="3"/>
        </table:table-row>
        <table:table-row table:style-name="ro1">
          <table:table-cell office:value-type="float" office:value="3.66">
            <text:p>3,66</text:p>
          </table:table-cell>
          <table:table-cell table:number-columns-repeated="4"/>
          <table:table-cell table:formula="of:=1/(([.A366]-[.$B$2])*([.A366]-[.$B$2])+[.$B$4])" office:value-type="float" office:value="0.0198272648684659">
            <text:p>0,0198272649</text:p>
          </table:table-cell>
          <table:table-cell table:number-columns-repeated="3"/>
        </table:table-row>
        <table:table-row table:style-name="ro1">
          <table:table-cell office:value-type="float" office:value="3.67">
            <text:p>3,67</text:p>
          </table:table-cell>
          <table:table-cell table:number-columns-repeated="4"/>
          <table:table-cell table:formula="of:=1/(([.A367]-[.$B$2])*([.A367]-[.$B$2])+[.$B$4])" office:value-type="float" office:value="0.0198220377451243">
            <text:p>0,0198220377</text:p>
          </table:table-cell>
          <table:table-cell table:number-columns-repeated="3"/>
        </table:table-row>
        <table:table-row table:style-name="ro1">
          <table:table-cell office:value-type="float" office:value="3.68">
            <text:p>3,68</text:p>
          </table:table-cell>
          <table:table-cell table:number-columns-repeated="4"/>
          <table:table-cell table:formula="of:=1/(([.A368]-[.$B$2])*([.A368]-[.$B$2])+[.$B$4])" office:value-type="float" office:value="0.0198167348362345">
            <text:p>0,0198167348</text:p>
          </table:table-cell>
          <table:table-cell table:number-columns-repeated="3"/>
        </table:table-row>
        <table:table-row table:style-name="ro1">
          <table:table-cell office:value-type="float" office:value="3.69">
            <text:p>3,69</text:p>
          </table:table-cell>
          <table:table-cell table:number-columns-repeated="4"/>
          <table:table-cell table:formula="of:=1/(([.A369]-[.$B$2])*([.A369]-[.$B$2])+[.$B$4])" office:value-type="float" office:value="0.0198113562656386">
            <text:p>0,0198113563</text:p>
          </table:table-cell>
          <table:table-cell table:number-columns-repeated="3"/>
        </table:table-row>
        <table:table-row table:style-name="ro1">
          <table:table-cell office:value-type="float" office:value="3.7">
            <text:p>3,7</text:p>
          </table:table-cell>
          <table:table-cell table:number-columns-repeated="4"/>
          <table:table-cell table:formula="of:=1/(([.A370]-[.$B$2])*([.A370]-[.$B$2])+[.$B$4])" office:value-type="float" office:value="0.0198059021588433">
            <text:p>0,0198059022</text:p>
          </table:table-cell>
          <table:table-cell table:number-columns-repeated="3"/>
        </table:table-row>
        <table:table-row table:style-name="ro1">
          <table:table-cell office:value-type="float" office:value="3.71">
            <text:p>3,71</text:p>
          </table:table-cell>
          <table:table-cell table:number-columns-repeated="4"/>
          <table:table-cell table:formula="of:=1/(([.A371]-[.$B$2])*([.A371]-[.$B$2])+[.$B$4])" office:value-type="float" office:value="0.0198003726430131">
            <text:p>0,0198003726</text:p>
          </table:table-cell>
          <table:table-cell table:number-columns-repeated="3"/>
        </table:table-row>
        <table:table-row table:style-name="ro1">
          <table:table-cell office:value-type="float" office:value="3.72">
            <text:p>3,72</text:p>
          </table:table-cell>
          <table:table-cell table:number-columns-repeated="4"/>
          <table:table-cell table:formula="of:=1/(([.A372]-[.$B$2])*([.A372]-[.$B$2])+[.$B$4])" office:value-type="float" office:value="0.0197947678469627">
            <text:p>0,0197947678</text:p>
          </table:table-cell>
          <table:table-cell table:number-columns-repeated="3"/>
        </table:table-row>
        <table:table-row table:style-name="ro1">
          <table:table-cell office:value-type="float" office:value="3.73">
            <text:p>3,73</text:p>
          </table:table-cell>
          <table:table-cell table:number-columns-repeated="4"/>
          <table:table-cell table:formula="of:=1/(([.A373]-[.$B$2])*([.A373]-[.$B$2])+[.$B$4])" office:value-type="float" office:value="0.0197890879011495">
            <text:p>0,0197890879</text:p>
          </table:table-cell>
          <table:table-cell table:number-columns-repeated="3"/>
        </table:table-row>
        <table:table-row table:style-name="ro1">
          <table:table-cell office:value-type="float" office:value="3.74">
            <text:p>3,74</text:p>
          </table:table-cell>
          <table:table-cell table:number-columns-repeated="4"/>
          <table:table-cell table:formula="of:=1/(([.A374]-[.$B$2])*([.A374]-[.$B$2])+[.$B$4])" office:value-type="float" office:value="0.0197833329376667">
            <text:p>0,0197833329</text:p>
          </table:table-cell>
          <table:table-cell table:number-columns-repeated="3"/>
        </table:table-row>
        <table:table-row table:style-name="ro1">
          <table:table-cell office:value-type="float" office:value="3.75">
            <text:p>3,75</text:p>
          </table:table-cell>
          <table:table-cell table:number-columns-repeated="4"/>
          <table:table-cell table:formula="of:=1/(([.A375]-[.$B$2])*([.A375]-[.$B$2])+[.$B$4])" office:value-type="float" office:value="0.0197775030902349">
            <text:p>0,0197775031</text:p>
          </table:table-cell>
          <table:table-cell table:number-columns-repeated="3"/>
        </table:table-row>
        <table:table-row table:style-name="ro1">
          <table:table-cell office:value-type="float" office:value="3.76">
            <text:p>3,76</text:p>
          </table:table-cell>
          <table:table-cell table:number-columns-repeated="4"/>
          <table:table-cell table:formula="of:=1/(([.A376]-[.$B$2])*([.A376]-[.$B$2])+[.$B$4])" office:value-type="float" office:value="0.0197715984941951">
            <text:p>0,0197715985</text:p>
          </table:table-cell>
          <table:table-cell table:number-columns-repeated="3"/>
        </table:table-row>
        <table:table-row table:style-name="ro1">
          <table:table-cell office:value-type="float" office:value="3.77">
            <text:p>3,77</text:p>
          </table:table-cell>
          <table:table-cell table:number-columns-repeated="4"/>
          <table:table-cell table:formula="of:=1/(([.A377]-[.$B$2])*([.A377]-[.$B$2])+[.$B$4])" office:value-type="float" office:value="0.0197656192865007">
            <text:p>0,0197656193</text:p>
          </table:table-cell>
          <table:table-cell table:number-columns-repeated="3"/>
        </table:table-row>
        <table:table-row table:style-name="ro1">
          <table:table-cell office:value-type="float" office:value="3.78">
            <text:p>3,78</text:p>
          </table:table-cell>
          <table:table-cell table:number-columns-repeated="4"/>
          <table:table-cell table:formula="of:=1/(([.A378]-[.$B$2])*([.A378]-[.$B$2])+[.$B$4])" office:value-type="float" office:value="0.0197595656057097">
            <text:p>0,0197595656</text:p>
          </table:table-cell>
          <table:table-cell table:number-columns-repeated="3"/>
        </table:table-row>
        <table:table-row table:style-name="ro1">
          <table:table-cell office:value-type="float" office:value="3.79">
            <text:p>3,79</text:p>
          </table:table-cell>
          <table:table-cell table:number-columns-repeated="4"/>
          <table:table-cell table:formula="of:=1/(([.A379]-[.$B$2])*([.A379]-[.$B$2])+[.$B$4])" office:value-type="float" office:value="0.0197534375919769">
            <text:p>0,0197534376</text:p>
          </table:table-cell>
          <table:table-cell table:number-columns-repeated="3"/>
        </table:table-row>
        <table:table-row table:style-name="ro1">
          <table:table-cell office:value-type="float" office:value="3.8">
            <text:p>3,8</text:p>
          </table:table-cell>
          <table:table-cell table:number-columns-repeated="4"/>
          <table:table-cell table:formula="of:=1/(([.A380]-[.$B$2])*([.A380]-[.$B$2])+[.$B$4])" office:value-type="float" office:value="0.0197472353870458">
            <text:p>0,0197472354</text:p>
          </table:table-cell>
          <table:table-cell table:number-columns-repeated="3"/>
        </table:table-row>
        <table:table-row table:style-name="ro1">
          <table:table-cell office:value-type="float" office:value="3.81">
            <text:p>3,81</text:p>
          </table:table-cell>
          <table:table-cell table:number-columns-repeated="4"/>
          <table:table-cell table:formula="of:=1/(([.A381]-[.$B$2])*([.A381]-[.$B$2])+[.$B$4])" office:value-type="float" office:value="0.0197409591342405">
            <text:p>0,0197409591</text:p>
          </table:table-cell>
          <table:table-cell table:number-columns-repeated="3"/>
        </table:table-row>
        <table:table-row table:style-name="ro1">
          <table:table-cell office:value-type="float" office:value="3.82">
            <text:p>3,82</text:p>
          </table:table-cell>
          <table:table-cell table:number-columns-repeated="4"/>
          <table:table-cell table:formula="of:=1/(([.A382]-[.$B$2])*([.A382]-[.$B$2])+[.$B$4])" office:value-type="float" office:value="0.0197346089784577">
            <text:p>0,019734609</text:p>
          </table:table-cell>
          <table:table-cell table:number-columns-repeated="3"/>
        </table:table-row>
        <table:table-row table:style-name="ro1">
          <table:table-cell office:value-type="float" office:value="3.83">
            <text:p>3,83</text:p>
          </table:table-cell>
          <table:table-cell table:number-columns-repeated="4"/>
          <table:table-cell table:formula="of:=1/(([.A383]-[.$B$2])*([.A383]-[.$B$2])+[.$B$4])" office:value-type="float" office:value="0.0197281850661585">
            <text:p>0,0197281851</text:p>
          </table:table-cell>
          <table:table-cell table:number-columns-repeated="3"/>
        </table:table-row>
        <table:table-row table:style-name="ro1">
          <table:table-cell office:value-type="float" office:value="3.84">
            <text:p>3,84</text:p>
          </table:table-cell>
          <table:table-cell table:number-columns-repeated="4"/>
          <table:table-cell table:formula="of:=1/(([.A384]-[.$B$2])*([.A384]-[.$B$2])+[.$B$4])" office:value-type="float" office:value="0.0197216875453599">
            <text:p>0,0197216875</text:p>
          </table:table-cell>
          <table:table-cell table:number-columns-repeated="3"/>
        </table:table-row>
        <table:table-row table:style-name="ro1">
          <table:table-cell office:value-type="float" office:value="3.85">
            <text:p>3,85</text:p>
          </table:table-cell>
          <table:table-cell table:number-columns-repeated="4"/>
          <table:table-cell table:formula="of:=1/(([.A385]-[.$B$2])*([.A385]-[.$B$2])+[.$B$4])" office:value-type="float" office:value="0.0197151165656267">
            <text:p>0,0197151166</text:p>
          </table:table-cell>
          <table:table-cell table:number-columns-repeated="3"/>
        </table:table-row>
        <table:table-row table:style-name="ro1">
          <table:table-cell office:value-type="float" office:value="3.86">
            <text:p>3,86</text:p>
          </table:table-cell>
          <table:table-cell table:number-columns-repeated="4"/>
          <table:table-cell table:formula="of:=1/(([.A386]-[.$B$2])*([.A386]-[.$B$2])+[.$B$4])" office:value-type="float" office:value="0.0197084722780629">
            <text:p>0,0197084723</text:p>
          </table:table-cell>
          <table:table-cell table:number-columns-repeated="3"/>
        </table:table-row>
        <table:table-row table:style-name="ro1">
          <table:table-cell office:value-type="float" office:value="3.87">
            <text:p>3,87</text:p>
          </table:table-cell>
          <table:table-cell table:number-columns-repeated="4"/>
          <table:table-cell table:formula="of:=1/(([.A387]-[.$B$2])*([.A387]-[.$B$2])+[.$B$4])" office:value-type="float" office:value="0.0197017548353032">
            <text:p>0,0197017548</text:p>
          </table:table-cell>
          <table:table-cell table:number-columns-repeated="3"/>
        </table:table-row>
        <table:table-row table:style-name="ro1">
          <table:table-cell office:value-type="float" office:value="3.88">
            <text:p>3,88</text:p>
          </table:table-cell>
          <table:table-cell table:number-columns-repeated="4"/>
          <table:table-cell table:formula="of:=1/(([.A388]-[.$B$2])*([.A388]-[.$B$2])+[.$B$4])" office:value-type="float" office:value="0.0196949643915044">
            <text:p>0,0196949644</text:p>
          </table:table-cell>
          <table:table-cell table:number-columns-repeated="3"/>
        </table:table-row>
        <table:table-row table:style-name="ro1">
          <table:table-cell office:value-type="float" office:value="3.89">
            <text:p>3,89</text:p>
          </table:table-cell>
          <table:table-cell table:number-columns-repeated="4"/>
          <table:table-cell table:formula="of:=1/(([.A389]-[.$B$2])*([.A389]-[.$B$2])+[.$B$4])" office:value-type="float" office:value="0.0196881011023368">
            <text:p>0,0196881011</text:p>
          </table:table-cell>
          <table:table-cell table:number-columns-repeated="3"/>
        </table:table-row>
        <table:table-row table:style-name="ro1">
          <table:table-cell office:value-type="float" office:value="3.9">
            <text:p>3,9</text:p>
          </table:table-cell>
          <table:table-cell table:number-columns-repeated="4"/>
          <table:table-cell table:formula="of:=1/(([.A390]-[.$B$2])*([.A390]-[.$B$2])+[.$B$4])" office:value-type="float" office:value="0.0196811651249754">
            <text:p>0,0196811651</text:p>
          </table:table-cell>
          <table:table-cell table:number-columns-repeated="3"/>
        </table:table-row>
        <table:table-row table:style-name="ro1">
          <table:table-cell office:value-type="float" office:value="3.91">
            <text:p>3,91</text:p>
          </table:table-cell>
          <table:table-cell table:number-columns-repeated="4"/>
          <table:table-cell table:formula="of:=1/(([.A391]-[.$B$2])*([.A391]-[.$B$2])+[.$B$4])" office:value-type="float" office:value="0.0196741566180912">
            <text:p>0,0196741566</text:p>
          </table:table-cell>
          <table:table-cell table:number-columns-repeated="3"/>
        </table:table-row>
        <table:table-row table:style-name="ro1">
          <table:table-cell office:value-type="float" office:value="3.92">
            <text:p>3,92</text:p>
          </table:table-cell>
          <table:table-cell table:number-columns-repeated="4"/>
          <table:table-cell table:formula="of:=1/(([.A392]-[.$B$2])*([.A392]-[.$B$2])+[.$B$4])" office:value-type="float" office:value="0.0196670757418421">
            <text:p>0,0196670757</text:p>
          </table:table-cell>
          <table:table-cell table:number-columns-repeated="3"/>
        </table:table-row>
        <table:table-row table:style-name="ro1">
          <table:table-cell office:value-type="float" office:value="3.93">
            <text:p>3,93</text:p>
          </table:table-cell>
          <table:table-cell table:number-columns-repeated="4"/>
          <table:table-cell table:formula="of:=1/(([.A393]-[.$B$2])*([.A393]-[.$B$2])+[.$B$4])" office:value-type="float" office:value="0.0196599226578643">
            <text:p>0,0196599227</text:p>
          </table:table-cell>
          <table:table-cell table:number-columns-repeated="3"/>
        </table:table-row>
        <table:table-row table:style-name="ro1">
          <table:table-cell office:value-type="float" office:value="3.94">
            <text:p>3,94</text:p>
          </table:table-cell>
          <table:table-cell table:number-columns-repeated="4"/>
          <table:table-cell table:formula="of:=1/(([.A394]-[.$B$2])*([.A394]-[.$B$2])+[.$B$4])" office:value-type="float" office:value="0.0196526975292629">
            <text:p>0,0196526975</text:p>
          </table:table-cell>
          <table:table-cell table:number-columns-repeated="3"/>
        </table:table-row>
        <table:table-row table:style-name="ro1">
          <table:table-cell office:value-type="float" office:value="3.95">
            <text:p>3,95</text:p>
          </table:table-cell>
          <table:table-cell table:number-columns-repeated="4"/>
          <table:table-cell table:formula="of:=1/(([.A395]-[.$B$2])*([.A395]-[.$B$2])+[.$B$4])" office:value-type="float" office:value="0.0196454005206031">
            <text:p>0,0196454005</text:p>
          </table:table-cell>
          <table:table-cell table:number-columns-repeated="3"/>
        </table:table-row>
        <table:table-row table:style-name="ro1">
          <table:table-cell office:value-type="float" office:value="3.96">
            <text:p>3,96</text:p>
          </table:table-cell>
          <table:table-cell table:number-columns-repeated="4"/>
          <table:table-cell table:formula="of:=1/(([.A396]-[.$B$2])*([.A396]-[.$B$2])+[.$B$4])" office:value-type="float" office:value="0.0196380317979011">
            <text:p>0,0196380318</text:p>
          </table:table-cell>
          <table:table-cell table:number-columns-repeated="3"/>
        </table:table-row>
        <table:table-row table:style-name="ro1">
          <table:table-cell office:value-type="float" office:value="3.97">
            <text:p>3,97</text:p>
          </table:table-cell>
          <table:table-cell table:number-columns-repeated="4"/>
          <table:table-cell table:formula="of:=1/(([.A397]-[.$B$2])*([.A397]-[.$B$2])+[.$B$4])" office:value-type="float" office:value="0.0196305915286145">
            <text:p>0,0196305915</text:p>
          </table:table-cell>
          <table:table-cell table:number-columns-repeated="3"/>
        </table:table-row>
        <table:table-row table:style-name="ro1">
          <table:table-cell office:value-type="float" office:value="3.98">
            <text:p>3,98</text:p>
          </table:table-cell>
          <table:table-cell table:number-columns-repeated="4"/>
          <table:table-cell table:formula="of:=1/(([.A398]-[.$B$2])*([.A398]-[.$B$2])+[.$B$4])" office:value-type="float" office:value="0.0196230798816336">
            <text:p>0,0196230799</text:p>
          </table:table-cell>
          <table:table-cell table:number-columns-repeated="3"/>
        </table:table-row>
        <table:table-row table:style-name="ro1">
          <table:table-cell office:value-type="float" office:value="3.99">
            <text:p>3,99</text:p>
          </table:table-cell>
          <table:table-cell table:number-columns-repeated="4"/>
          <table:table-cell table:formula="of:=1/(([.A399]-[.$B$2])*([.A399]-[.$B$2])+[.$B$4])" office:value-type="float" office:value="0.0196154970272714">
            <text:p>0,01961549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table:formula="of:=1/(([.A400]-[.$B$2])*([.A400]-[.$B$2])+[.$B$4])" office:value-type="float" office:value="0.0196078431372549">
            <text:p>0,0196078431</text:p>
          </table:table-cell>
          <table:table-cell table:number-columns-repeated="3"/>
        </table:table-row>
        <table:table-row table:style-name="ro1">
          <table:table-cell office:value-type="float" office:value="4.01">
            <text:p>4,01</text:p>
          </table:table-cell>
          <table:table-cell table:number-columns-repeated="4"/>
          <table:table-cell table:formula="of:=1/(([.A401]-[.$B$2])*([.A401]-[.$B$2])+[.$B$4])" office:value-type="float" office:value="0.019600118384715">
            <text:p>0,0196001184</text:p>
          </table:table-cell>
          <table:table-cell table:number-columns-repeated="3"/>
        </table:table-row>
        <table:table-row table:style-name="ro1">
          <table:table-cell office:value-type="float" office:value="4.02">
            <text:p>4,02</text:p>
          </table:table-cell>
          <table:table-cell table:number-columns-repeated="4"/>
          <table:table-cell table:formula="of:=1/(([.A402]-[.$B$2])*([.A402]-[.$B$2])+[.$B$4])" office:value-type="float" office:value="0.0195923229441776">
            <text:p>0,0195923229</text:p>
          </table:table-cell>
          <table:table-cell table:number-columns-repeated="3"/>
        </table:table-row>
        <table:table-row table:style-name="ro1">
          <table:table-cell office:value-type="float" office:value="4.03">
            <text:p>4,03</text:p>
          </table:table-cell>
          <table:table-cell table:number-columns-repeated="4"/>
          <table:table-cell table:formula="of:=1/(([.A403]-[.$B$2])*([.A403]-[.$B$2])+[.$B$4])" office:value-type="float" office:value="0.0195844569915532">
            <text:p>0,019584457</text:p>
          </table:table-cell>
          <table:table-cell table:number-columns-repeated="3"/>
        </table:table-row>
        <table:table-row table:style-name="ro1">
          <table:table-cell office:value-type="float" office:value="4.04">
            <text:p>4,04</text:p>
          </table:table-cell>
          <table:table-cell table:number-columns-repeated="4"/>
          <table:table-cell table:formula="of:=1/(([.A404]-[.$B$2])*([.A404]-[.$B$2])+[.$B$4])" office:value-type="float" office:value="0.0195765207041283">
            <text:p>0,0195765207</text:p>
          </table:table-cell>
          <table:table-cell table:number-columns-repeated="3"/>
        </table:table-row>
        <table:table-row table:style-name="ro1">
          <table:table-cell office:value-type="float" office:value="4.05">
            <text:p>4,05</text:p>
          </table:table-cell>
          <table:table-cell table:number-columns-repeated="4"/>
          <table:table-cell table:formula="of:=1/(([.A405]-[.$B$2])*([.A405]-[.$B$2])+[.$B$4])" office:value-type="float" office:value="0.0195685142605548">
            <text:p>0,0195685143</text:p>
          </table:table-cell>
          <table:table-cell table:number-columns-repeated="3"/>
        </table:table-row>
        <table:table-row table:style-name="ro1">
          <table:table-cell office:value-type="float" office:value="4.06">
            <text:p>4,06</text:p>
          </table:table-cell>
          <table:table-cell table:number-columns-repeated="4"/>
          <table:table-cell table:formula="of:=1/(([.A406]-[.$B$2])*([.A406]-[.$B$2])+[.$B$4])" office:value-type="float" office:value="0.0195604378408406">
            <text:p>0,0195604378</text:p>
          </table:table-cell>
          <table:table-cell table:number-columns-repeated="3"/>
        </table:table-row>
        <table:table-row table:style-name="ro1">
          <table:table-cell office:value-type="float" office:value="4.07">
            <text:p>4,07</text:p>
          </table:table-cell>
          <table:table-cell table:number-columns-repeated="4"/>
          <table:table-cell table:formula="of:=1/(([.A407]-[.$B$2])*([.A407]-[.$B$2])+[.$B$4])" office:value-type="float" office:value="0.0195522916263401">
            <text:p>0,0195522916</text:p>
          </table:table-cell>
          <table:table-cell table:number-columns-repeated="3"/>
        </table:table-row>
        <table:table-row table:style-name="ro1">
          <table:table-cell office:value-type="float" office:value="4.08">
            <text:p>4,08</text:p>
          </table:table-cell>
          <table:table-cell table:number-columns-repeated="4"/>
          <table:table-cell table:formula="of:=1/(([.A408]-[.$B$2])*([.A408]-[.$B$2])+[.$B$4])" office:value-type="float" office:value="0.0195440757997436">
            <text:p>0,0195440758</text:p>
          </table:table-cell>
          <table:table-cell table:number-columns-repeated="3"/>
        </table:table-row>
        <table:table-row table:style-name="ro1">
          <table:table-cell office:value-type="float" office:value="4.09">
            <text:p>4,09</text:p>
          </table:table-cell>
          <table:table-cell table:number-columns-repeated="4"/>
          <table:table-cell table:formula="of:=1/(([.A409]-[.$B$2])*([.A409]-[.$B$2])+[.$B$4])" office:value-type="float" office:value="0.0195357905450681">
            <text:p>0,0195357905</text:p>
          </table:table-cell>
          <table:table-cell table:number-columns-repeated="3"/>
        </table:table-row>
        <table:table-row table:style-name="ro1">
          <table:table-cell office:value-type="float" office:value="4.1">
            <text:p>4,1</text:p>
          </table:table-cell>
          <table:table-cell table:number-columns-repeated="4"/>
          <table:table-cell table:formula="of:=1/(([.A410]-[.$B$2])*([.A410]-[.$B$2])+[.$B$4])" office:value-type="float" office:value="0.0195274360476469">
            <text:p>0,019527436</text:p>
          </table:table-cell>
          <table:table-cell table:number-columns-repeated="3"/>
        </table:table-row>
        <table:table-row table:style-name="ro1">
          <table:table-cell office:value-type="float" office:value="4.11">
            <text:p>4,11</text:p>
          </table:table-cell>
          <table:table-cell table:number-columns-repeated="4"/>
          <table:table-cell table:formula="of:=1/(([.A411]-[.$B$2])*([.A411]-[.$B$2])+[.$B$4])" office:value-type="float" office:value="0.0195190124941199">
            <text:p>0,0195190125</text:p>
          </table:table-cell>
          <table:table-cell table:number-columns-repeated="3"/>
        </table:table-row>
        <table:table-row table:style-name="ro1">
          <table:table-cell office:value-type="float" office:value="4.12">
            <text:p>4,12</text:p>
          </table:table-cell>
          <table:table-cell table:number-columns-repeated="4"/>
          <table:table-cell table:formula="of:=1/(([.A412]-[.$B$2])*([.A412]-[.$B$2])+[.$B$4])" office:value-type="float" office:value="0.0195105200724231">
            <text:p>0,0195105201</text:p>
          </table:table-cell>
          <table:table-cell table:number-columns-repeated="3"/>
        </table:table-row>
        <table:table-row table:style-name="ro1">
          <table:table-cell office:value-type="float" office:value="4.13">
            <text:p>4,13</text:p>
          </table:table-cell>
          <table:table-cell table:number-columns-repeated="4"/>
          <table:table-cell table:formula="of:=1/(([.A413]-[.$B$2])*([.A413]-[.$B$2])+[.$B$4])" office:value-type="float" office:value="0.0195019589717787">
            <text:p>0,019501959</text:p>
          </table:table-cell>
          <table:table-cell table:number-columns-repeated="3"/>
        </table:table-row>
        <table:table-row table:style-name="ro1">
          <table:table-cell office:value-type="float" office:value="4.14">
            <text:p>4,14</text:p>
          </table:table-cell>
          <table:table-cell table:number-columns-repeated="4"/>
          <table:table-cell table:formula="of:=1/(([.A414]-[.$B$2])*([.A414]-[.$B$2])+[.$B$4])" office:value-type="float" office:value="0.0194933293826852">
            <text:p>0,0194933294</text:p>
          </table:table-cell>
          <table:table-cell table:number-columns-repeated="3"/>
        </table:table-row>
        <table:table-row table:style-name="ro1">
          <table:table-cell office:value-type="float" office:value="4.15">
            <text:p>4,15</text:p>
          </table:table-cell>
          <table:table-cell table:number-columns-repeated="4"/>
          <table:table-cell table:formula="of:=1/(([.A415]-[.$B$2])*([.A415]-[.$B$2])+[.$B$4])" office:value-type="float" office:value="0.0194846314969068">
            <text:p>0,0194846315</text:p>
          </table:table-cell>
          <table:table-cell table:number-columns-repeated="3"/>
        </table:table-row>
        <table:table-row table:style-name="ro1">
          <table:table-cell office:value-type="float" office:value="4.16">
            <text:p>4,16</text:p>
          </table:table-cell>
          <table:table-cell table:number-columns-repeated="4"/>
          <table:table-cell table:formula="of:=1/(([.A416]-[.$B$2])*([.A416]-[.$B$2])+[.$B$4])" office:value-type="float" office:value="0.0194758655074632">
            <text:p>0,0194758655</text:p>
          </table:table-cell>
          <table:table-cell table:number-columns-repeated="3"/>
        </table:table-row>
        <table:table-row table:style-name="ro1">
          <table:table-cell office:value-type="float" office:value="4.17">
            <text:p>4,17</text:p>
          </table:table-cell>
          <table:table-cell table:number-columns-repeated="4"/>
          <table:table-cell table:formula="of:=1/(([.A417]-[.$B$2])*([.A417]-[.$B$2])+[.$B$4])" office:value-type="float" office:value="0.0194670316086192">
            <text:p>0,0194670316</text:p>
          </table:table-cell>
          <table:table-cell table:number-columns-repeated="3"/>
        </table:table-row>
        <table:table-row table:style-name="ro1">
          <table:table-cell office:value-type="float" office:value="4.18">
            <text:p>4,18</text:p>
          </table:table-cell>
          <table:table-cell table:number-columns-repeated="4"/>
          <table:table-cell table:formula="of:=1/(([.A418]-[.$B$2])*([.A418]-[.$B$2])+[.$B$4])" office:value-type="float" office:value="0.0194581299958749">
            <text:p>0,01945813</text:p>
          </table:table-cell>
          <table:table-cell table:number-columns-repeated="3"/>
        </table:table-row>
        <table:table-row table:style-name="ro1">
          <table:table-cell office:value-type="float" office:value="4.19">
            <text:p>4,19</text:p>
          </table:table-cell>
          <table:table-cell table:number-columns-repeated="4"/>
          <table:table-cell table:formula="of:=1/(([.A419]-[.$B$2])*([.A419]-[.$B$2])+[.$B$4])" office:value-type="float" office:value="0.0194491608659544">
            <text:p>0,0194491609</text:p>
          </table:table-cell>
          <table:table-cell table:number-columns-repeated="3"/>
        </table:table-row>
        <table:table-row table:style-name="ro1">
          <table:table-cell office:value-type="float" office:value="4.2">
            <text:p>4,2</text:p>
          </table:table-cell>
          <table:table-cell table:number-columns-repeated="4"/>
          <table:table-cell table:formula="of:=1/(([.A420]-[.$B$2])*([.A420]-[.$B$2])+[.$B$4])" office:value-type="float" office:value="0.0194401244167963">
            <text:p>0,0194401244</text:p>
          </table:table-cell>
          <table:table-cell table:number-columns-repeated="3"/>
        </table:table-row>
        <table:table-row table:style-name="ro1">
          <table:table-cell office:value-type="float" office:value="4.21">
            <text:p>4,21</text:p>
          </table:table-cell>
          <table:table-cell table:number-columns-repeated="4"/>
          <table:table-cell table:formula="of:=1/(([.A421]-[.$B$2])*([.A421]-[.$B$2])+[.$B$4])" office:value-type="float" office:value="0.0194310208475423">
            <text:p>0,0194310208</text:p>
          </table:table-cell>
          <table:table-cell table:number-columns-repeated="3"/>
        </table:table-row>
        <table:table-row table:style-name="ro1">
          <table:table-cell office:value-type="float" office:value="4.22">
            <text:p>4,22</text:p>
          </table:table-cell>
          <table:table-cell table:number-columns-repeated="4"/>
          <table:table-cell table:formula="of:=1/(([.A422]-[.$B$2])*([.A422]-[.$B$2])+[.$B$4])" office:value-type="float" office:value="0.0194218503585274">
            <text:p>0,0194218504</text:p>
          </table:table-cell>
          <table:table-cell table:number-columns-repeated="3"/>
        </table:table-row>
        <table:table-row table:style-name="ro1">
          <table:table-cell office:value-type="float" office:value="4.23">
            <text:p>4,23</text:p>
          </table:table-cell>
          <table:table-cell table:number-columns-repeated="4"/>
          <table:table-cell table:formula="of:=1/(([.A423]-[.$B$2])*([.A423]-[.$B$2])+[.$B$4])" office:value-type="float" office:value="0.0194126131512689">
            <text:p>0,0194126132</text:p>
          </table:table-cell>
          <table:table-cell table:number-columns-repeated="3"/>
        </table:table-row>
        <table:table-row table:style-name="ro1">
          <table:table-cell office:value-type="float" office:value="4.24">
            <text:p>4,24</text:p>
          </table:table-cell>
          <table:table-cell table:number-columns-repeated="4"/>
          <table:table-cell table:formula="of:=1/(([.A424]-[.$B$2])*([.A424]-[.$B$2])+[.$B$4])" office:value-type="float" office:value="0.0194033094284561">
            <text:p>0,0194033094</text:p>
          </table:table-cell>
          <table:table-cell table:number-columns-repeated="3"/>
        </table:table-row>
        <table:table-row table:style-name="ro1">
          <table:table-cell office:value-type="float" office:value="4.25">
            <text:p>4,25</text:p>
          </table:table-cell>
          <table:table-cell table:number-columns-repeated="4"/>
          <table:table-cell table:formula="of:=1/(([.A425]-[.$B$2])*([.A425]-[.$B$2])+[.$B$4])" office:value-type="float" office:value="0.0193939393939394">
            <text:p>0,0193939394</text:p>
          </table:table-cell>
          <table:table-cell table:number-columns-repeated="3"/>
        </table:table-row>
        <table:table-row table:style-name="ro1">
          <table:table-cell office:value-type="float" office:value="4.26">
            <text:p>4,26</text:p>
          </table:table-cell>
          <table:table-cell table:number-columns-repeated="4"/>
          <table:table-cell table:formula="of:=1/(([.A426]-[.$B$2])*([.A426]-[.$B$2])+[.$B$4])" office:value-type="float" office:value="0.0193845032527196">
            <text:p>0,0193845033</text:p>
          </table:table-cell>
          <table:table-cell table:number-columns-repeated="3"/>
        </table:table-row>
        <table:table-row table:style-name="ro1">
          <table:table-cell office:value-type="float" office:value="4.27">
            <text:p>4,27</text:p>
          </table:table-cell>
          <table:table-cell table:number-columns-repeated="4"/>
          <table:table-cell table:formula="of:=1/(([.A427]-[.$B$2])*([.A427]-[.$B$2])+[.$B$4])" office:value-type="float" office:value="0.0193750012109376">
            <text:p>0,0193750012</text:p>
          </table:table-cell>
          <table:table-cell table:number-columns-repeated="3"/>
        </table:table-row>
        <table:table-row table:style-name="ro1">
          <table:table-cell office:value-type="float" office:value="4.28">
            <text:p>4,28</text:p>
          </table:table-cell>
          <table:table-cell table:number-columns-repeated="4"/>
          <table:table-cell table:formula="of:=1/(([.A428]-[.$B$2])*([.A428]-[.$B$2])+[.$B$4])" office:value-type="float" office:value="0.0193654334758629">
            <text:p>0,0193654335</text:p>
          </table:table-cell>
          <table:table-cell table:number-columns-repeated="3"/>
        </table:table-row>
        <table:table-row table:style-name="ro1">
          <table:table-cell office:value-type="float" office:value="4.29">
            <text:p>4,29</text:p>
          </table:table-cell>
          <table:table-cell table:number-columns-repeated="4"/>
          <table:table-cell table:formula="of:=1/(([.A429]-[.$B$2])*([.A429]-[.$B$2])+[.$B$4])" office:value-type="float" office:value="0.0193558002558837">
            <text:p>0,0193558003</text:p>
          </table:table-cell>
          <table:table-cell table:number-columns-repeated="3"/>
        </table:table-row>
        <table:table-row table:style-name="ro1">
          <table:table-cell office:value-type="float" office:value="4.3">
            <text:p>4,3</text:p>
          </table:table-cell>
          <table:table-cell table:number-columns-repeated="4"/>
          <table:table-cell table:formula="of:=1/(([.A430]-[.$B$2])*([.A430]-[.$B$2])+[.$B$4])" office:value-type="float" office:value="0.0193461017604953">
            <text:p>0,0193461018</text:p>
          </table:table-cell>
          <table:table-cell table:number-columns-repeated="3"/>
        </table:table-row>
        <table:table-row table:style-name="ro1">
          <table:table-cell office:value-type="float" office:value="4.31">
            <text:p>4,31</text:p>
          </table:table-cell>
          <table:table-cell table:number-columns-repeated="4"/>
          <table:table-cell table:formula="of:=1/(([.A431]-[.$B$2])*([.A431]-[.$B$2])+[.$B$4])" office:value-type="float" office:value="0.0193363382002897">
            <text:p>0,0193363382</text:p>
          </table:table-cell>
          <table:table-cell table:number-columns-repeated="3"/>
        </table:table-row>
        <table:table-row table:style-name="ro1">
          <table:table-cell office:value-type="float" office:value="4.32">
            <text:p>4,32</text:p>
          </table:table-cell>
          <table:table-cell table:number-columns-repeated="4"/>
          <table:table-cell table:formula="of:=1/(([.A432]-[.$B$2])*([.A432]-[.$B$2])+[.$B$4])" office:value-type="float" office:value="0.0193265097869446">
            <text:p>0,0193265098</text:p>
          </table:table-cell>
          <table:table-cell table:number-columns-repeated="3"/>
        </table:table-row>
        <table:table-row table:style-name="ro1">
          <table:table-cell office:value-type="float" office:value="4.33">
            <text:p>4,33</text:p>
          </table:table-cell>
          <table:table-cell table:number-columns-repeated="4"/>
          <table:table-cell table:formula="of:=1/(([.A433]-[.$B$2])*([.A433]-[.$B$2])+[.$B$4])" office:value-type="float" office:value="0.0193166167332124">
            <text:p>0,0193166167</text:p>
          </table:table-cell>
          <table:table-cell table:number-columns-repeated="3"/>
        </table:table-row>
        <table:table-row table:style-name="ro1">
          <table:table-cell office:value-type="float" office:value="4.34">
            <text:p>4,34</text:p>
          </table:table-cell>
          <table:table-cell table:number-columns-repeated="4"/>
          <table:table-cell table:formula="of:=1/(([.A434]-[.$B$2])*([.A434]-[.$B$2])+[.$B$4])" office:value-type="float" office:value="0.0193066592529095">
            <text:p>0,0193066593</text:p>
          </table:table-cell>
          <table:table-cell table:number-columns-repeated="3"/>
        </table:table-row>
        <table:table-row table:style-name="ro1">
          <table:table-cell office:value-type="float" office:value="4.35">
            <text:p>4,35</text:p>
          </table:table-cell>
          <table:table-cell table:number-columns-repeated="4"/>
          <table:table-cell table:formula="of:=1/(([.A435]-[.$B$2])*([.A435]-[.$B$2])+[.$B$4])" office:value-type="float" office:value="0.019296637560905">
            <text:p>0,0192966376</text:p>
          </table:table-cell>
          <table:table-cell table:number-columns-repeated="3"/>
        </table:table-row>
        <table:table-row table:style-name="ro1">
          <table:table-cell office:value-type="float" office:value="4.36">
            <text:p>4,36</text:p>
          </table:table-cell>
          <table:table-cell table:number-columns-repeated="4"/>
          <table:table-cell table:formula="of:=1/(([.A436]-[.$B$2])*([.A436]-[.$B$2])+[.$B$4])" office:value-type="float" office:value="0.0192865518731099">
            <text:p>0,0192865519</text:p>
          </table:table-cell>
          <table:table-cell table:number-columns-repeated="3"/>
        </table:table-row>
        <table:table-row table:style-name="ro1">
          <table:table-cell office:value-type="float" office:value="4.37">
            <text:p>4,37</text:p>
          </table:table-cell>
          <table:table-cell table:number-columns-repeated="4"/>
          <table:table-cell table:formula="of:=1/(([.A437]-[.$B$2])*([.A437]-[.$B$2])+[.$B$4])" office:value-type="float" office:value="0.0192764024064661">
            <text:p>0,0192764024</text:p>
          </table:table-cell>
          <table:table-cell table:number-columns-repeated="3"/>
        </table:table-row>
        <table:table-row table:style-name="ro1">
          <table:table-cell office:value-type="float" office:value="4.38">
            <text:p>4,38</text:p>
          </table:table-cell>
          <table:table-cell table:number-columns-repeated="4"/>
          <table:table-cell table:formula="of:=1/(([.A438]-[.$B$2])*([.A438]-[.$B$2])+[.$B$4])" office:value-type="float" office:value="0.0192661893789351">
            <text:p>0,0192661894</text:p>
          </table:table-cell>
          <table:table-cell table:number-columns-repeated="3"/>
        </table:table-row>
        <table:table-row table:style-name="ro1">
          <table:table-cell office:value-type="float" office:value="4.39">
            <text:p>4,39</text:p>
          </table:table-cell>
          <table:table-cell table:number-columns-repeated="4"/>
          <table:table-cell table:formula="of:=1/(([.A439]-[.$B$2])*([.A439]-[.$B$2])+[.$B$4])" office:value-type="float" office:value="0.0192559130094874">
            <text:p>0,019255913</text:p>
          </table:table-cell>
          <table:table-cell table:number-columns-repeated="3"/>
        </table:table-row>
        <table:table-row table:style-name="ro1">
          <table:table-cell office:value-type="float" office:value="4.4">
            <text:p>4,4</text:p>
          </table:table-cell>
          <table:table-cell table:number-columns-repeated="4"/>
          <table:table-cell table:formula="of:=1/(([.A440]-[.$B$2])*([.A440]-[.$B$2])+[.$B$4])" office:value-type="float" office:value="0.0192455735180908">
            <text:p>0,0192455735</text:p>
          </table:table-cell>
          <table:table-cell table:number-columns-repeated="3"/>
        </table:table-row>
        <table:table-row table:style-name="ro1">
          <table:table-cell office:value-type="float" office:value="4.41">
            <text:p>4,41</text:p>
          </table:table-cell>
          <table:table-cell table:number-columns-repeated="4"/>
          <table:table-cell table:formula="of:=1/(([.A441]-[.$B$2])*([.A441]-[.$B$2])+[.$B$4])" office:value-type="float" office:value="0.0192351711256999">
            <text:p>0,0192351711</text:p>
          </table:table-cell>
          <table:table-cell table:number-columns-repeated="3"/>
        </table:table-row>
        <table:table-row table:style-name="ro1">
          <table:table-cell office:value-type="float" office:value="4.42">
            <text:p>4,42</text:p>
          </table:table-cell>
          <table:table-cell table:number-columns-repeated="4"/>
          <table:table-cell table:formula="of:=1/(([.A442]-[.$B$2])*([.A442]-[.$B$2])+[.$B$4])" office:value-type="float" office:value="0.0192247060542444">
            <text:p>0,0192247061</text:p>
          </table:table-cell>
          <table:table-cell table:number-columns-repeated="3"/>
        </table:table-row>
        <table:table-row table:style-name="ro1">
          <table:table-cell office:value-type="float" office:value="4.43">
            <text:p>4,43</text:p>
          </table:table-cell>
          <table:table-cell table:number-columns-repeated="4"/>
          <table:table-cell table:formula="of:=1/(([.A443]-[.$B$2])*([.A443]-[.$B$2])+[.$B$4])" office:value-type="float" office:value="0.0192141785266184">
            <text:p>0,0192141785</text:p>
          </table:table-cell>
          <table:table-cell table:number-columns-repeated="3"/>
        </table:table-row>
        <table:table-row table:style-name="ro1">
          <table:table-cell office:value-type="float" office:value="4.44">
            <text:p>4,44</text:p>
          </table:table-cell>
          <table:table-cell table:number-columns-repeated="4"/>
          <table:table-cell table:formula="of:=1/(([.A444]-[.$B$2])*([.A444]-[.$B$2])+[.$B$4])" office:value-type="float" office:value="0.0192035887666687">
            <text:p>0,0192035888</text:p>
          </table:table-cell>
          <table:table-cell table:number-columns-repeated="3"/>
        </table:table-row>
        <table:table-row table:style-name="ro1">
          <table:table-cell office:value-type="float" office:value="4.45">
            <text:p>4,45</text:p>
          </table:table-cell>
          <table:table-cell table:number-columns-repeated="4"/>
          <table:table-cell table:formula="of:=1/(([.A445]-[.$B$2])*([.A445]-[.$B$2])+[.$B$4])" office:value-type="float" office:value="0.0191929369991843">
            <text:p>0,019192937</text:p>
          </table:table-cell>
          <table:table-cell table:number-columns-repeated="3"/>
        </table:table-row>
        <table:table-row table:style-name="ro1">
          <table:table-cell office:value-type="float" office:value="4.46">
            <text:p>4,46</text:p>
          </table:table-cell>
          <table:table-cell table:number-columns-repeated="4"/>
          <table:table-cell table:formula="of:=1/(([.A446]-[.$B$2])*([.A446]-[.$B$2])+[.$B$4])" office:value-type="float" office:value="0.0191822234498845">
            <text:p>0,0191822234</text:p>
          </table:table-cell>
          <table:table-cell table:number-columns-repeated="3"/>
        </table:table-row>
        <table:table-row table:style-name="ro1">
          <table:table-cell office:value-type="float" office:value="4.47">
            <text:p>4,47</text:p>
          </table:table-cell>
          <table:table-cell table:number-columns-repeated="4"/>
          <table:table-cell table:formula="of:=1/(([.A447]-[.$B$2])*([.A447]-[.$B$2])+[.$B$4])" office:value-type="float" office:value="0.0191714483454082">
            <text:p>0,0191714483</text:p>
          </table:table-cell>
          <table:table-cell table:number-columns-repeated="3"/>
        </table:table-row>
        <table:table-row table:style-name="ro1">
          <table:table-cell office:value-type="float" office:value="4.48">
            <text:p>4,48</text:p>
          </table:table-cell>
          <table:table-cell table:number-columns-repeated="4"/>
          <table:table-cell table:formula="of:=1/(([.A448]-[.$B$2])*([.A448]-[.$B$2])+[.$B$4])" office:value-type="float" office:value="0.0191606119133021">
            <text:p>0,0191606119</text:p>
          </table:table-cell>
          <table:table-cell table:number-columns-repeated="3"/>
        </table:table-row>
        <table:table-row table:style-name="ro1">
          <table:table-cell office:value-type="float" office:value="4.49">
            <text:p>4,49</text:p>
          </table:table-cell>
          <table:table-cell table:number-columns-repeated="4"/>
          <table:table-cell table:formula="of:=1/(([.A449]-[.$B$2])*([.A449]-[.$B$2])+[.$B$4])" office:value-type="float" office:value="0.01914971438201">
            <text:p>0,0191497144</text:p>
          </table:table-cell>
          <table:table-cell table:number-columns-repeated="3"/>
        </table:table-row>
        <table:table-row table:style-name="ro1">
          <table:table-cell office:value-type="float" office:value="4.5">
            <text:p>4,5</text:p>
          </table:table-cell>
          <table:table-cell table:number-columns-repeated="4"/>
          <table:table-cell table:formula="of:=1/(([.A450]-[.$B$2])*([.A450]-[.$B$2])+[.$B$4])" office:value-type="float" office:value="0.0191387559808612">
            <text:p>0,019138756</text:p>
          </table:table-cell>
          <table:table-cell table:number-columns-repeated="3"/>
        </table:table-row>
        <table:table-row table:style-name="ro1">
          <table:table-cell office:value-type="float" office:value="4.51">
            <text:p>4,51</text:p>
          </table:table-cell>
          <table:table-cell table:number-columns-repeated="4"/>
          <table:table-cell table:formula="of:=1/(([.A451]-[.$B$2])*([.A451]-[.$B$2])+[.$B$4])" office:value-type="float" office:value="0.0191277369400594">
            <text:p>0,0191277369</text:p>
          </table:table-cell>
          <table:table-cell table:number-columns-repeated="3"/>
        </table:table-row>
        <table:table-row table:style-name="ro1">
          <table:table-cell office:value-type="float" office:value="4.52">
            <text:p>4,52</text:p>
          </table:table-cell>
          <table:table-cell table:number-columns-repeated="4"/>
          <table:table-cell table:formula="of:=1/(([.A452]-[.$B$2])*([.A452]-[.$B$2])+[.$B$4])" office:value-type="float" office:value="0.0191166574906711">
            <text:p>0,0191166575</text:p>
          </table:table-cell>
          <table:table-cell table:number-columns-repeated="3"/>
        </table:table-row>
        <table:table-row table:style-name="ro1">
          <table:table-cell office:value-type="float" office:value="4.53">
            <text:p>4,53</text:p>
          </table:table-cell>
          <table:table-cell table:number-columns-repeated="4"/>
          <table:table-cell table:formula="of:=1/(([.A453]-[.$B$2])*([.A453]-[.$B$2])+[.$B$4])" office:value-type="float" office:value="0.0191055178646145">
            <text:p>0,0191055179</text:p>
          </table:table-cell>
          <table:table-cell table:number-columns-repeated="3"/>
        </table:table-row>
        <table:table-row table:style-name="ro1">
          <table:table-cell office:value-type="float" office:value="4.54">
            <text:p>4,54</text:p>
          </table:table-cell>
          <table:table-cell table:number-columns-repeated="4"/>
          <table:table-cell table:formula="of:=1/(([.A454]-[.$B$2])*([.A454]-[.$B$2])+[.$B$4])" office:value-type="float" office:value="0.0190943182946482">
            <text:p>0,0190943183</text:p>
          </table:table-cell>
          <table:table-cell table:number-columns-repeated="3"/>
        </table:table-row>
        <table:table-row table:style-name="ro1">
          <table:table-cell office:value-type="float" office:value="4.55">
            <text:p>4,55</text:p>
          </table:table-cell>
          <table:table-cell table:number-columns-repeated="4"/>
          <table:table-cell table:formula="of:=1/(([.A455]-[.$B$2])*([.A455]-[.$B$2])+[.$B$4])" office:value-type="float" office:value="0.01908305901436">
            <text:p>0,019083059</text:p>
          </table:table-cell>
          <table:table-cell table:number-columns-repeated="3"/>
        </table:table-row>
        <table:table-row table:style-name="ro1">
          <table:table-cell office:value-type="float" office:value="4.56">
            <text:p>4,56</text:p>
          </table:table-cell>
          <table:table-cell table:number-columns-repeated="4"/>
          <table:table-cell table:formula="of:=1/(([.A456]-[.$B$2])*([.A456]-[.$B$2])+[.$B$4])" office:value-type="float" office:value="0.0190717402581551">
            <text:p>0,0190717403</text:p>
          </table:table-cell>
          <table:table-cell table:number-columns-repeated="3"/>
        </table:table-row>
        <table:table-row table:style-name="ro1">
          <table:table-cell office:value-type="float" office:value="4.57">
            <text:p>4,57</text:p>
          </table:table-cell>
          <table:table-cell table:number-columns-repeated="4"/>
          <table:table-cell table:formula="of:=1/(([.A457]-[.$B$2])*([.A457]-[.$B$2])+[.$B$4])" office:value-type="float" office:value="0.0190603622612451">
            <text:p>0,0190603623</text:p>
          </table:table-cell>
          <table:table-cell table:number-columns-repeated="3"/>
        </table:table-row>
        <table:table-row table:style-name="ro1">
          <table:table-cell office:value-type="float" office:value="4.58">
            <text:p>4,58</text:p>
          </table:table-cell>
          <table:table-cell table:number-columns-repeated="4"/>
          <table:table-cell table:formula="of:=1/(([.A458]-[.$B$2])*([.A458]-[.$B$2])+[.$B$4])" office:value-type="float" office:value="0.0190489252596369">
            <text:p>0,0190489253</text:p>
          </table:table-cell>
          <table:table-cell table:number-columns-repeated="3"/>
        </table:table-row>
        <table:table-row table:style-name="ro1">
          <table:table-cell office:value-type="float" office:value="4.59">
            <text:p>4,59</text:p>
          </table:table-cell>
          <table:table-cell table:number-columns-repeated="4"/>
          <table:table-cell table:formula="of:=1/(([.A459]-[.$B$2])*([.A459]-[.$B$2])+[.$B$4])" office:value-type="float" office:value="0.0190374294901205">
            <text:p>0,0190374295</text:p>
          </table:table-cell>
          <table:table-cell table:number-columns-repeated="3"/>
        </table:table-row>
        <table:table-row table:style-name="ro1">
          <table:table-cell office:value-type="float" office:value="4.6">
            <text:p>4,6</text:p>
          </table:table-cell>
          <table:table-cell table:number-columns-repeated="4"/>
          <table:table-cell table:formula="of:=1/(([.A460]-[.$B$2])*([.A460]-[.$B$2])+[.$B$4])" office:value-type="float" office:value="0.0190258751902588">
            <text:p>0,0190258752</text:p>
          </table:table-cell>
          <table:table-cell table:number-columns-repeated="3"/>
        </table:table-row>
        <table:table-row table:style-name="ro1">
          <table:table-cell office:value-type="float" office:value="4.61">
            <text:p>4,61</text:p>
          </table:table-cell>
          <table:table-cell table:number-columns-repeated="4"/>
          <table:table-cell table:formula="of:=1/(([.A461]-[.$B$2])*([.A461]-[.$B$2])+[.$B$4])" office:value-type="float" office:value="0.019014262598375">
            <text:p>0,0190142626</text:p>
          </table:table-cell>
          <table:table-cell table:number-columns-repeated="3"/>
        </table:table-row>
        <table:table-row table:style-name="ro1">
          <table:table-cell office:value-type="float" office:value="4.62">
            <text:p>4,62</text:p>
          </table:table-cell>
          <table:table-cell table:number-columns-repeated="4"/>
          <table:table-cell table:formula="of:=1/(([.A462]-[.$B$2])*([.A462]-[.$B$2])+[.$B$4])" office:value-type="float" office:value="0.0190025919535425">
            <text:p>0,019002592</text:p>
          </table:table-cell>
          <table:table-cell table:number-columns-repeated="3"/>
        </table:table-row>
        <table:table-row table:style-name="ro1">
          <table:table-cell office:value-type="float" office:value="4.63">
            <text:p>4,63</text:p>
          </table:table-cell>
          <table:table-cell table:number-columns-repeated="4"/>
          <table:table-cell table:formula="of:=1/(([.A463]-[.$B$2])*([.A463]-[.$B$2])+[.$B$4])" office:value-type="float" office:value="0.0189908634955723">
            <text:p>0,0189908635</text:p>
          </table:table-cell>
          <table:table-cell table:number-columns-repeated="3"/>
        </table:table-row>
        <table:table-row table:style-name="ro1">
          <table:table-cell office:value-type="float" office:value="4.64">
            <text:p>4,64</text:p>
          </table:table-cell>
          <table:table-cell table:number-columns-repeated="4"/>
          <table:table-cell table:formula="of:=1/(([.A464]-[.$B$2])*([.A464]-[.$B$2])+[.$B$4])" office:value-type="float" office:value="0.0189790774650026">
            <text:p>0,0189790775</text:p>
          </table:table-cell>
          <table:table-cell table:number-columns-repeated="3"/>
        </table:table-row>
        <table:table-row table:style-name="ro1">
          <table:table-cell office:value-type="float" office:value="4.65">
            <text:p>4,65</text:p>
          </table:table-cell>
          <table:table-cell table:number-columns-repeated="4"/>
          <table:table-cell table:formula="of:=1/(([.A465]-[.$B$2])*([.A465]-[.$B$2])+[.$B$4])" office:value-type="float" office:value="0.0189672341030869">
            <text:p>0,0189672341</text:p>
          </table:table-cell>
          <table:table-cell table:number-columns-repeated="3"/>
        </table:table-row>
        <table:table-row table:style-name="ro1">
          <table:table-cell office:value-type="float" office:value="4.66">
            <text:p>4,66</text:p>
          </table:table-cell>
          <table:table-cell table:number-columns-repeated="4"/>
          <table:table-cell table:formula="of:=1/(([.A466]-[.$B$2])*([.A466]-[.$B$2])+[.$B$4])" office:value-type="float" office:value="0.0189553336517829">
            <text:p>0,0189553337</text:p>
          </table:table-cell>
          <table:table-cell table:number-columns-repeated="3"/>
        </table:table-row>
        <table:table-row table:style-name="ro1">
          <table:table-cell office:value-type="float" office:value="4.67">
            <text:p>4,67</text:p>
          </table:table-cell>
          <table:table-cell table:number-columns-repeated="4"/>
          <table:table-cell table:formula="of:=1/(([.A467]-[.$B$2])*([.A467]-[.$B$2])+[.$B$4])" office:value-type="float" office:value="0.018943376353741">
            <text:p>0,0189433764</text:p>
          </table:table-cell>
          <table:table-cell table:number-columns-repeated="3"/>
        </table:table-row>
        <table:table-row table:style-name="ro1">
          <table:table-cell office:value-type="float" office:value="4.68">
            <text:p>4,68</text:p>
          </table:table-cell>
          <table:table-cell table:number-columns-repeated="4"/>
          <table:table-cell table:formula="of:=1/(([.A468]-[.$B$2])*([.A468]-[.$B$2])+[.$B$4])" office:value-type="float" office:value="0.018931362452293">
            <text:p>0,0189313625</text:p>
          </table:table-cell>
          <table:table-cell table:number-columns-repeated="3"/>
        </table:table-row>
        <table:table-row table:style-name="ro1">
          <table:table-cell office:value-type="float" office:value="4.69">
            <text:p>4,69</text:p>
          </table:table-cell>
          <table:table-cell table:number-columns-repeated="4"/>
          <table:table-cell table:formula="of:=1/(([.A469]-[.$B$2])*([.A469]-[.$B$2])+[.$B$4])" office:value-type="float" office:value="0.0189192921914405">
            <text:p>0,0189192922</text:p>
          </table:table-cell>
          <table:table-cell table:number-columns-repeated="3"/>
        </table:table-row>
        <table:table-row table:style-name="ro1">
          <table:table-cell office:value-type="float" office:value="4.7">
            <text:p>4,7</text:p>
          </table:table-cell>
          <table:table-cell table:number-columns-repeated="4"/>
          <table:table-cell table:formula="of:=1/(([.A470]-[.$B$2])*([.A470]-[.$B$2])+[.$B$4])" office:value-type="float" office:value="0.0189071658158442">
            <text:p>0,0189071658</text:p>
          </table:table-cell>
          <table:table-cell table:number-columns-repeated="3"/>
        </table:table-row>
        <table:table-row table:style-name="ro1">
          <table:table-cell office:value-type="float" office:value="4.71">
            <text:p>4,71</text:p>
          </table:table-cell>
          <table:table-cell table:number-columns-repeated="4"/>
          <table:table-cell table:formula="of:=1/(([.A471]-[.$B$2])*([.A471]-[.$B$2])+[.$B$4])" office:value-type="float" office:value="0.0188949835708118">
            <text:p>0,0188949836</text:p>
          </table:table-cell>
          <table:table-cell table:number-columns-repeated="3"/>
        </table:table-row>
        <table:table-row table:style-name="ro1">
          <table:table-cell office:value-type="float" office:value="4.72">
            <text:p>4,72</text:p>
          </table:table-cell>
          <table:table-cell table:number-columns-repeated="4"/>
          <table:table-cell table:formula="of:=1/(([.A472]-[.$B$2])*([.A472]-[.$B$2])+[.$B$4])" office:value-type="float" office:value="0.0188827457022871">
            <text:p>0,0188827457</text:p>
          </table:table-cell>
          <table:table-cell table:number-columns-repeated="3"/>
        </table:table-row>
        <table:table-row table:style-name="ro1">
          <table:table-cell office:value-type="float" office:value="4.73">
            <text:p>4,73</text:p>
          </table:table-cell>
          <table:table-cell table:number-columns-repeated="4"/>
          <table:table-cell table:formula="of:=1/(([.A473]-[.$B$2])*([.A473]-[.$B$2])+[.$B$4])" office:value-type="float" office:value="0.0188704524568386">
            <text:p>0,0188704525</text:p>
          </table:table-cell>
          <table:table-cell table:number-columns-repeated="3"/>
        </table:table-row>
        <table:table-row table:style-name="ro1">
          <table:table-cell office:value-type="float" office:value="4.74">
            <text:p>4,74</text:p>
          </table:table-cell>
          <table:table-cell table:number-columns-repeated="4"/>
          <table:table-cell table:formula="of:=1/(([.A474]-[.$B$2])*([.A474]-[.$B$2])+[.$B$4])" office:value-type="float" office:value="0.018858104081648">
            <text:p>0,0188581041</text:p>
          </table:table-cell>
          <table:table-cell table:number-columns-repeated="3"/>
        </table:table-row>
        <table:table-row table:style-name="ro1">
          <table:table-cell office:value-type="float" office:value="4.75">
            <text:p>4,75</text:p>
          </table:table-cell>
          <table:table-cell table:number-columns-repeated="4"/>
          <table:table-cell table:formula="of:=1/(([.A475]-[.$B$2])*([.A475]-[.$B$2])+[.$B$4])" office:value-type="float" office:value="0.0188457008244994">
            <text:p>0,0188457008</text:p>
          </table:table-cell>
          <table:table-cell table:number-columns-repeated="3"/>
        </table:table-row>
        <table:table-row table:style-name="ro1">
          <table:table-cell office:value-type="float" office:value="4.76">
            <text:p>4,76</text:p>
          </table:table-cell>
          <table:table-cell table:number-columns-repeated="4"/>
          <table:table-cell table:formula="of:=1/(([.A476]-[.$B$2])*([.A476]-[.$B$2])+[.$B$4])" office:value-type="float" office:value="0.0188332429337673">
            <text:p>0,0188332429</text:p>
          </table:table-cell>
          <table:table-cell table:number-columns-repeated="3"/>
        </table:table-row>
        <table:table-row table:style-name="ro1">
          <table:table-cell office:value-type="float" office:value="4.77">
            <text:p>4,77</text:p>
          </table:table-cell>
          <table:table-cell table:number-columns-repeated="4"/>
          <table:table-cell table:formula="of:=1/(([.A477]-[.$B$2])*([.A477]-[.$B$2])+[.$B$4])" office:value-type="float" office:value="0.0188207306584056">
            <text:p>0,0188207307</text:p>
          </table:table-cell>
          <table:table-cell table:number-columns-repeated="3"/>
        </table:table-row>
        <table:table-row table:style-name="ro1">
          <table:table-cell office:value-type="float" office:value="4.78">
            <text:p>4,78</text:p>
          </table:table-cell>
          <table:table-cell table:number-columns-repeated="4"/>
          <table:table-cell table:formula="of:=1/(([.A478]-[.$B$2])*([.A478]-[.$B$2])+[.$B$4])" office:value-type="float" office:value="0.0188081642479367">
            <text:p>0,0188081642</text:p>
          </table:table-cell>
          <table:table-cell table:number-columns-repeated="3"/>
        </table:table-row>
        <table:table-row table:style-name="ro1">
          <table:table-cell office:value-type="float" office:value="4.79">
            <text:p>4,79</text:p>
          </table:table-cell>
          <table:table-cell table:number-columns-repeated="4"/>
          <table:table-cell table:formula="of:=1/(([.A479]-[.$B$2])*([.A479]-[.$B$2])+[.$B$4])" office:value-type="float" office:value="0.0187955439524398">
            <text:p>0,018795544</text:p>
          </table:table-cell>
          <table:table-cell table:number-columns-repeated="3"/>
        </table:table-row>
        <table:table-row table:style-name="ro1">
          <table:table-cell office:value-type="float" office:value="4.8">
            <text:p>4,8</text:p>
          </table:table-cell>
          <table:table-cell table:number-columns-repeated="4"/>
          <table:table-cell table:formula="of:=1/(([.A480]-[.$B$2])*([.A480]-[.$B$2])+[.$B$4])" office:value-type="float" office:value="0.0187828700225394">
            <text:p>0,01878287</text:p>
          </table:table-cell>
          <table:table-cell table:number-columns-repeated="3"/>
        </table:table-row>
        <table:table-row table:style-name="ro1">
          <table:table-cell office:value-type="float" office:value="4.81">
            <text:p>4,81</text:p>
          </table:table-cell>
          <table:table-cell table:number-columns-repeated="4"/>
          <table:table-cell table:formula="of:=1/(([.A481]-[.$B$2])*([.A481]-[.$B$2])+[.$B$4])" office:value-type="float" office:value="0.018770142709395">
            <text:p>0,0187701427</text:p>
          </table:table-cell>
          <table:table-cell table:number-columns-repeated="3"/>
        </table:table-row>
        <table:table-row table:style-name="ro1">
          <table:table-cell office:value-type="float" office:value="4.82">
            <text:p>4,82</text:p>
          </table:table-cell>
          <table:table-cell table:number-columns-repeated="4"/>
          <table:table-cell table:formula="of:=1/(([.A482]-[.$B$2])*([.A482]-[.$B$2])+[.$B$4])" office:value-type="float" office:value="0.0187573622646889">
            <text:p>0,0187573623</text:p>
          </table:table-cell>
          <table:table-cell table:number-columns-repeated="3"/>
        </table:table-row>
        <table:table-row table:style-name="ro1">
          <table:table-cell office:value-type="float" office:value="4.83">
            <text:p>4,83</text:p>
          </table:table-cell>
          <table:table-cell table:number-columns-repeated="4"/>
          <table:table-cell table:formula="of:=1/(([.A483]-[.$B$2])*([.A483]-[.$B$2])+[.$B$4])" office:value-type="float" office:value="0.0187445289406155">
            <text:p>0,0187445289</text:p>
          </table:table-cell>
          <table:table-cell table:number-columns-repeated="3"/>
        </table:table-row>
        <table:table-row table:style-name="ro1">
          <table:table-cell office:value-type="float" office:value="4.84">
            <text:p>4,84</text:p>
          </table:table-cell>
          <table:table-cell table:number-columns-repeated="4"/>
          <table:table-cell table:formula="of:=1/(([.A484]-[.$B$2])*([.A484]-[.$B$2])+[.$B$4])" office:value-type="float" office:value="0.0187316429898699">
            <text:p>0,018731643</text:p>
          </table:table-cell>
          <table:table-cell table:number-columns-repeated="3"/>
        </table:table-row>
        <table:table-row table:style-name="ro1">
          <table:table-cell office:value-type="float" office:value="4.85">
            <text:p>4,85</text:p>
          </table:table-cell>
          <table:table-cell table:number-columns-repeated="4"/>
          <table:table-cell table:formula="of:=1/(([.A485]-[.$B$2])*([.A485]-[.$B$2])+[.$B$4])" office:value-type="float" office:value="0.0187187046656371">
            <text:p>0,0187187047</text:p>
          </table:table-cell>
          <table:table-cell table:number-columns-repeated="3"/>
        </table:table-row>
        <table:table-row table:style-name="ro1">
          <table:table-cell office:value-type="float" office:value="4.86">
            <text:p>4,86</text:p>
          </table:table-cell>
          <table:table-cell table:number-columns-repeated="4"/>
          <table:table-cell table:formula="of:=1/(([.A486]-[.$B$2])*([.A486]-[.$B$2])+[.$B$4])" office:value-type="float" office:value="0.0187057142215804">
            <text:p>0,0187057142</text:p>
          </table:table-cell>
          <table:table-cell table:number-columns-repeated="3"/>
        </table:table-row>
        <table:table-row table:style-name="ro1">
          <table:table-cell office:value-type="float" office:value="4.87">
            <text:p>4,87</text:p>
          </table:table-cell>
          <table:table-cell table:number-columns-repeated="4"/>
          <table:table-cell table:formula="of:=1/(([.A487]-[.$B$2])*([.A487]-[.$B$2])+[.$B$4])" office:value-type="float" office:value="0.0186926719118304">
            <text:p>0,0186926719</text:p>
          </table:table-cell>
          <table:table-cell table:number-columns-repeated="3"/>
        </table:table-row>
        <table:table-row table:style-name="ro1">
          <table:table-cell office:value-type="float" office:value="4.88">
            <text:p>4,88</text:p>
          </table:table-cell>
          <table:table-cell table:number-columns-repeated="4"/>
          <table:table-cell table:formula="of:=1/(([.A488]-[.$B$2])*([.A488]-[.$B$2])+[.$B$4])" office:value-type="float" office:value="0.018679577990974">
            <text:p>0,018679578</text:p>
          </table:table-cell>
          <table:table-cell table:number-columns-repeated="3"/>
        </table:table-row>
        <table:table-row table:style-name="ro1">
          <table:table-cell office:value-type="float" office:value="4.89">
            <text:p>4,89</text:p>
          </table:table-cell>
          <table:table-cell table:number-columns-repeated="4"/>
          <table:table-cell table:formula="of:=1/(([.A489]-[.$B$2])*([.A489]-[.$B$2])+[.$B$4])" office:value-type="float" office:value="0.0186664327140433">
            <text:p>0,0186664327</text:p>
          </table:table-cell>
          <table:table-cell table:number-columns-repeated="3"/>
        </table:table-row>
        <table:table-row table:style-name="ro1">
          <table:table-cell office:value-type="float" office:value="4.9">
            <text:p>4,9</text:p>
          </table:table-cell>
          <table:table-cell table:number-columns-repeated="4"/>
          <table:table-cell table:formula="of:=1/(([.A490]-[.$B$2])*([.A490]-[.$B$2])+[.$B$4])" office:value-type="float" office:value="0.0186532363365044">
            <text:p>0,0186532363</text:p>
          </table:table-cell>
          <table:table-cell table:number-columns-repeated="3"/>
        </table:table-row>
        <table:table-row table:style-name="ro1">
          <table:table-cell office:value-type="float" office:value="4.91">
            <text:p>4,91</text:p>
          </table:table-cell>
          <table:table-cell table:number-columns-repeated="4"/>
          <table:table-cell table:formula="of:=1/(([.A491]-[.$B$2])*([.A491]-[.$B$2])+[.$B$4])" office:value-type="float" office:value="0.0186399891142464">
            <text:p>0,0186399891</text:p>
          </table:table-cell>
          <table:table-cell table:number-columns-repeated="3"/>
        </table:table-row>
        <table:table-row table:style-name="ro1">
          <table:table-cell office:value-type="float" office:value="4.92">
            <text:p>4,92</text:p>
          </table:table-cell>
          <table:table-cell table:number-columns-repeated="4"/>
          <table:table-cell table:formula="of:=1/(([.A492]-[.$B$2])*([.A492]-[.$B$2])+[.$B$4])" office:value-type="float" office:value="0.0186266913035704">
            <text:p>0,0186266913</text:p>
          </table:table-cell>
          <table:table-cell table:number-columns-repeated="3"/>
        </table:table-row>
        <table:table-row table:style-name="ro1">
          <table:table-cell office:value-type="float" office:value="4.93">
            <text:p>4,93</text:p>
          </table:table-cell>
          <table:table-cell table:number-columns-repeated="4"/>
          <table:table-cell table:formula="of:=1/(([.A493]-[.$B$2])*([.A493]-[.$B$2])+[.$B$4])" office:value-type="float" office:value="0.0186133431611785">
            <text:p>0,0186133432</text:p>
          </table:table-cell>
          <table:table-cell table:number-columns-repeated="3"/>
        </table:table-row>
        <table:table-row table:style-name="ro1">
          <table:table-cell office:value-type="float" office:value="4.94">
            <text:p>4,94</text:p>
          </table:table-cell>
          <table:table-cell table:number-columns-repeated="4"/>
          <table:table-cell table:formula="of:=1/(([.A494]-[.$B$2])*([.A494]-[.$B$2])+[.$B$4])" office:value-type="float" office:value="0.018599944944163">
            <text:p>0,0185999449</text:p>
          </table:table-cell>
          <table:table-cell table:number-columns-repeated="3"/>
        </table:table-row>
        <table:table-row table:style-name="ro1">
          <table:table-cell office:value-type="float" office:value="4.95">
            <text:p>4,95</text:p>
          </table:table-cell>
          <table:table-cell table:number-columns-repeated="4"/>
          <table:table-cell table:formula="of:=1/(([.A495]-[.$B$2])*([.A495]-[.$B$2])+[.$B$4])" office:value-type="float" office:value="0.0185864969099949">
            <text:p>0,0185864969</text:p>
          </table:table-cell>
          <table:table-cell table:number-columns-repeated="3"/>
        </table:table-row>
        <table:table-row table:style-name="ro1">
          <table:table-cell office:value-type="float" office:value="4.96">
            <text:p>4,96</text:p>
          </table:table-cell>
          <table:table-cell table:number-columns-repeated="4"/>
          <table:table-cell table:formula="of:=1/(([.A496]-[.$B$2])*([.A496]-[.$B$2])+[.$B$4])" office:value-type="float" office:value="0.0185729993165136">
            <text:p>0,0185729993</text:p>
          </table:table-cell>
          <table:table-cell table:number-columns-repeated="3"/>
        </table:table-row>
        <table:table-row table:style-name="ro1">
          <table:table-cell office:value-type="float" office:value="4.97">
            <text:p>4,97</text:p>
          </table:table-cell>
          <table:table-cell table:number-columns-repeated="4"/>
          <table:table-cell table:formula="of:=1/(([.A497]-[.$B$2])*([.A497]-[.$B$2])+[.$B$4])" office:value-type="float" office:value="0.0185594524219157">
            <text:p>0,0185594524</text:p>
          </table:table-cell>
          <table:table-cell table:number-columns-repeated="3"/>
        </table:table-row>
        <table:table-row table:style-name="ro1">
          <table:table-cell office:value-type="float" office:value="4.98">
            <text:p>4,98</text:p>
          </table:table-cell>
          <table:table-cell table:number-columns-repeated="4"/>
          <table:table-cell table:formula="of:=1/(([.A498]-[.$B$2])*([.A498]-[.$B$2])+[.$B$4])" office:value-type="float" office:value="0.0185458564847442">
            <text:p>0,0185458565</text:p>
          </table:table-cell>
          <table:table-cell table:number-columns-repeated="3"/>
        </table:table-row>
        <table:table-row table:style-name="ro1">
          <table:table-cell office:value-type="float" office:value="4.99">
            <text:p>4,99</text:p>
          </table:table-cell>
          <table:table-cell table:number-columns-repeated="4"/>
          <table:table-cell table:formula="of:=1/(([.A499]-[.$B$2])*([.A499]-[.$B$2])+[.$B$4])" office:value-type="float" office:value="0.0185322117638774">
            <text:p>0,0185322118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table:formula="of:=1/(([.A500]-[.$B$2])*([.A500]-[.$B$2])+[.$B$4])" office:value-type="float" office:value="0.0185185185185185">
            <text:p>0,0185185185</text:p>
          </table:table-cell>
          <table:table-cell table:number-columns-repeated="3"/>
        </table:table-row>
        <table:table-row table:style-name="ro1">
          <table:table-cell office:value-type="float" office:value="5.01">
            <text:p>5,01</text:p>
          </table:table-cell>
          <table:table-cell table:number-columns-repeated="4"/>
          <table:table-cell table:formula="of:=1/(([.A501]-[.$B$2])*([.A501]-[.$B$2])+[.$B$4])" office:value-type="float" office:value="0.0185047770081847">
            <text:p>0,018504777</text:p>
          </table:table-cell>
          <table:table-cell table:number-columns-repeated="3"/>
        </table:table-row>
        <table:table-row table:style-name="ro1">
          <table:table-cell office:value-type="float" office:value="5.02">
            <text:p>5,02</text:p>
          </table:table-cell>
          <table:table-cell table:number-columns-repeated="4"/>
          <table:table-cell table:formula="of:=1/(([.A502]-[.$B$2])*([.A502]-[.$B$2])+[.$B$4])" office:value-type="float" office:value="0.0184909874926961">
            <text:p>0,0184909875</text:p>
          </table:table-cell>
          <table:table-cell table:number-columns-repeated="3"/>
        </table:table-row>
        <table:table-row table:style-name="ro1">
          <table:table-cell office:value-type="float" office:value="5.03">
            <text:p>5,03</text:p>
          </table:table-cell>
          <table:table-cell table:number-columns-repeated="4"/>
          <table:table-cell table:formula="of:=1/(([.A503]-[.$B$2])*([.A503]-[.$B$2])+[.$B$4])" office:value-type="float" office:value="0.0184771502321654">
            <text:p>0,0184771502</text:p>
          </table:table-cell>
          <table:table-cell table:number-columns-repeated="3"/>
        </table:table-row>
        <table:table-row table:style-name="ro1">
          <table:table-cell office:value-type="float" office:value="5.04">
            <text:p>5,04</text:p>
          </table:table-cell>
          <table:table-cell table:number-columns-repeated="4"/>
          <table:table-cell table:formula="of:=1/(([.A504]-[.$B$2])*([.A504]-[.$B$2])+[.$B$4])" office:value-type="float" office:value="0.0184632654869871">
            <text:p>0,0184632655</text:p>
          </table:table-cell>
          <table:table-cell table:number-columns-repeated="3"/>
        </table:table-row>
        <table:table-row table:style-name="ro1">
          <table:table-cell office:value-type="float" office:value="5.05">
            <text:p>5,05</text:p>
          </table:table-cell>
          <table:table-cell table:number-columns-repeated="4"/>
          <table:table-cell table:formula="of:=1/(([.A505]-[.$B$2])*([.A505]-[.$B$2])+[.$B$4])" office:value-type="float" office:value="0.0184493335178267">
            <text:p>0,0184493335</text:p>
          </table:table-cell>
          <table:table-cell table:number-columns-repeated="3"/>
        </table:table-row>
        <table:table-row table:style-name="ro1">
          <table:table-cell office:value-type="float" office:value="5.06">
            <text:p>5,06</text:p>
          </table:table-cell>
          <table:table-cell table:number-columns-repeated="4"/>
          <table:table-cell table:formula="of:=1/(([.A506]-[.$B$2])*([.A506]-[.$B$2])+[.$B$4])" office:value-type="float" office:value="0.0184353545856101">
            <text:p>0,0184353546</text:p>
          </table:table-cell>
          <table:table-cell table:number-columns-repeated="3"/>
        </table:table-row>
        <table:table-row table:style-name="ro1">
          <table:table-cell office:value-type="float" office:value="5.07">
            <text:p>5,07</text:p>
          </table:table-cell>
          <table:table-cell table:number-columns-repeated="4"/>
          <table:table-cell table:formula="of:=1/(([.A507]-[.$B$2])*([.A507]-[.$B$2])+[.$B$4])" office:value-type="float" office:value="0.0184213289515132">
            <text:p>0,018421329</text:p>
          </table:table-cell>
          <table:table-cell table:number-columns-repeated="3"/>
        </table:table-row>
        <table:table-row table:style-name="ro1">
          <table:table-cell office:value-type="float" office:value="5.08">
            <text:p>5,08</text:p>
          </table:table-cell>
          <table:table-cell table:number-columns-repeated="4"/>
          <table:table-cell table:formula="of:=1/(([.A508]-[.$B$2])*([.A508]-[.$B$2])+[.$B$4])" office:value-type="float" office:value="0.0184072568769512">
            <text:p>0,0184072569</text:p>
          </table:table-cell>
          <table:table-cell table:number-columns-repeated="3"/>
        </table:table-row>
        <table:table-row table:style-name="ro1">
          <table:table-cell office:value-type="float" office:value="5.09">
            <text:p>5,09</text:p>
          </table:table-cell>
          <table:table-cell table:number-columns-repeated="4"/>
          <table:table-cell table:formula="of:=1/(([.A509]-[.$B$2])*([.A509]-[.$B$2])+[.$B$4])" office:value-type="float" office:value="0.0183931386235679">
            <text:p>0,0183931386</text:p>
          </table:table-cell>
          <table:table-cell table:number-columns-repeated="3"/>
        </table:table-row>
        <table:table-row table:style-name="ro1">
          <table:table-cell office:value-type="float" office:value="5.1">
            <text:p>5,1</text:p>
          </table:table-cell>
          <table:table-cell table:number-columns-repeated="4"/>
          <table:table-cell table:formula="of:=1/(([.A510]-[.$B$2])*([.A510]-[.$B$2])+[.$B$4])" office:value-type="float" office:value="0.0183789744532255">
            <text:p>0,0183789745</text:p>
          </table:table-cell>
          <table:table-cell table:number-columns-repeated="3"/>
        </table:table-row>
        <table:table-row table:style-name="ro1">
          <table:table-cell office:value-type="float" office:value="5.11">
            <text:p>5,11</text:p>
          </table:table-cell>
          <table:table-cell table:number-columns-repeated="4"/>
          <table:table-cell table:formula="of:=1/(([.A511]-[.$B$2])*([.A511]-[.$B$2])+[.$B$4])" office:value-type="float" office:value="0.0183647646279941">
            <text:p>0,0183647646</text:p>
          </table:table-cell>
          <table:table-cell table:number-columns-repeated="3"/>
        </table:table-row>
        <table:table-row table:style-name="ro1">
          <table:table-cell office:value-type="float" office:value="5.12">
            <text:p>5,12</text:p>
          </table:table-cell>
          <table:table-cell table:number-columns-repeated="4"/>
          <table:table-cell table:formula="of:=1/(([.A512]-[.$B$2])*([.A512]-[.$B$2])+[.$B$4])" office:value-type="float" office:value="0.0183505094101412">
            <text:p>0,0183505094</text:p>
          </table:table-cell>
          <table:table-cell table:number-columns-repeated="3"/>
        </table:table-row>
        <table:table-row table:style-name="ro1">
          <table:table-cell office:value-type="float" office:value="5.13">
            <text:p>5,13</text:p>
          </table:table-cell>
          <table:table-cell table:number-columns-repeated="4"/>
          <table:table-cell table:formula="of:=1/(([.A513]-[.$B$2])*([.A513]-[.$B$2])+[.$B$4])" office:value-type="float" office:value="0.0183362090621212">
            <text:p>0,0183362091</text:p>
          </table:table-cell>
          <table:table-cell table:number-columns-repeated="3"/>
        </table:table-row>
        <table:table-row table:style-name="ro1">
          <table:table-cell office:value-type="float" office:value="5.14">
            <text:p>5,14</text:p>
          </table:table-cell>
          <table:table-cell table:number-columns-repeated="4"/>
          <table:table-cell table:formula="of:=1/(([.A514]-[.$B$2])*([.A514]-[.$B$2])+[.$B$4])" office:value-type="float" office:value="0.0183218638465654">
            <text:p>0,0183218638</text:p>
          </table:table-cell>
          <table:table-cell table:number-columns-repeated="3"/>
        </table:table-row>
        <table:table-row table:style-name="ro1">
          <table:table-cell office:value-type="float" office:value="5.15">
            <text:p>5,15</text:p>
          </table:table-cell>
          <table:table-cell table:number-columns-repeated="4"/>
          <table:table-cell table:formula="of:=1/(([.A515]-[.$B$2])*([.A515]-[.$B$2])+[.$B$4])" office:value-type="float" office:value="0.0183074740262712">
            <text:p>0,018307474</text:p>
          </table:table-cell>
          <table:table-cell table:number-columns-repeated="3"/>
        </table:table-row>
        <table:table-row table:style-name="ro1">
          <table:table-cell office:value-type="float" office:value="5.16">
            <text:p>5,16</text:p>
          </table:table-cell>
          <table:table-cell table:number-columns-repeated="4"/>
          <table:table-cell table:formula="of:=1/(([.A516]-[.$B$2])*([.A516]-[.$B$2])+[.$B$4])" office:value-type="float" office:value="0.0182930398641925">
            <text:p>0,0182930399</text:p>
          </table:table-cell>
          <table:table-cell table:number-columns-repeated="3"/>
        </table:table-row>
        <table:table-row table:style-name="ro1">
          <table:table-cell office:value-type="float" office:value="5.17">
            <text:p>5,17</text:p>
          </table:table-cell>
          <table:table-cell table:number-columns-repeated="4"/>
          <table:table-cell table:formula="of:=1/(([.A517]-[.$B$2])*([.A517]-[.$B$2])+[.$B$4])" office:value-type="float" office:value="0.0182785616234287">
            <text:p>0,0182785616</text:p>
          </table:table-cell>
          <table:table-cell table:number-columns-repeated="3"/>
        </table:table-row>
        <table:table-row table:style-name="ro1">
          <table:table-cell office:value-type="float" office:value="5.18">
            <text:p>5,18</text:p>
          </table:table-cell>
          <table:table-cell table:number-columns-repeated="4"/>
          <table:table-cell table:formula="of:=1/(([.A518]-[.$B$2])*([.A518]-[.$B$2])+[.$B$4])" office:value-type="float" office:value="0.0182640395672153">
            <text:p>0,0182640396</text:p>
          </table:table-cell>
          <table:table-cell table:number-columns-repeated="3"/>
        </table:table-row>
        <table:table-row table:style-name="ro1">
          <table:table-cell office:value-type="float" office:value="5.19">
            <text:p>5,19</text:p>
          </table:table-cell>
          <table:table-cell table:number-columns-repeated="4"/>
          <table:table-cell table:formula="of:=1/(([.A519]-[.$B$2])*([.A519]-[.$B$2])+[.$B$4])" office:value-type="float" office:value="0.0182494739589131">
            <text:p>0,018249474</text:p>
          </table:table-cell>
          <table:table-cell table:number-columns-repeated="3"/>
        </table:table-row>
        <table:table-row table:style-name="ro1">
          <table:table-cell office:value-type="float" office:value="5.2">
            <text:p>5,2</text:p>
          </table:table-cell>
          <table:table-cell table:number-columns-repeated="4"/>
          <table:table-cell table:formula="of:=1/(([.A520]-[.$B$2])*([.A520]-[.$B$2])+[.$B$4])" office:value-type="float" office:value="0.0182348650619985">
            <text:p>0,0182348651</text:p>
          </table:table-cell>
          <table:table-cell table:number-columns-repeated="3"/>
        </table:table-row>
        <table:table-row table:style-name="ro1">
          <table:table-cell office:value-type="float" office:value="5.21">
            <text:p>5,21</text:p>
          </table:table-cell>
          <table:table-cell table:number-columns-repeated="4"/>
          <table:table-cell table:formula="of:=1/(([.A521]-[.$B$2])*([.A521]-[.$B$2])+[.$B$4])" office:value-type="float" office:value="0.0182202131400533">
            <text:p>0,0182202131</text:p>
          </table:table-cell>
          <table:table-cell table:number-columns-repeated="3"/>
        </table:table-row>
        <table:table-row table:style-name="ro1">
          <table:table-cell office:value-type="float" office:value="5.22">
            <text:p>5,22</text:p>
          </table:table-cell>
          <table:table-cell table:number-columns-repeated="4"/>
          <table:table-cell table:formula="of:=1/(([.A522]-[.$B$2])*([.A522]-[.$B$2])+[.$B$4])" office:value-type="float" office:value="0.0182055184567546">
            <text:p>0,0182055185</text:p>
          </table:table-cell>
          <table:table-cell table:number-columns-repeated="3"/>
        </table:table-row>
        <table:table-row table:style-name="ro1">
          <table:table-cell office:value-type="float" office:value="5.23">
            <text:p>5,23</text:p>
          </table:table-cell>
          <table:table-cell table:number-columns-repeated="4"/>
          <table:table-cell table:formula="of:=1/(([.A523]-[.$B$2])*([.A523]-[.$B$2])+[.$B$4])" office:value-type="float" office:value="0.018190781275865">
            <text:p>0,0181907813</text:p>
          </table:table-cell>
          <table:table-cell table:number-columns-repeated="3"/>
        </table:table-row>
        <table:table-row table:style-name="ro1">
          <table:table-cell office:value-type="float" office:value="5.24">
            <text:p>5,24</text:p>
          </table:table-cell>
          <table:table-cell table:number-columns-repeated="4"/>
          <table:table-cell table:formula="of:=1/(([.A524]-[.$B$2])*([.A524]-[.$B$2])+[.$B$4])" office:value-type="float" office:value="0.0181760018612226">
            <text:p>0,0181760019</text:p>
          </table:table-cell>
          <table:table-cell table:number-columns-repeated="3"/>
        </table:table-row>
        <table:table-row table:style-name="ro1">
          <table:table-cell office:value-type="float" office:value="5.25">
            <text:p>5,25</text:p>
          </table:table-cell>
          <table:table-cell table:number-columns-repeated="4"/>
          <table:table-cell table:formula="of:=1/(([.A525]-[.$B$2])*([.A525]-[.$B$2])+[.$B$4])" office:value-type="float" office:value="0.018161180476731">
            <text:p>0,0181611805</text:p>
          </table:table-cell>
          <table:table-cell table:number-columns-repeated="3"/>
        </table:table-row>
        <table:table-row table:style-name="ro1">
          <table:table-cell office:value-type="float" office:value="5.26">
            <text:p>5,26</text:p>
          </table:table-cell>
          <table:table-cell table:number-columns-repeated="4"/>
          <table:table-cell table:formula="of:=1/(([.A526]-[.$B$2])*([.A526]-[.$B$2])+[.$B$4])" office:value-type="float" office:value="0.0181463173863496">
            <text:p>0,0181463174</text:p>
          </table:table-cell>
          <table:table-cell table:number-columns-repeated="3"/>
        </table:table-row>
        <table:table-row table:style-name="ro1">
          <table:table-cell office:value-type="float" office:value="5.27">
            <text:p>5,27</text:p>
          </table:table-cell>
          <table:table-cell table:number-columns-repeated="4"/>
          <table:table-cell table:formula="of:=1/(([.A527]-[.$B$2])*([.A527]-[.$B$2])+[.$B$4])" office:value-type="float" office:value="0.0181314128540838">
            <text:p>0,0181314129</text:p>
          </table:table-cell>
          <table:table-cell table:number-columns-repeated="3"/>
        </table:table-row>
        <table:table-row table:style-name="ro1">
          <table:table-cell office:value-type="float" office:value="5.28">
            <text:p>5,28</text:p>
          </table:table-cell>
          <table:table-cell table:number-columns-repeated="4"/>
          <table:table-cell table:formula="of:=1/(([.A528]-[.$B$2])*([.A528]-[.$B$2])+[.$B$4])" office:value-type="float" office:value="0.0181164671439752">
            <text:p>0,0181164671</text:p>
          </table:table-cell>
          <table:table-cell table:number-columns-repeated="3"/>
        </table:table-row>
        <table:table-row table:style-name="ro1">
          <table:table-cell office:value-type="float" office:value="5.29">
            <text:p>5,29</text:p>
          </table:table-cell>
          <table:table-cell table:number-columns-repeated="4"/>
          <table:table-cell table:formula="of:=1/(([.A529]-[.$B$2])*([.A529]-[.$B$2])+[.$B$4])" office:value-type="float" office:value="0.0181014805200917">
            <text:p>0,0181014805</text:p>
          </table:table-cell>
          <table:table-cell table:number-columns-repeated="3"/>
        </table:table-row>
        <table:table-row table:style-name="ro1">
          <table:table-cell office:value-type="float" office:value="5.3">
            <text:p>5,3</text:p>
          </table:table-cell>
          <table:table-cell table:number-columns-repeated="4"/>
          <table:table-cell table:formula="of:=1/(([.A530]-[.$B$2])*([.A530]-[.$B$2])+[.$B$4])" office:value-type="float" office:value="0.0180864532465184">
            <text:p>0,0180864532</text:p>
          </table:table-cell>
          <table:table-cell table:number-columns-repeated="3"/>
        </table:table-row>
        <table:table-row table:style-name="ro1">
          <table:table-cell office:value-type="float" office:value="5.31">
            <text:p>5,31</text:p>
          </table:table-cell>
          <table:table-cell table:number-columns-repeated="4"/>
          <table:table-cell table:formula="of:=1/(([.A531]-[.$B$2])*([.A531]-[.$B$2])+[.$B$4])" office:value-type="float" office:value="0.0180713855873471">
            <text:p>0,0180713856</text:p>
          </table:table-cell>
          <table:table-cell table:number-columns-repeated="3"/>
        </table:table-row>
        <table:table-row table:style-name="ro1">
          <table:table-cell office:value-type="float" office:value="5.32">
            <text:p>5,32</text:p>
          </table:table-cell>
          <table:table-cell table:number-columns-repeated="4"/>
          <table:table-cell table:formula="of:=1/(([.A532]-[.$B$2])*([.A532]-[.$B$2])+[.$B$4])" office:value-type="float" office:value="0.0180562778066678">
            <text:p>0,0180562778</text:p>
          </table:table-cell>
          <table:table-cell table:number-columns-repeated="3"/>
        </table:table-row>
        <table:table-row table:style-name="ro1">
          <table:table-cell office:value-type="float" office:value="5.33">
            <text:p>5,33</text:p>
          </table:table-cell>
          <table:table-cell table:number-columns-repeated="4"/>
          <table:table-cell table:formula="of:=1/(([.A533]-[.$B$2])*([.A533]-[.$B$2])+[.$B$4])" office:value-type="float" office:value="0.0180411301685583">
            <text:p>0,0180411302</text:p>
          </table:table-cell>
          <table:table-cell table:number-columns-repeated="3"/>
        </table:table-row>
        <table:table-row table:style-name="ro1">
          <table:table-cell office:value-type="float" office:value="5.34">
            <text:p>5,34</text:p>
          </table:table-cell>
          <table:table-cell table:number-columns-repeated="4"/>
          <table:table-cell table:formula="of:=1/(([.A534]-[.$B$2])*([.A534]-[.$B$2])+[.$B$4])" office:value-type="float" office:value="0.018025942937075">
            <text:p>0,0180259429</text:p>
          </table:table-cell>
          <table:table-cell table:number-columns-repeated="3"/>
        </table:table-row>
        <table:table-row table:style-name="ro1">
          <table:table-cell office:value-type="float" office:value="5.35">
            <text:p>5,35</text:p>
          </table:table-cell>
          <table:table-cell table:number-columns-repeated="4"/>
          <table:table-cell table:formula="of:=1/(([.A535]-[.$B$2])*([.A535]-[.$B$2])+[.$B$4])" office:value-type="float" office:value="0.0180107163762439">
            <text:p>0,0180107164</text:p>
          </table:table-cell>
          <table:table-cell table:number-columns-repeated="3"/>
        </table:table-row>
        <table:table-row table:style-name="ro1">
          <table:table-cell office:value-type="float" office:value="5.36">
            <text:p>5,36</text:p>
          </table:table-cell>
          <table:table-cell table:number-columns-repeated="4"/>
          <table:table-cell table:formula="of:=1/(([.A536]-[.$B$2])*([.A536]-[.$B$2])+[.$B$4])" office:value-type="float" office:value="0.0179954507500504">
            <text:p>0,0179954508</text:p>
          </table:table-cell>
          <table:table-cell table:number-columns-repeated="3"/>
        </table:table-row>
        <table:table-row table:style-name="ro1">
          <table:table-cell office:value-type="float" office:value="5.37">
            <text:p>5,37</text:p>
          </table:table-cell>
          <table:table-cell table:number-columns-repeated="4"/>
          <table:table-cell table:formula="of:=1/(([.A537]-[.$B$2])*([.A537]-[.$B$2])+[.$B$4])" office:value-type="float" office:value="0.0179801463224308">
            <text:p>0,0179801463</text:p>
          </table:table-cell>
          <table:table-cell table:number-columns-repeated="3"/>
        </table:table-row>
        <table:table-row table:style-name="ro1">
          <table:table-cell office:value-type="float" office:value="5.38">
            <text:p>5,38</text:p>
          </table:table-cell>
          <table:table-cell table:number-columns-repeated="4"/>
          <table:table-cell table:formula="of:=1/(([.A538]-[.$B$2])*([.A538]-[.$B$2])+[.$B$4])" office:value-type="float" office:value="0.0179648033572625">
            <text:p>0,0179648034</text:p>
          </table:table-cell>
          <table:table-cell table:number-columns-repeated="3"/>
        </table:table-row>
        <table:table-row table:style-name="ro1">
          <table:table-cell office:value-type="float" office:value="5.39">
            <text:p>5,39</text:p>
          </table:table-cell>
          <table:table-cell table:number-columns-repeated="4"/>
          <table:table-cell table:formula="of:=1/(([.A539]-[.$B$2])*([.A539]-[.$B$2])+[.$B$4])" office:value-type="float" office:value="0.0179494221183549">
            <text:p>0,0179494221</text:p>
          </table:table-cell>
          <table:table-cell table:number-columns-repeated="3"/>
        </table:table-row>
        <table:table-row table:style-name="ro1">
          <table:table-cell office:value-type="float" office:value="5.4">
            <text:p>5,4</text:p>
          </table:table-cell>
          <table:table-cell table:number-columns-repeated="4"/>
          <table:table-cell table:formula="of:=1/(([.A540]-[.$B$2])*([.A540]-[.$B$2])+[.$B$4])" office:value-type="float" office:value="0.0179340028694405">
            <text:p>0,0179340029</text:p>
          </table:table-cell>
          <table:table-cell table:number-columns-repeated="3"/>
        </table:table-row>
        <table:table-row table:style-name="ro1">
          <table:table-cell office:value-type="float" office:value="5.41">
            <text:p>5,41</text:p>
          </table:table-cell>
          <table:table-cell table:number-columns-repeated="4"/>
          <table:table-cell table:formula="of:=1/(([.A541]-[.$B$2])*([.A541]-[.$B$2])+[.$B$4])" office:value-type="float" office:value="0.0179185458741652">
            <text:p>0,0179185459</text:p>
          </table:table-cell>
          <table:table-cell table:number-columns-repeated="3"/>
        </table:table-row>
        <table:table-row table:style-name="ro1">
          <table:table-cell office:value-type="float" office:value="5.42">
            <text:p>5,42</text:p>
          </table:table-cell>
          <table:table-cell table:number-columns-repeated="4"/>
          <table:table-cell table:formula="of:=1/(([.A542]-[.$B$2])*([.A542]-[.$B$2])+[.$B$4])" office:value-type="float" office:value="0.0179030513960799">
            <text:p>0,0179030514</text:p>
          </table:table-cell>
          <table:table-cell table:number-columns-repeated="3"/>
        </table:table-row>
        <table:table-row table:style-name="ro1">
          <table:table-cell office:value-type="float" office:value="5.43">
            <text:p>5,43</text:p>
          </table:table-cell>
          <table:table-cell table:number-columns-repeated="4"/>
          <table:table-cell table:formula="of:=1/(([.A543]-[.$B$2])*([.A543]-[.$B$2])+[.$B$4])" office:value-type="float" office:value="0.0178875196986311">
            <text:p>0,0178875197</text:p>
          </table:table-cell>
          <table:table-cell table:number-columns-repeated="3"/>
        </table:table-row>
        <table:table-row table:style-name="ro1">
          <table:table-cell office:value-type="float" office:value="5.44">
            <text:p>5,44</text:p>
          </table:table-cell>
          <table:table-cell table:number-columns-repeated="4"/>
          <table:table-cell table:formula="of:=1/(([.A544]-[.$B$2])*([.A544]-[.$B$2])+[.$B$4])" office:value-type="float" office:value="0.0178719510451517">
            <text:p>0,017871951</text:p>
          </table:table-cell>
          <table:table-cell table:number-columns-repeated="3"/>
        </table:table-row>
        <table:table-row table:style-name="ro1">
          <table:table-cell office:value-type="float" office:value="5.45">
            <text:p>5,45</text:p>
          </table:table-cell>
          <table:table-cell table:number-columns-repeated="4"/>
          <table:table-cell table:formula="of:=1/(([.A545]-[.$B$2])*([.A545]-[.$B$2])+[.$B$4])" office:value-type="float" office:value="0.0178563456988527">
            <text:p>0,0178563457</text:p>
          </table:table-cell>
          <table:table-cell table:number-columns-repeated="3"/>
        </table:table-row>
        <table:table-row table:style-name="ro1">
          <table:table-cell office:value-type="float" office:value="5.46">
            <text:p>5,46</text:p>
          </table:table-cell>
          <table:table-cell table:number-columns-repeated="4"/>
          <table:table-cell table:formula="of:=1/(([.A546]-[.$B$2])*([.A546]-[.$B$2])+[.$B$4])" office:value-type="float" office:value="0.017840703922814">
            <text:p>0,0178407039</text:p>
          </table:table-cell>
          <table:table-cell table:number-columns-repeated="3"/>
        </table:table-row>
        <table:table-row table:style-name="ro1">
          <table:table-cell office:value-type="float" office:value="5.47">
            <text:p>5,47</text:p>
          </table:table-cell>
          <table:table-cell table:number-columns-repeated="4"/>
          <table:table-cell table:formula="of:=1/(([.A547]-[.$B$2])*([.A547]-[.$B$2])+[.$B$4])" office:value-type="float" office:value="0.0178250259799754">
            <text:p>0,017825026</text:p>
          </table:table-cell>
          <table:table-cell table:number-columns-repeated="3"/>
        </table:table-row>
        <table:table-row table:style-name="ro1">
          <table:table-cell office:value-type="float" office:value="5.48">
            <text:p>5,48</text:p>
          </table:table-cell>
          <table:table-cell table:number-columns-repeated="4"/>
          <table:table-cell table:formula="of:=1/(([.A548]-[.$B$2])*([.A548]-[.$B$2])+[.$B$4])" office:value-type="float" office:value="0.0178093121331282">
            <text:p>0,0178093121</text:p>
          </table:table-cell>
          <table:table-cell table:number-columns-repeated="3"/>
        </table:table-row>
        <table:table-row table:style-name="ro1">
          <table:table-cell office:value-type="float" office:value="5.49">
            <text:p>5,49</text:p>
          </table:table-cell>
          <table:table-cell table:number-columns-repeated="4"/>
          <table:table-cell table:formula="of:=1/(([.A549]-[.$B$2])*([.A549]-[.$B$2])+[.$B$4])" office:value-type="float" office:value="0.0177935626449063">
            <text:p>0,0177935626</text:p>
          </table:table-cell>
          <table:table-cell table:number-columns-repeated="3"/>
        </table:table-row>
        <table:table-row table:style-name="ro1">
          <table:table-cell office:value-type="float" office:value="5.5">
            <text:p>5,5</text:p>
          </table:table-cell>
          <table:table-cell table:number-columns-repeated="4"/>
          <table:table-cell table:formula="of:=1/(([.A550]-[.$B$2])*([.A550]-[.$B$2])+[.$B$4])" office:value-type="float" office:value="0.0177777777777778">
            <text:p>0,0177777778</text:p>
          </table:table-cell>
          <table:table-cell table:number-columns-repeated="3"/>
        </table:table-row>
        <table:table-row table:style-name="ro1">
          <table:table-cell office:value-type="float" office:value="5.51">
            <text:p>5,51</text:p>
          </table:table-cell>
          <table:table-cell table:number-columns-repeated="4"/>
          <table:table-cell table:formula="of:=1/(([.A551]-[.$B$2])*([.A551]-[.$B$2])+[.$B$4])" office:value-type="float" office:value="0.0177619577940359">
            <text:p>0,0177619578</text:p>
          </table:table-cell>
          <table:table-cell table:number-columns-repeated="3"/>
        </table:table-row>
        <table:table-row table:style-name="ro1">
          <table:table-cell office:value-type="float" office:value="5.52">
            <text:p>5,52</text:p>
          </table:table-cell>
          <table:table-cell table:number-columns-repeated="4"/>
          <table:table-cell table:formula="of:=1/(([.A552]-[.$B$2])*([.A552]-[.$B$2])+[.$B$4])" office:value-type="float" office:value="0.0177461029557909">
            <text:p>0,017746103</text:p>
          </table:table-cell>
          <table:table-cell table:number-columns-repeated="3"/>
        </table:table-row>
        <table:table-row table:style-name="ro1">
          <table:table-cell office:value-type="float" office:value="5.53">
            <text:p>5,53</text:p>
          </table:table-cell>
          <table:table-cell table:number-columns-repeated="4"/>
          <table:table-cell table:formula="of:=1/(([.A553]-[.$B$2])*([.A553]-[.$B$2])+[.$B$4])" office:value-type="float" office:value="0.0177302135249615">
            <text:p>0,0177302135</text:p>
          </table:table-cell>
          <table:table-cell table:number-columns-repeated="3"/>
        </table:table-row>
        <table:table-row table:style-name="ro1">
          <table:table-cell office:value-type="float" office:value="5.54">
            <text:p>5,54</text:p>
          </table:table-cell>
          <table:table-cell table:number-columns-repeated="4"/>
          <table:table-cell table:formula="of:=1/(([.A554]-[.$B$2])*([.A554]-[.$B$2])+[.$B$4])" office:value-type="float" office:value="0.0177142897632662">
            <text:p>0,0177142898</text:p>
          </table:table-cell>
          <table:table-cell table:number-columns-repeated="3"/>
        </table:table-row>
        <table:table-row table:style-name="ro1">
          <table:table-cell office:value-type="float" office:value="5.55">
            <text:p>5,55</text:p>
          </table:table-cell>
          <table:table-cell table:number-columns-repeated="4"/>
          <table:table-cell table:formula="of:=1/(([.A555]-[.$B$2])*([.A555]-[.$B$2])+[.$B$4])" office:value-type="float" office:value="0.0176983319322154">
            <text:p>0,0176983319</text:p>
          </table:table-cell>
          <table:table-cell table:number-columns-repeated="3"/>
        </table:table-row>
        <table:table-row table:style-name="ro1">
          <table:table-cell office:value-type="float" office:value="5.56">
            <text:p>5,56</text:p>
          </table:table-cell>
          <table:table-cell table:number-columns-repeated="4"/>
          <table:table-cell table:formula="of:=1/(([.A556]-[.$B$2])*([.A556]-[.$B$2])+[.$B$4])" office:value-type="float" office:value="0.0176823402931025">
            <text:p>0,0176823403</text:p>
          </table:table-cell>
          <table:table-cell table:number-columns-repeated="3"/>
        </table:table-row>
        <table:table-row table:style-name="ro1">
          <table:table-cell office:value-type="float" office:value="5.57">
            <text:p>5,57</text:p>
          </table:table-cell>
          <table:table-cell table:number-columns-repeated="4"/>
          <table:table-cell table:formula="of:=1/(([.A557]-[.$B$2])*([.A557]-[.$B$2])+[.$B$4])" office:value-type="float" office:value="0.017666315106996">
            <text:p>0,0176663151</text:p>
          </table:table-cell>
          <table:table-cell table:number-columns-repeated="3"/>
        </table:table-row>
        <table:table-row table:style-name="ro1">
          <table:table-cell office:value-type="float" office:value="5.58">
            <text:p>5,58</text:p>
          </table:table-cell>
          <table:table-cell table:number-columns-repeated="4"/>
          <table:table-cell table:formula="of:=1/(([.A558]-[.$B$2])*([.A558]-[.$B$2])+[.$B$4])" office:value-type="float" office:value="0.0176502566347315">
            <text:p>0,0176502566</text:p>
          </table:table-cell>
          <table:table-cell table:number-columns-repeated="3"/>
        </table:table-row>
        <table:table-row table:style-name="ro1">
          <table:table-cell office:value-type="float" office:value="5.59">
            <text:p>5,59</text:p>
          </table:table-cell>
          <table:table-cell table:number-columns-repeated="4"/>
          <table:table-cell table:formula="of:=1/(([.A559]-[.$B$2])*([.A559]-[.$B$2])+[.$B$4])" office:value-type="float" office:value="0.0176341651369028">
            <text:p>0,0176341651</text:p>
          </table:table-cell>
          <table:table-cell table:number-columns-repeated="3"/>
        </table:table-row>
        <table:table-row table:style-name="ro1">
          <table:table-cell office:value-type="float" office:value="5.6">
            <text:p>5,6</text:p>
          </table:table-cell>
          <table:table-cell table:number-columns-repeated="4"/>
          <table:table-cell table:formula="of:=1/(([.A560]-[.$B$2])*([.A560]-[.$B$2])+[.$B$4])" office:value-type="float" office:value="0.0176180408738548">
            <text:p>0,0176180409</text:p>
          </table:table-cell>
          <table:table-cell table:number-columns-repeated="3"/>
        </table:table-row>
        <table:table-row table:style-name="ro1">
          <table:table-cell office:value-type="float" office:value="5.61">
            <text:p>5,61</text:p>
          </table:table-cell>
          <table:table-cell table:number-columns-repeated="4"/>
          <table:table-cell table:formula="of:=1/(([.A561]-[.$B$2])*([.A561]-[.$B$2])+[.$B$4])" office:value-type="float" office:value="0.0176018841056747">
            <text:p>0,0176018841</text:p>
          </table:table-cell>
          <table:table-cell table:number-columns-repeated="3"/>
        </table:table-row>
        <table:table-row table:style-name="ro1">
          <table:table-cell office:value-type="float" office:value="5.62">
            <text:p>5,62</text:p>
          </table:table-cell>
          <table:table-cell table:number-columns-repeated="4"/>
          <table:table-cell table:formula="of:=1/(([.A562]-[.$B$2])*([.A562]-[.$B$2])+[.$B$4])" office:value-type="float" office:value="0.0175856950921842">
            <text:p>0,0175856951</text:p>
          </table:table-cell>
          <table:table-cell table:number-columns-repeated="3"/>
        </table:table-row>
        <table:table-row table:style-name="ro1">
          <table:table-cell office:value-type="float" office:value="5.63">
            <text:p>5,63</text:p>
          </table:table-cell>
          <table:table-cell table:number-columns-repeated="4"/>
          <table:table-cell table:formula="of:=1/(([.A563]-[.$B$2])*([.A563]-[.$B$2])+[.$B$4])" office:value-type="float" office:value="0.017569474092932">
            <text:p>0,0175694741</text:p>
          </table:table-cell>
          <table:table-cell table:number-columns-repeated="3"/>
        </table:table-row>
        <table:table-row table:style-name="ro1">
          <table:table-cell office:value-type="float" office:value="5.64">
            <text:p>5,64</text:p>
          </table:table-cell>
          <table:table-cell table:number-columns-repeated="4"/>
          <table:table-cell table:formula="of:=1/(([.A564]-[.$B$2])*([.A564]-[.$B$2])+[.$B$4])" office:value-type="float" office:value="0.0175532213671853">
            <text:p>0,0175532214</text:p>
          </table:table-cell>
          <table:table-cell table:number-columns-repeated="3"/>
        </table:table-row>
        <table:table-row table:style-name="ro1">
          <table:table-cell office:value-type="float" office:value="5.65">
            <text:p>5,65</text:p>
          </table:table-cell>
          <table:table-cell table:number-columns-repeated="4"/>
          <table:table-cell table:formula="of:=1/(([.A565]-[.$B$2])*([.A565]-[.$B$2])+[.$B$4])" office:value-type="float" office:value="0.0175369371739226">
            <text:p>0,0175369372</text:p>
          </table:table-cell>
          <table:table-cell table:number-columns-repeated="3"/>
        </table:table-row>
        <table:table-row table:style-name="ro1">
          <table:table-cell office:value-type="float" office:value="5.66">
            <text:p>5,66</text:p>
          </table:table-cell>
          <table:table-cell table:number-columns-repeated="4"/>
          <table:table-cell table:formula="of:=1/(([.A566]-[.$B$2])*([.A566]-[.$B$2])+[.$B$4])" office:value-type="float" office:value="0.0175206217718254">
            <text:p>0,0175206218</text:p>
          </table:table-cell>
          <table:table-cell table:number-columns-repeated="3"/>
        </table:table-row>
        <table:table-row table:style-name="ro1">
          <table:table-cell office:value-type="float" office:value="5.67">
            <text:p>5,67</text:p>
          </table:table-cell>
          <table:table-cell table:number-columns-repeated="4"/>
          <table:table-cell table:formula="of:=1/(([.A567]-[.$B$2])*([.A567]-[.$B$2])+[.$B$4])" office:value-type="float" office:value="0.0175042754192712">
            <text:p>0,0175042754</text:p>
          </table:table-cell>
          <table:table-cell table:number-columns-repeated="3"/>
        </table:table-row>
        <table:table-row table:style-name="ro1">
          <table:table-cell office:value-type="float" office:value="5.68">
            <text:p>5,68</text:p>
          </table:table-cell>
          <table:table-cell table:number-columns-repeated="4"/>
          <table:table-cell table:formula="of:=1/(([.A568]-[.$B$2])*([.A568]-[.$B$2])+[.$B$4])" office:value-type="float" office:value="0.017487898374325">
            <text:p>0,0174878984</text:p>
          </table:table-cell>
          <table:table-cell table:number-columns-repeated="3"/>
        </table:table-row>
        <table:table-row table:style-name="ro1">
          <table:table-cell office:value-type="float" office:value="5.69">
            <text:p>5,69</text:p>
          </table:table-cell>
          <table:table-cell table:number-columns-repeated="4"/>
          <table:table-cell table:formula="of:=1/(([.A569]-[.$B$2])*([.A569]-[.$B$2])+[.$B$4])" office:value-type="float" office:value="0.0174714908947325">
            <text:p>0,0174714909</text:p>
          </table:table-cell>
          <table:table-cell table:number-columns-repeated="3"/>
        </table:table-row>
        <table:table-row table:style-name="ro1">
          <table:table-cell office:value-type="float" office:value="5.7">
            <text:p>5,7</text:p>
          </table:table-cell>
          <table:table-cell table:number-columns-repeated="4"/>
          <table:table-cell table:formula="of:=1/(([.A570]-[.$B$2])*([.A570]-[.$B$2])+[.$B$4])" office:value-type="float" office:value="0.0174550532379124">
            <text:p>0,0174550532</text:p>
          </table:table-cell>
          <table:table-cell table:number-columns-repeated="3"/>
        </table:table-row>
        <table:table-row table:style-name="ro1">
          <table:table-cell office:value-type="float" office:value="5.71">
            <text:p>5,71</text:p>
          </table:table-cell>
          <table:table-cell table:number-columns-repeated="4"/>
          <table:table-cell table:formula="of:=1/(([.A571]-[.$B$2])*([.A571]-[.$B$2])+[.$B$4])" office:value-type="float" office:value="0.0174385856609486">
            <text:p>0,0174385857</text:p>
          </table:table-cell>
          <table:table-cell table:number-columns-repeated="3"/>
        </table:table-row>
        <table:table-row table:style-name="ro1">
          <table:table-cell office:value-type="float" office:value="5.72">
            <text:p>5,72</text:p>
          </table:table-cell>
          <table:table-cell table:number-columns-repeated="4"/>
          <table:table-cell table:formula="of:=1/(([.A572]-[.$B$2])*([.A572]-[.$B$2])+[.$B$4])" office:value-type="float" office:value="0.0174220884205832">
            <text:p>0,0174220884</text:p>
          </table:table-cell>
          <table:table-cell table:number-columns-repeated="3"/>
        </table:table-row>
        <table:table-row table:style-name="ro1">
          <table:table-cell office:value-type="float" office:value="5.73">
            <text:p>5,73</text:p>
          </table:table-cell>
          <table:table-cell table:number-columns-repeated="4"/>
          <table:table-cell table:formula="of:=1/(([.A573]-[.$B$2])*([.A573]-[.$B$2])+[.$B$4])" office:value-type="float" office:value="0.017405561773209">
            <text:p>0,0174055618</text:p>
          </table:table-cell>
          <table:table-cell table:number-columns-repeated="3"/>
        </table:table-row>
        <table:table-row table:style-name="ro1">
          <table:table-cell office:value-type="float" office:value="5.74">
            <text:p>5,74</text:p>
          </table:table-cell>
          <table:table-cell table:number-columns-repeated="4"/>
          <table:table-cell table:formula="of:=1/(([.A574]-[.$B$2])*([.A574]-[.$B$2])+[.$B$4])" office:value-type="float" office:value="0.0173890059748625">
            <text:p>0,017389006</text:p>
          </table:table-cell>
          <table:table-cell table:number-columns-repeated="3"/>
        </table:table-row>
        <table:table-row table:style-name="ro1">
          <table:table-cell office:value-type="float" office:value="5.75">
            <text:p>5,75</text:p>
          </table:table-cell>
          <table:table-cell table:number-columns-repeated="4"/>
          <table:table-cell table:formula="of:=1/(([.A575]-[.$B$2])*([.A575]-[.$B$2])+[.$B$4])" office:value-type="float" office:value="0.0173724212812161">
            <text:p>0,0173724213</text:p>
          </table:table-cell>
          <table:table-cell table:number-columns-repeated="3"/>
        </table:table-row>
        <table:table-row table:style-name="ro1">
          <table:table-cell office:value-type="float" office:value="5.76">
            <text:p>5,76</text:p>
          </table:table-cell>
          <table:table-cell table:number-columns-repeated="4"/>
          <table:table-cell table:formula="of:=1/(([.A576]-[.$B$2])*([.A576]-[.$B$2])+[.$B$4])" office:value-type="float" office:value="0.0173558079475716">
            <text:p>0,0173558079</text:p>
          </table:table-cell>
          <table:table-cell table:number-columns-repeated="3"/>
        </table:table-row>
        <table:table-row table:style-name="ro1">
          <table:table-cell office:value-type="float" office:value="5.77">
            <text:p>5,77</text:p>
          </table:table-cell>
          <table:table-cell table:number-columns-repeated="4"/>
          <table:table-cell table:formula="of:=1/(([.A577]-[.$B$2])*([.A577]-[.$B$2])+[.$B$4])" office:value-type="float" office:value="0.0173391662288527">
            <text:p>0,0173391662</text:p>
          </table:table-cell>
          <table:table-cell table:number-columns-repeated="3"/>
        </table:table-row>
        <table:table-row table:style-name="ro1">
          <table:table-cell office:value-type="float" office:value="5.78">
            <text:p>5,78</text:p>
          </table:table-cell>
          <table:table-cell table:number-columns-repeated="4"/>
          <table:table-cell table:formula="of:=1/(([.A578]-[.$B$2])*([.A578]-[.$B$2])+[.$B$4])" office:value-type="float" office:value="0.0173224963795983">
            <text:p>0,0173224964</text:p>
          </table:table-cell>
          <table:table-cell table:number-columns-repeated="3"/>
        </table:table-row>
        <table:table-row table:style-name="ro1">
          <table:table-cell office:value-type="float" office:value="5.79">
            <text:p>5,79</text:p>
          </table:table-cell>
          <table:table-cell table:number-columns-repeated="4"/>
          <table:table-cell table:formula="of:=1/(([.A579]-[.$B$2])*([.A579]-[.$B$2])+[.$B$4])" office:value-type="float" office:value="0.017305798653955">
            <text:p>0,0173057987</text:p>
          </table:table-cell>
          <table:table-cell table:number-columns-repeated="3"/>
        </table:table-row>
        <table:table-row table:style-name="ro1">
          <table:table-cell office:value-type="float" office:value="5.8">
            <text:p>5,8</text:p>
          </table:table-cell>
          <table:table-cell table:number-columns-repeated="4"/>
          <table:table-cell table:formula="of:=1/(([.A580]-[.$B$2])*([.A580]-[.$B$2])+[.$B$4])" office:value-type="float" office:value="0.0172890733056708">
            <text:p>0,0172890733</text:p>
          </table:table-cell>
          <table:table-cell table:number-columns-repeated="3"/>
        </table:table-row>
        <table:table-row table:style-name="ro1">
          <table:table-cell office:value-type="float" office:value="5.81">
            <text:p>5,81</text:p>
          </table:table-cell>
          <table:table-cell table:number-columns-repeated="4"/>
          <table:table-cell table:formula="of:=1/(([.A581]-[.$B$2])*([.A581]-[.$B$2])+[.$B$4])" office:value-type="float" office:value="0.017272320588088">
            <text:p>0,0172723206</text:p>
          </table:table-cell>
          <table:table-cell table:number-columns-repeated="3"/>
        </table:table-row>
        <table:table-row table:style-name="ro1">
          <table:table-cell office:value-type="float" office:value="5.82">
            <text:p>5,82</text:p>
          </table:table-cell>
          <table:table-cell table:number-columns-repeated="4"/>
          <table:table-cell table:formula="of:=1/(([.A582]-[.$B$2])*([.A582]-[.$B$2])+[.$B$4])" office:value-type="float" office:value="0.0172555407541362">
            <text:p>0,0172555408</text:p>
          </table:table-cell>
          <table:table-cell table:number-columns-repeated="3"/>
        </table:table-row>
        <table:table-row table:style-name="ro1">
          <table:table-cell office:value-type="float" office:value="5.83">
            <text:p>5,83</text:p>
          </table:table-cell>
          <table:table-cell table:number-columns-repeated="4"/>
          <table:table-cell table:formula="of:=1/(([.A583]-[.$B$2])*([.A583]-[.$B$2])+[.$B$4])" office:value-type="float" office:value="0.0172387340563258">
            <text:p>0,0172387341</text:p>
          </table:table-cell>
          <table:table-cell table:number-columns-repeated="3"/>
        </table:table-row>
        <table:table-row table:style-name="ro1">
          <table:table-cell office:value-type="float" office:value="5.84">
            <text:p>5,84</text:p>
          </table:table-cell>
          <table:table-cell table:number-columns-repeated="4"/>
          <table:table-cell table:formula="of:=1/(([.A584]-[.$B$2])*([.A584]-[.$B$2])+[.$B$4])" office:value-type="float" office:value="0.0172219007467416">
            <text:p>0,0172219007</text:p>
          </table:table-cell>
          <table:table-cell table:number-columns-repeated="3"/>
        </table:table-row>
        <table:table-row table:style-name="ro1">
          <table:table-cell office:value-type="float" office:value="5.85">
            <text:p>5,85</text:p>
          </table:table-cell>
          <table:table-cell table:number-columns-repeated="4"/>
          <table:table-cell table:formula="of:=1/(([.A585]-[.$B$2])*([.A585]-[.$B$2])+[.$B$4])" office:value-type="float" office:value="0.0172050410770356">
            <text:p>0,0172050411</text:p>
          </table:table-cell>
          <table:table-cell table:number-columns-repeated="3"/>
        </table:table-row>
        <table:table-row table:style-name="ro1">
          <table:table-cell office:value-type="float" office:value="5.86">
            <text:p>5,86</text:p>
          </table:table-cell>
          <table:table-cell table:number-columns-repeated="4"/>
          <table:table-cell table:formula="of:=1/(([.A586]-[.$B$2])*([.A586]-[.$B$2])+[.$B$4])" office:value-type="float" office:value="0.0171881552984208">
            <text:p>0,0171881553</text:p>
          </table:table-cell>
          <table:table-cell table:number-columns-repeated="3"/>
        </table:table-row>
        <table:table-row table:style-name="ro1">
          <table:table-cell office:value-type="float" office:value="5.87">
            <text:p>5,87</text:p>
          </table:table-cell>
          <table:table-cell table:number-columns-repeated="4"/>
          <table:table-cell table:formula="of:=1/(([.A587]-[.$B$2])*([.A587]-[.$B$2])+[.$B$4])" office:value-type="float" office:value="0.0171712436616647">
            <text:p>0,0171712437</text:p>
          </table:table-cell>
          <table:table-cell table:number-columns-repeated="3"/>
        </table:table-row>
        <table:table-row table:style-name="ro1">
          <table:table-cell office:value-type="float" office:value="5.88">
            <text:p>5,88</text:p>
          </table:table-cell>
          <table:table-cell table:number-columns-repeated="4"/>
          <table:table-cell table:formula="of:=1/(([.A588]-[.$B$2])*([.A588]-[.$B$2])+[.$B$4])" office:value-type="float" office:value="0.0171543064170829">
            <text:p>0,0171543064</text:p>
          </table:table-cell>
          <table:table-cell table:number-columns-repeated="3"/>
        </table:table-row>
        <table:table-row table:style-name="ro1">
          <table:table-cell office:value-type="float" office:value="5.89">
            <text:p>5,89</text:p>
          </table:table-cell>
          <table:table-cell table:number-columns-repeated="4"/>
          <table:table-cell table:formula="of:=1/(([.A589]-[.$B$2])*([.A589]-[.$B$2])+[.$B$4])" office:value-type="float" office:value="0.0171373438145328">
            <text:p>0,0171373438</text:p>
          </table:table-cell>
          <table:table-cell table:number-columns-repeated="3"/>
        </table:table-row>
        <table:table-row table:style-name="ro1">
          <table:table-cell office:value-type="float" office:value="5.9">
            <text:p>5,9</text:p>
          </table:table-cell>
          <table:table-cell table:number-columns-repeated="4"/>
          <table:table-cell table:formula="of:=1/(([.A590]-[.$B$2])*([.A590]-[.$B$2])+[.$B$4])" office:value-type="float" office:value="0.017120356103407">
            <text:p>0,0171203561</text:p>
          </table:table-cell>
          <table:table-cell table:number-columns-repeated="3"/>
        </table:table-row>
        <table:table-row table:style-name="ro1">
          <table:table-cell office:value-type="float" office:value="5.91">
            <text:p>5,91</text:p>
          </table:table-cell>
          <table:table-cell table:number-columns-repeated="4"/>
          <table:table-cell table:formula="of:=1/(([.A591]-[.$B$2])*([.A591]-[.$B$2])+[.$B$4])" office:value-type="float" office:value="0.0171033435326272">
            <text:p>0,0171033435</text:p>
          </table:table-cell>
          <table:table-cell table:number-columns-repeated="3"/>
        </table:table-row>
        <table:table-row table:style-name="ro1">
          <table:table-cell office:value-type="float" office:value="5.92">
            <text:p>5,92</text:p>
          </table:table-cell>
          <table:table-cell table:number-columns-repeated="4"/>
          <table:table-cell table:formula="of:=1/(([.A592]-[.$B$2])*([.A592]-[.$B$2])+[.$B$4])" office:value-type="float" office:value="0.0170863063506383">
            <text:p>0,0170863064</text:p>
          </table:table-cell>
          <table:table-cell table:number-columns-repeated="3"/>
        </table:table-row>
        <table:table-row table:style-name="ro1">
          <table:table-cell office:value-type="float" office:value="5.93">
            <text:p>5,93</text:p>
          </table:table-cell>
          <table:table-cell table:number-columns-repeated="4"/>
          <table:table-cell table:formula="of:=1/(([.A593]-[.$B$2])*([.A593]-[.$B$2])+[.$B$4])" office:value-type="float" office:value="0.0170692448054021">
            <text:p>0,0170692448</text:p>
          </table:table-cell>
          <table:table-cell table:number-columns-repeated="3"/>
        </table:table-row>
        <table:table-row table:style-name="ro1">
          <table:table-cell office:value-type="float" office:value="5.94">
            <text:p>5,94</text:p>
          </table:table-cell>
          <table:table-cell table:number-columns-repeated="4"/>
          <table:table-cell table:formula="of:=1/(([.A594]-[.$B$2])*([.A594]-[.$B$2])+[.$B$4])" office:value-type="float" office:value="0.0170521591443909">
            <text:p>0,0170521591</text:p>
          </table:table-cell>
          <table:table-cell table:number-columns-repeated="3"/>
        </table:table-row>
        <table:table-row table:style-name="ro1">
          <table:table-cell office:value-type="float" office:value="5.95">
            <text:p>5,95</text:p>
          </table:table-cell>
          <table:table-cell table:number-columns-repeated="4"/>
          <table:table-cell table:formula="of:=1/(([.A595]-[.$B$2])*([.A595]-[.$B$2])+[.$B$4])" office:value-type="float" office:value="0.017035049614582">
            <text:p>0,0170350496</text:p>
          </table:table-cell>
          <table:table-cell table:number-columns-repeated="3"/>
        </table:table-row>
        <table:table-row table:style-name="ro1">
          <table:table-cell office:value-type="float" office:value="5.96">
            <text:p>5,96</text:p>
          </table:table-cell>
          <table:table-cell table:number-columns-repeated="4"/>
          <table:table-cell table:formula="of:=1/(([.A596]-[.$B$2])*([.A596]-[.$B$2])+[.$B$4])" office:value-type="float" office:value="0.0170179164624517">
            <text:p>0,0170179165</text:p>
          </table:table-cell>
          <table:table-cell table:number-columns-repeated="3"/>
        </table:table-row>
        <table:table-row table:style-name="ro1">
          <table:table-cell office:value-type="float" office:value="5.97">
            <text:p>5,97</text:p>
          </table:table-cell>
          <table:table-cell table:number-columns-repeated="4"/>
          <table:table-cell table:formula="of:=1/(([.A597]-[.$B$2])*([.A597]-[.$B$2])+[.$B$4])" office:value-type="float" office:value="0.017000759933969">
            <text:p>0,0170007599</text:p>
          </table:table-cell>
          <table:table-cell table:number-columns-repeated="3"/>
        </table:table-row>
        <table:table-row table:style-name="ro1">
          <table:table-cell office:value-type="float" office:value="5.98">
            <text:p>5,98</text:p>
          </table:table-cell>
          <table:table-cell table:number-columns-repeated="4"/>
          <table:table-cell table:formula="of:=1/(([.A598]-[.$B$2])*([.A598]-[.$B$2])+[.$B$4])" office:value-type="float" office:value="0.0169835802745905">
            <text:p>0,0169835803</text:p>
          </table:table-cell>
          <table:table-cell table:number-columns-repeated="3"/>
        </table:table-row>
        <table:table-row table:style-name="ro1">
          <table:table-cell office:value-type="float" office:value="5.99">
            <text:p>5,99</text:p>
          </table:table-cell>
          <table:table-cell table:number-columns-repeated="4"/>
          <table:table-cell table:formula="of:=1/(([.A599]-[.$B$2])*([.A599]-[.$B$2])+[.$B$4])" office:value-type="float" office:value="0.0169663777292539">
            <text:p>0,016966377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table:formula="of:=1/(([.A600]-[.$B$2])*([.A600]-[.$B$2])+[.$B$4])" office:value-type="float" office:value="0.0169491525423729">
            <text:p>0,0169491525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14.07.2015</text:date>, <text:time>11:50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1:10:01.36</meta:creation-date>
    <dc:date>2015-07-14T11:50:11.95</dc:date>
    <meta:editing-duration>PT9M50S</meta:editing-duration>
    <meta:editing-cycles>1</meta:editing-cycles>
    <meta:document-statistic meta:table-count="3" meta:cell-count="1203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legend chart:legend-position="end" svg:x="13.335cm" svg:y="4.191cm" style:legend-expansion="high" chart:style-name="ch2"/>
        <chart:plot-area chart:style-name="ch3" table:cell-range-address="Tabelle1.F1:Tabelle1.F600" svg:x="0.769cm" svg:y="0.855cm" svg:width="11.928cm" svg:height="7.552cm">
          <chartooo:coordinate-region svg:x="1.867cm" svg:y="1.067cm" svg:width="10.656cm" svg:height="6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:Tabelle1.F600" chart:class="chart:line">
            <chart:data-point chart:repeated="6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9663777292539">
                <text:p>0.0169663777292539</text:p>
                <draw:g>
                  <svg:desc>Tabelle1.F1:Tabelle1.F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9835802745905">
                <text:p>0.01698358027459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7000759933969">
                <text:p>0.017000759933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0179164624517">
                <text:p>0.0170179164624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035049614582">
                <text:p>0.017035049614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0521591443909">
                <text:p>0.0170521591443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70692448054021">
                <text:p>0.0170692448054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0863063506383">
                <text:p>0.0170863063506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1033435326272">
                <text:p>0.01710334353262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7120356103407">
                <text:p>0.0171203561034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71373438145328">
                <text:p>0.01713734381453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1543064170829">
                <text:p>0.0171543064170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71712436616647">
                <text:p>0.0171712436616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71881552984208">
                <text:p>0.0171881552984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72050410770356">
                <text:p>0.0172050410770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72219007467416">
                <text:p>0.0172219007467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72387340563258">
                <text:p>0.01723873405632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2555407541362">
                <text:p>0.01725554075413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7272320588088">
                <text:p>0.0172723205880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72890733056708">
                <text:p>0.01728907330567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7305798653955">
                <text:p>0.0173057986539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73224963795983">
                <text:p>0.0173224963795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73391662288527">
                <text:p>0.0173391662288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73558079475716">
                <text:p>0.0173558079475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73724212812161">
                <text:p>0.0173724212812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73890059748625">
                <text:p>0.0173890059748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7405561773209">
                <text:p>0.0174055617732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74220884205832">
                <text:p>0.01742208842058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74385856609486">
                <text:p>0.0174385856609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74550532379124">
                <text:p>0.0174550532379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74714908947325">
                <text:p>0.0174714908947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7487898374325">
                <text:p>0.017487898374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75042754192712">
                <text:p>0.0175042754192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75206217718254">
                <text:p>0.01752062177182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75369371739226">
                <text:p>0.0175369371739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75532213671853">
                <text:p>0.0175532213671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7569474092932">
                <text:p>0.017569474092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75856950921842">
                <text:p>0.01758569509218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76018841056747">
                <text:p>0.01760188410567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6180408738548">
                <text:p>0.01761804087385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76341651369028">
                <text:p>0.0176341651369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76502566347315">
                <text:p>0.01765025663473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7666315106996">
                <text:p>0.0176663151069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76823402931025">
                <text:p>0.01768234029310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6983319322154">
                <text:p>0.01769833193221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7142897632662">
                <text:p>0.0177142897632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77302135249615">
                <text:p>0.01773021352496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77461029557909">
                <text:p>0.01774610295579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77619577940359">
                <text:p>0.0177619577940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77777777777778">
                <text:p>0.0177777777777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77935626449063">
                <text:p>0.01779356264490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78093121331282">
                <text:p>0.01780931213312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8250259799754">
                <text:p>0.01782502597997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7840703922814">
                <text:p>0.017840703922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78563456988527">
                <text:p>0.01785634569885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78719510451517">
                <text:p>0.01787195104515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78875196986311">
                <text:p>0.01788751969863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79030513960799">
                <text:p>0.0179030513960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79185458741652">
                <text:p>0.0179185458741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9340028694405">
                <text:p>0.01793400286944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79494221183549">
                <text:p>0.01794942211835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79648033572625">
                <text:p>0.0179648033572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179801463224308">
                <text:p>0.01798014632243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179954507500504">
                <text:p>0.01799545075005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0107163762439">
                <text:p>0.0180107163762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8025942937075">
                <text:p>0.0180259429370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80411301685583">
                <text:p>0.01804113016855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80562778066678">
                <text:p>0.01805627780666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80713855873471">
                <text:p>0.01807138558734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80864532465184">
                <text:p>0.01808645324651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81014805200917">
                <text:p>0.0181014805200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181164671439752">
                <text:p>0.01811646714397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181314128540838">
                <text:p>0.01813141285408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1463173863496">
                <text:p>0.0181463173863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8161180476731">
                <text:p>0.018161180476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81760018612226">
                <text:p>0.01817600186122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8190781275865">
                <text:p>0.0181907812758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82055184567546">
                <text:p>0.0182055184567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82202131400533">
                <text:p>0.0182202131400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82348650619985">
                <text:p>0.01823486506199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82494739589131">
                <text:p>0.0182494739589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82640395672153">
                <text:p>0.01826403956721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82785616234287">
                <text:p>0.01827856162342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82930398641925">
                <text:p>0.01829303986419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83074740262712">
                <text:p>0.01830747402627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83218638465654">
                <text:p>0.0183218638465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83362090621212">
                <text:p>0.01833620906212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83505094101412">
                <text:p>0.01835050941014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83647646279941">
                <text:p>0.01836476462799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83789744532255">
                <text:p>0.0183789744532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83931386235679">
                <text:p>0.01839313862356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84072568769512">
                <text:p>0.01840725687695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84213289515132">
                <text:p>0.0184213289515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84353545856101">
                <text:p>0.01843535458561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84493335178267">
                <text:p>0.0184493335178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84632654869871">
                <text:p>0.01846326548698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84771502321654">
                <text:p>0.01847715023216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84909874926961">
                <text:p>0.01849098749269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85047770081847">
                <text:p>0.01850477700818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85322117638774">
                <text:p>0.01853221176387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85458564847442">
                <text:p>0.01854585648474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185594524219157">
                <text:p>0.01855945242191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185729993165136">
                <text:p>0.01857299931651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185864969099949">
                <text:p>0.01858649690999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18599944944163">
                <text:p>0.0185999449441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186133431611785">
                <text:p>0.0186133431611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186266913035704">
                <text:p>0.01862669130357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186399891142464">
                <text:p>0.01863998911424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186532363365044">
                <text:p>0.01865323633650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186664327140433">
                <text:p>0.01866643271404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18679577990974">
                <text:p>0.0186795779909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186926719118304">
                <text:p>0.01869267191183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187057142215804">
                <text:p>0.01870571422158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187187046656371">
                <text:p>0.01871870466563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187316429898699">
                <text:p>0.01873164298986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187445289406155">
                <text:p>0.01874452894061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187573622646889">
                <text:p>0.01875736226468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18770142709395">
                <text:p>0.0187701427093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187828700225394">
                <text:p>0.01878287002253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187955439524398">
                <text:p>0.01879554395243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188081642479367">
                <text:p>0.01880816424793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188207306584056">
                <text:p>0.01882073065840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188332429337673">
                <text:p>0.01883324293376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188457008244994">
                <text:p>0.01884570082449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18858104081648">
                <text:p>0.0188581040816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188704524568386">
                <text:p>0.01887045245683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188827457022871">
                <text:p>0.01888274570228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188949835708118">
                <text:p>0.01889498357081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189071658158442">
                <text:p>0.01890716581584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189192921914405">
                <text:p>0.01891929219144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18931362452293">
                <text:p>0.018931362452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18943376353741">
                <text:p>0.0189433763537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189553336517829">
                <text:p>0.01895533365178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189672341030869">
                <text:p>0.01896723410308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189790774650026">
                <text:p>0.01897907746500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189908634955723">
                <text:p>0.01899086349557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190025919535425">
                <text:p>0.01900259195354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19014262598375">
                <text:p>0.019014262598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190258751902588">
                <text:p>0.01902587519025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190374294901205">
                <text:p>0.0190374294901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190489252596369">
                <text:p>0.0190489252596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190603622612451">
                <text:p>0.01906036226124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190717402581551">
                <text:p>0.01907174025815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1908305901436">
                <text:p>0.019083059014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190943182946482">
                <text:p>0.01909431829464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191055178646145">
                <text:p>0.01910551786461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191166574906711">
                <text:p>0.01911665749067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191277369400594">
                <text:p>0.01912773694005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191387559808612">
                <text:p>0.01913875598086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1914971438201">
                <text:p>0.019149714382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191606119133021">
                <text:p>0.01916061191330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191714483454082">
                <text:p>0.01917144834540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91822234498845">
                <text:p>0.01918222344988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91929369991843">
                <text:p>0.01919293699918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92035887666687">
                <text:p>0.019203588766668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92141785266184">
                <text:p>0.01921417852661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92247060542444">
                <text:p>0.01922470605424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92351711256999">
                <text:p>0.019235171125699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2455735180908">
                <text:p>0.01924557351809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92559130094874">
                <text:p>0.01925591300948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92661893789351">
                <text:p>0.01926618937893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92764024064661">
                <text:p>0.01927640240646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92865518731099">
                <text:p>0.01928655187310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296637560905">
                <text:p>0.0192966375609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93066592529095">
                <text:p>0.019306659252909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93166167332124">
                <text:p>0.0193166167332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93265097869446">
                <text:p>0.01932650978694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93363382002897">
                <text:p>0.01933633820028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93461017604953">
                <text:p>0.01934610176049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93558002558837">
                <text:p>0.01935580025588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93654334758629">
                <text:p>0.01936543347586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93750012109376">
                <text:p>0.019375001210937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93845032527196">
                <text:p>0.01938450325271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93939393939394">
                <text:p>0.019393939393939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194033094284561">
                <text:p>0.01940330942845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194126131512689">
                <text:p>0.01941261315126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194218503585274">
                <text:p>0.01942185035852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194310208475423">
                <text:p>0.01943102084754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194401244167963">
                <text:p>0.01944012441679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194491608659544">
                <text:p>0.01944916086595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194581299958749">
                <text:p>0.0194581299958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194670316086192">
                <text:p>0.019467031608619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94758655074632">
                <text:p>0.01947586550746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94846314969068">
                <text:p>0.01948463149690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94933293826852">
                <text:p>0.01949332938268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95019589717787">
                <text:p>0.01950195897177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95105200724231">
                <text:p>0.01951052007242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95190124941199">
                <text:p>0.019519012494119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95274360476469">
                <text:p>0.01952743604764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95357905450681">
                <text:p>0.01953579054506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95440757997436">
                <text:p>0.01954407579974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95522916263401">
                <text:p>0.01955229162634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5604378408406">
                <text:p>0.01956043784084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95685142605548">
                <text:p>0.01956851426055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95765207041283">
                <text:p>0.01957652070412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95844569915532">
                <text:p>0.01958445699155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95923229441776">
                <text:p>0.01959232294417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9600118384715">
                <text:p>0.0196001183847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96154970272714">
                <text:p>0.01961549702727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96230798816336">
                <text:p>0.0196230798816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96305915286145">
                <text:p>0.01963059152861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96380317979011">
                <text:p>0.019638031797901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96454005206031">
                <text:p>0.01964540052060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96526975292629">
                <text:p>0.019652697529262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96599226578643">
                <text:p>0.01965992265786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96670757418421">
                <text:p>0.01966707574184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96741566180912">
                <text:p>0.01967415661809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96811651249754">
                <text:p>0.019681165124975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96881011023368">
                <text:p>0.019688101102336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96949643915044">
                <text:p>0.019694964391504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97017548353032">
                <text:p>0.01970175483530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7084722780629">
                <text:p>0.01970847227806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97151165656267">
                <text:p>0.01971511656562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7216875453599">
                <text:p>0.01972168754535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97281850661585">
                <text:p>0.01972818506615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97346089784577">
                <text:p>0.019734608978457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97409591342405">
                <text:p>0.01974095913424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97472353870458">
                <text:p>0.01974723538704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97534375919769">
                <text:p>0.01975343759197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97595656057097">
                <text:p>0.019759565605709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97656192865007">
                <text:p>0.019765619286500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97715984941951">
                <text:p>0.01977159849419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97775030902349">
                <text:p>0.01977750309023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97833329376667">
                <text:p>0.019783332937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97890879011495">
                <text:p>0.01978908790114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97947678469627">
                <text:p>0.01979476784696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98003726430131">
                <text:p>0.01980037264301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8059021588433">
                <text:p>0.01980590215884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98113562656386">
                <text:p>0.01981135626563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98167348362345">
                <text:p>0.01981673483623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98220377451243">
                <text:p>0.01982203774512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98272648684659">
                <text:p>0.01982726486846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98324160840894">
                <text:p>0.01983241608408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98374912715038">
                <text:p>0.01983749127150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98424903119041">
                <text:p>0.01984249031190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98474130881781">
                <text:p>0.01984741308817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98522594849133">
                <text:p>0.01985225948491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98570293884035">
                <text:p>0.01985702938840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98617226866555">
                <text:p>0.01986172268665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98663392693955">
                <text:p>0.019866339269395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98708790280756">
                <text:p>0.01987087902807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98753418558799">
                <text:p>0.019875341855879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98797276477312">
                <text:p>0.01987972764773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98840363002967">
                <text:p>0.01988403630029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9888267711994">
                <text:p>0.01988826771199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8924217829975">
                <text:p>0.01989242178299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98964984152439">
                <text:p>0.01989649841524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99004975124378">
                <text:p>0.0199004975124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99044189800578">
                <text:p>0.019904418980057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99082627253615">
                <text:p>0.01990826272536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99120286573916">
                <text:p>0.01991202865739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99157166869807">
                <text:p>0.01991571668698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99193267267566">
                <text:p>0.01991932672675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99228586911479">
                <text:p>0.01992285869114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99263124963884">
                <text:p>0.01992631249638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99296880605225">
                <text:p>0.01992968806052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99329853034099">
                <text:p>0.01993298530340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99362041467305">
                <text:p>0.01993620414673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99393445139884">
                <text:p>0.01993934451398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99424063305175">
                <text:p>0.01994240633051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99453895234847">
                <text:p>0.01994538952348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99482940218952">
                <text:p>0.01994829402189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99511197565963">
                <text:p>0.01995111975659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99538666602814">
                <text:p>0.01995386666028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99565346674942">
                <text:p>0.01995653466749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99591237146324">
                <text:p>0.01995912371463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99616337399518">
                <text:p>0.01996163373995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99640646835696">
                <text:p>0.01996406468356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99664164874681">
                <text:p>0.01996641648746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99686890954983">
                <text:p>0.01996868909549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9970882453383">
                <text:p>0.01997088245338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99729965087202">
                <text:p>0.01997299650872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99750312109863">
                <text:p>0.01997503121098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99769865115387">
                <text:p>0.01997698651153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99788623636193">
                <text:p>0.01997886236361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99806587223568">
                <text:p>0.01998065872235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99823755447695">
                <text:p>0.01998237554476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9840127897682">
                <text:p>0.019984012789768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99855704181581">
                <text:p>0.01998557041815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99870483926416">
                <text:p>0.01998704839264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99884466778202">
                <text:p>0.01998844667782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9989765240197">
                <text:p>0.0199897652401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99910040481783">
                <text:p>0.019991004048178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99921630720757">
                <text:p>0.01999216307207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9993242284108">
                <text:p>0.0199932422841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99942416584024">
                <text:p>0.01999424165840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99951611709966">
                <text:p>0.01999516117099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999600079984">
                <text:p>0.019996000799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9996760524795">
                <text:p>0.01999676052479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99974403276381">
                <text:p>0.01999744032763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99980401920612">
                <text:p>0.01999804019206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99985601036725">
                <text:p>0.01999856010367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99990000499975">
                <text:p>0.01999900004999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99993600204793">
                <text:p>0.01999936002047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99996400064799">
                <text:p>0.01999964000647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999984000128">
                <text:p>0.0199998400012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999996000008">
                <text:p>0.0199999600000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999996000008">
                <text:p>0.019999960000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999984000128">
                <text:p>0.019999840001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99996400064799">
                <text:p>0.01999964000647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99993600204793">
                <text:p>0.01999936002047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99990000499975">
                <text:p>0.01999900004999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99985601036725">
                <text:p>0.01999856010367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99980401920612">
                <text:p>0.01999804019206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99974403276381">
                <text:p>0.01999744032763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9996760524795">
                <text:p>0.0199967605247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999600079984">
                <text:p>0.019996000799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99951611709966">
                <text:p>0.01999516117099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99942416584024">
                <text:p>0.01999424165840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9993242284108">
                <text:p>0.01999324228410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99921630720757">
                <text:p>0.01999216307207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99910040481783">
                <text:p>0.01999100404817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9989765240197">
                <text:p>0.0199897652401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99884466778202">
                <text:p>0.01998844667782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99870483926416">
                <text:p>0.01998704839264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99855704181581">
                <text:p>0.01998557041815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99840127897682">
                <text:p>0.01998401278976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99823755447695">
                <text:p>0.01998237554476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99806587223568">
                <text:p>0.019980658722356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99788623636193">
                <text:p>0.01997886236361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99769865115387">
                <text:p>0.01997698651153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99750312109863">
                <text:p>0.01997503121098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99729965087202">
                <text:p>0.01997299650872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9970882453383">
                <text:p>0.0199708824533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99686890954983">
                <text:p>0.0199686890954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99664164874681">
                <text:p>0.019966416487468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9640646835696">
                <text:p>0.01996406468356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99616337399518">
                <text:p>0.01996163373995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99591237146324">
                <text:p>0.01995912371463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99565346674942">
                <text:p>0.019956534667494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99538666602814">
                <text:p>0.019953866660281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99511197565963">
                <text:p>0.01995111975659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99482940218952">
                <text:p>0.019948294021895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99453895234847">
                <text:p>0.01994538952348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99424063305175">
                <text:p>0.01994240633051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99393445139884">
                <text:p>0.01993934451398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99362041467305">
                <text:p>0.01993620414673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99329853034099">
                <text:p>0.019932985303409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99296880605225">
                <text:p>0.01992968806052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99263124963884">
                <text:p>0.01992631249638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99228586911479">
                <text:p>0.01992285869114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99193267267566">
                <text:p>0.01991932672675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99157166869807">
                <text:p>0.01991571668698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99120286573916">
                <text:p>0.01991202865739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99082627253615">
                <text:p>0.01990826272536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99044189800578">
                <text:p>0.019904418980057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99004975124378">
                <text:p>0.019900497512437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98964984152439">
                <text:p>0.01989649841524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98924217829975">
                <text:p>0.01989242178299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9888267711994">
                <text:p>0.0198882677119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98840363002967">
                <text:p>0.01988403630029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98797276477312">
                <text:p>0.01987972764773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98753418558799">
                <text:p>0.01987534185587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98708790280756">
                <text:p>0.01987087902807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98663392693955">
                <text:p>0.019866339269395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98617226866555">
                <text:p>0.01986172268665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98570293884035">
                <text:p>0.01985702938840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98522594849133">
                <text:p>0.01985225948491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98474130881781">
                <text:p>0.01984741308817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98424903119041">
                <text:p>0.01984249031190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98374912715038">
                <text:p>0.01983749127150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98324160840894">
                <text:p>0.01983241608408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98272648684659">
                <text:p>0.01982726486846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98220377451243">
                <text:p>0.01982203774512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98167348362345">
                <text:p>0.01981673483623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98113562656386">
                <text:p>0.01981135626563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98059021588433">
                <text:p>0.01980590215884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98003726430131">
                <text:p>0.01980037264301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97947678469627">
                <text:p>0.01979476784696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97890879011495">
                <text:p>0.01978908790114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97833329376667">
                <text:p>0.019783332937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97775030902349">
                <text:p>0.01977750309023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97715984941951">
                <text:p>0.01977159849419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97656192865007">
                <text:p>0.019765619286500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97595656057097">
                <text:p>0.01975956560570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197534375919769">
                <text:p>0.01975343759197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197472353870458">
                <text:p>0.019747235387045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97409591342405">
                <text:p>0.01974095913424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197346089784577">
                <text:p>0.01973460897845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197281850661585">
                <text:p>0.01972818506615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197216875453599">
                <text:p>0.01972168754535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197151165656267">
                <text:p>0.01971511656562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197084722780629">
                <text:p>0.01970847227806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197017548353032">
                <text:p>0.01970175483530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196949643915044">
                <text:p>0.019694964391504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196881011023368">
                <text:p>0.01968810110233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196811651249754">
                <text:p>0.01968116512497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96741566180912">
                <text:p>0.01967415661809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196670757418421">
                <text:p>0.01966707574184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196599226578643">
                <text:p>0.019659922657864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196526975292629">
                <text:p>0.01965269752926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196454005206031">
                <text:p>0.01964540052060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196380317979011">
                <text:p>0.01963803179790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196305915286145">
                <text:p>0.01963059152861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196230798816336">
                <text:p>0.01962307988163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196154970272714">
                <text:p>0.01961549702727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19600118384715">
                <text:p>0.0196001183847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95923229441776">
                <text:p>0.01959232294417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195844569915532">
                <text:p>0.019584456991553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195765207041283">
                <text:p>0.01957652070412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195685142605548">
                <text:p>0.019568514260554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95604378408406">
                <text:p>0.01956043784084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195522916263401">
                <text:p>0.01955229162634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95440757997436">
                <text:p>0.01954407579974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195357905450681">
                <text:p>0.019535790545068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195274360476469">
                <text:p>0.01952743604764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195190124941199">
                <text:p>0.01951901249411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95105200724231">
                <text:p>0.01951052007242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195019589717787">
                <text:p>0.019501958971778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194933293826852">
                <text:p>0.01949332938268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94846314969068">
                <text:p>0.01948463149690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194758655074632">
                <text:p>0.01947586550746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194670316086192">
                <text:p>0.01946703160861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94581299958749">
                <text:p>0.01945812999587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194491608659544">
                <text:p>0.01944916086595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194401244167963">
                <text:p>0.0194401244167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194310208475423">
                <text:p>0.01943102084754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194218503585274">
                <text:p>0.019421850358527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194126131512689">
                <text:p>0.01941261315126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194033094284561">
                <text:p>0.01940330942845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193939393939394">
                <text:p>0.01939393939393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193845032527196">
                <text:p>0.01938450325271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193750012109376">
                <text:p>0.01937500121093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193654334758629">
                <text:p>0.019365433475862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193558002558837">
                <text:p>0.019355800255883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193461017604953">
                <text:p>0.019346101760495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193363382002897">
                <text:p>0.01933633820028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193265097869446">
                <text:p>0.01932650978694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193166167332124">
                <text:p>0.01931661673321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193066592529095">
                <text:p>0.01930665925290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19296637560905">
                <text:p>0.0192966375609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192865518731099">
                <text:p>0.019286551873109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192764024064661">
                <text:p>0.019276402406466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192661893789351">
                <text:p>0.019266189378935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192559130094874">
                <text:p>0.019255913009487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192455735180908">
                <text:p>0.01924557351809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192351711256999">
                <text:p>0.01923517112569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192247060542444">
                <text:p>0.01922470605424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192141785266184">
                <text:p>0.01921417852661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192035887666687">
                <text:p>0.019203588766668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191929369991843">
                <text:p>0.01919293699918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191822234498845">
                <text:p>0.01918222344988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191714483454082">
                <text:p>0.019171448345408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91606119133021">
                <text:p>0.019160611913302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1914971438201">
                <text:p>0.019149714382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191387559808612">
                <text:p>0.01913875598086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191277369400594">
                <text:p>0.01912773694005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191166574906711">
                <text:p>0.019116657490671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191055178646145">
                <text:p>0.019105517864614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190943182946482">
                <text:p>0.01909431829464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1908305901436">
                <text:p>0.019083059014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190717402581551">
                <text:p>0.01907174025815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190603622612451">
                <text:p>0.01906036226124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190489252596369">
                <text:p>0.01904892525963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190374294901205">
                <text:p>0.019037429490120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190258751902588">
                <text:p>0.019025875190258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19014262598375">
                <text:p>0.01901426259837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190025919535425">
                <text:p>0.01900259195354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189908634955723">
                <text:p>0.01899086349557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89790774650026">
                <text:p>0.018979077465002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89672341030869">
                <text:p>0.018967234103086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89553336517829">
                <text:p>0.01895533365178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18943376353741">
                <text:p>0.0189433763537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8931362452293">
                <text:p>0.0189313624522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189192921914405">
                <text:p>0.01891929219144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89071658158442">
                <text:p>0.018907165815844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88949835708118">
                <text:p>0.01889498357081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88827457022871">
                <text:p>0.01888274570228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88704524568386">
                <text:p>0.01887045245683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8858104081648">
                <text:p>0.0188581040816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88457008244994">
                <text:p>0.018845700824499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88332429337673">
                <text:p>0.01883324293376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88207306584056">
                <text:p>0.018820730658405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88081642479367">
                <text:p>0.01880816424793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87955439524398">
                <text:p>0.01879554395243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87828700225394">
                <text:p>0.01878287002253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8770142709395">
                <text:p>0.0187701427093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187573622646889">
                <text:p>0.01875736226468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87445289406155">
                <text:p>0.01874452894061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87316429898699">
                <text:p>0.01873164298986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87187046656371">
                <text:p>0.01871870466563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87057142215804">
                <text:p>0.01870571422158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86926719118304">
                <text:p>0.018692671911830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8679577990974">
                <text:p>0.0186795779909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86664327140433">
                <text:p>0.01866643271404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86532363365044">
                <text:p>0.018653236336504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86399891142464">
                <text:p>0.018639989114246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86266913035704">
                <text:p>0.01862669130357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86133431611785">
                <text:p>0.01861334316117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8599944944163">
                <text:p>0.0185999449441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85864969099949">
                <text:p>0.01858649690999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85729993165136">
                <text:p>0.01857299931651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85594524219157">
                <text:p>0.01855945242191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85458564847442">
                <text:p>0.01854585648474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85322117638774">
                <text:p>0.01853221176387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85047770081847">
                <text:p>0.01850477700818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84909874926961">
                <text:p>0.018490987492696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84771502321654">
                <text:p>0.01847715023216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84632654869871">
                <text:p>0.01846326548698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84493335178267">
                <text:p>0.01844933351782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84353545856101">
                <text:p>0.01843535458561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84213289515132">
                <text:p>0.018421328951513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84072568769512">
                <text:p>0.01840725687695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83931386235679">
                <text:p>0.018393138623567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83789744532255">
                <text:p>0.01837897445322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83647646279941">
                <text:p>0.018364764627994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83505094101412">
                <text:p>0.01835050941014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83362090621212">
                <text:p>0.0183362090621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83218638465654">
                <text:p>0.01832186384656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83074740262712">
                <text:p>0.018307474026271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182930398641925">
                <text:p>0.01829303986419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182785616234287">
                <text:p>0.01827856162342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182640395672153">
                <text:p>0.018264039567215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82494739589131">
                <text:p>0.018249473958913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182348650619985">
                <text:p>0.018234865061998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82202131400533">
                <text:p>0.018220213140053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82055184567546">
                <text:p>0.018205518456754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8190781275865">
                <text:p>0.0181907812758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81760018612226">
                <text:p>0.01817600186122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18161180476731">
                <text:p>0.0181611804767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81463173863496">
                <text:p>0.01814631738634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181314128540838">
                <text:p>0.01813141285408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181164671439752">
                <text:p>0.018116467143975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181014805200917">
                <text:p>0.01810148052009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80864532465184">
                <text:p>0.01808645324651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180713855873471">
                <text:p>0.018071385587347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180562778066678">
                <text:p>0.01805627780666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180411301685583">
                <text:p>0.01804113016855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18025942937075">
                <text:p>0.0180259429370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180107163762439">
                <text:p>0.01801071637624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179954507500504">
                <text:p>0.017995450750050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179801463224308">
                <text:p>0.01798014632243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179648033572625">
                <text:p>0.01796480335726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179494221183549">
                <text:p>0.017949422118354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179340028694405">
                <text:p>0.01793400286944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179185458741652">
                <text:p>0.017918545874165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179030513960799">
                <text:p>0.01790305139607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178875196986311">
                <text:p>0.01788751969863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178719510451517">
                <text:p>0.01787195104515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178563456988527">
                <text:p>0.01785634569885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7840703922814">
                <text:p>0.0178407039228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178250259799754">
                <text:p>0.01782502597997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78093121331282">
                <text:p>0.01780931213312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77935626449063">
                <text:p>0.01779356264490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177777777777778">
                <text:p>0.01777777777777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77619577940359">
                <text:p>0.017761957794035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177461029557909">
                <text:p>0.01774610295579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177302135249615">
                <text:p>0.01773021352496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177142897632662">
                <text:p>0.01771428976326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176983319322154">
                <text:p>0.01769833193221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176823402931025">
                <text:p>0.01768234029310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17666315106996">
                <text:p>0.0176663151069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176502566347315">
                <text:p>0.01765025663473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176341651369028">
                <text:p>0.017634165136902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176180408738548">
                <text:p>0.01761804087385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176018841056747">
                <text:p>0.017601884105674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175856950921842">
                <text:p>0.017585695092184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17569474092932">
                <text:p>0.01756947409293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175532213671853">
                <text:p>0.01755322136718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175369371739226">
                <text:p>0.01753693717392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175206217718254">
                <text:p>0.01752062177182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175042754192712">
                <text:p>0.017504275419271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17487898374325">
                <text:p>0.0174878983743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74714908947325">
                <text:p>0.01747149089473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174550532379124">
                <text:p>0.01745505323791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174385856609486">
                <text:p>0.017438585660948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74220884205832">
                <text:p>0.01742208842058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17405561773209">
                <text:p>0.01740556177320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173890059748625">
                <text:p>0.01738900597486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73724212812161">
                <text:p>0.01737242128121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173558079475716">
                <text:p>0.01735580794757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173391662288527">
                <text:p>0.01733916622885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173224963795983">
                <text:p>0.017322496379598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7305798653955">
                <text:p>0.0173057986539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72890733056708">
                <text:p>0.01728907330567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17272320588088">
                <text:p>0.01727232058808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172555407541362">
                <text:p>0.01725554075413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172387340563258">
                <text:p>0.01723873405632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172219007467416">
                <text:p>0.017221900746741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172050410770356">
                <text:p>0.017205041077035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171881552984208">
                <text:p>0.01718815529842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171712436616647">
                <text:p>0.01717124366166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171543064170829">
                <text:p>0.01715430641708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171373438145328">
                <text:p>0.01713734381453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17120356103407">
                <text:p>0.0171203561034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171033435326272">
                <text:p>0.017103343532627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170863063506383">
                <text:p>0.017086306350638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170692448054021">
                <text:p>0.017069244805402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170521591443909">
                <text:p>0.017052159144390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17035049614582">
                <text:p>0.01703504961458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170179164624517">
                <text:p>0.01701791646245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17000759933969">
                <text:p>0.01700075993396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169835802745905">
                <text:p>0.016983580274590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169663777292539">
                <text:p>0.01696637772925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69491525423729">
                <text:p>0.01694915254237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